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5.36pt"/>
    </style:style>
    <style:style style:name="co5" style:family="table-column">
      <style:table-column-properties fo:break-before="auto" style:column-width="107.6pt"/>
    </style:style>
    <style:style style:name="co6" style:family="table-column">
      <style:table-column-properties fo:break-before="auto" style:column-width="97.09pt"/>
    </style:style>
    <style:style style:name="co7" style:family="table-column">
      <style:table-column-properties fo:break-before="auto" style:column-width="72.34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3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50:4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26338597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81077439946118" calcext:value-type="float">
            <text:p>-2.810774399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46933670954172" calcext:value-type="float">
            <text:p>-3.469336709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35506102935345" calcext:value-type="float">
            <text:p>-3.355061029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52946328375914" calcext:value-type="float">
            <text:p>-3.529463283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68558770133971" calcext:value-type="float">
            <text:p>-4.685587701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32046274971065" calcext:value-type="float">
            <text:p>-4.32046274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97795974169921" calcext:value-type="float">
            <text:p>-4.977959741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76708437026098" calcext:value-type="float">
            <text:p>-4.767084370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.57942945155453" calcext:value-type="float">
            <text:p>-5.579429451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57594538694246" calcext:value-type="float">
            <text:p>-5.575945386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72895313077933" calcext:value-type="float">
            <text:p>-5.728953130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71198734535796" calcext:value-type="float">
            <text:p>-4.711987345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7.29588235793929" calcext:value-type="float">
            <text:p>-7.295882357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.74486521021178" calcext:value-type="float">
            <text:p>-5.744865210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7.34560377491393" calcext:value-type="float">
            <text:p>-7.3456037749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7.01637718188996" calcext:value-type="float">
            <text:p>-7.016377181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11416558526083" calcext:value-type="float">
            <text:p>-8.1141655853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9.91688701553853" calcext:value-type="float">
            <text:p>-9.916887015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.89107290737608" calcext:value-type="float">
            <text:p>-8.891072907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7.79276124852997" calcext:value-type="float">
            <text:p>-7.7927612485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9.56347370941062" calcext:value-type="float">
            <text:p>-9.563473709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9.84660265046227" calcext:value-type="float">
            <text:p>-9.846602650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1.3897724132687" calcext:value-type="float">
            <text:p>-11.389772413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2.6959442638603" calcext:value-type="float">
            <text:p>-12.695944263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0.0630644223192" calcext:value-type="float">
            <text:p>-10.063064422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0.1223096505902" calcext:value-type="float">
            <text:p>-10.122309650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3.2571312192092" calcext:value-type="float">
            <text:p>-13.257131219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2.932968841834" calcext:value-type="float">
            <text:p>-12.9329688418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10.8544621636505" calcext:value-type="float">
            <text:p>-10.854462163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3.1324786430563" calcext:value-type="float">
            <text:p>-13.132478643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3.3278452659964" calcext:value-type="float">
            <text:p>-13.32784526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1.3642697915374" calcext:value-type="float">
            <text:p>-11.364269791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4.5113449260945" calcext:value-type="float">
            <text:p>-14.511344926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2.8552183732481" calcext:value-type="float">
            <text:p>-12.855218373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4.4200283231402" calcext:value-type="float">
            <text:p>-14.420028323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9.3965147058582" calcext:value-type="float">
            <text:p>-19.396514705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3.2069037772186" calcext:value-type="float">
            <text:p>-13.206903777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3.2222401915888" calcext:value-type="float">
            <text:p>-13.22224019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5.6958116923609" calcext:value-type="float">
            <text:p>-15.695811692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2.0546712438001" calcext:value-type="float">
            <text:p>-12.054671243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6.472513616572" calcext:value-type="float">
            <text:p>-16.472513616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8.5504966236517" calcext:value-type="float">
            <text:p>-18.550496623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2.6071925394032" calcext:value-type="float">
            <text:p>-12.607192539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1.8892199524443" calcext:value-type="float">
            <text:p>-21.889219952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5.7947100498107" calcext:value-type="float">
            <text:p>-15.7947100498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5.5330985309429" calcext:value-type="float">
            <text:p>-15.533098530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3.695122771541" calcext:value-type="float">
            <text:p>-13.695122771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8.617126197665" calcext:value-type="float">
            <text:p>-18.617126197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1.7694357964003" calcext:value-type="float">
            <text:p>-21.769435796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3.5123523631305" calcext:value-type="float">
            <text:p>-13.512352363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1.6759666065452" calcext:value-type="float">
            <text:p>-21.6759666065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9.495561398877" calcext:value-type="float">
            <text:p>-19.495561398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2.5840250637887" calcext:value-type="float">
            <text:p>-12.584025063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7.0624980477198" calcext:value-type="float">
            <text:p>-17.062498047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5.0943116350486" calcext:value-type="float">
            <text:p>-15.09431163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1.1568837337749" calcext:value-type="float">
            <text:p>-21.156883733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5.5091603115474" calcext:value-type="float">
            <text:p>-15.509160311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6.1477262189696" calcext:value-type="float">
            <text:p>-16.14772621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21.866059724205" calcext:value-type="float">
            <text:p>-21.8660597242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21.8475830311865" calcext:value-type="float">
            <text:p>-21.847583031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4.7014499200131" calcext:value-type="float">
            <text:p>-14.7014499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21.4948480943755" calcext:value-type="float">
            <text:p>-21.494848094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7.6217165342282" calcext:value-type="float">
            <text:p>-17.621716534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8.4612067672039" calcext:value-type="float">
            <text:p>-18.4612067672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4.9937004717428" calcext:value-type="float">
            <text:p>-14.993700471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8.3281921732741" calcext:value-type="float">
            <text:p>-18.328192173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3.429949612589" calcext:value-type="float">
            <text:p>-13.4299496126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20.2947079748878" calcext:value-type="float">
            <text:p>-20.294707974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7.6190268427175" calcext:value-type="float">
            <text:p>-17.619026842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21.8024402306297" calcext:value-type="float">
            <text:p>-21.802440230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0.9684055031502" calcext:value-type="float">
            <text:p>-10.968405503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23.8988447881974" calcext:value-type="float">
            <text:p>-23.898844788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9.6952881913226" calcext:value-type="float">
            <text:p>-19.695288191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6.5844704576562" calcext:value-type="float">
            <text:p>-16.584470457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20.6919521077048" calcext:value-type="float">
            <text:p>-20.691952107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7.6095824840289" calcext:value-type="float">
            <text:p>-17.60958248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6.8785514159415" calcext:value-type="float">
            <text:p>-16.878551415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7.222542616799" calcext:value-type="float">
            <text:p>-17.222542616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7.5609882358765" calcext:value-type="float">
            <text:p>-17.560988235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20.1156179203177" calcext:value-type="float">
            <text:p>-20.115617920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9.6158037463003" calcext:value-type="float">
            <text:p>-19.6158037463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8.7210061145926" calcext:value-type="float">
            <text:p>-18.7210061146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8.9556232559798" calcext:value-type="float">
            <text:p>-18.95562325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27.6940926096164" calcext:value-type="float">
            <text:p>-27.694092609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3.7699077614614" calcext:value-type="float">
            <text:p>-13.769907761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20.8006196800727" calcext:value-type="float">
            <text:p>-20.8006196801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24.2179234502807" calcext:value-type="float">
            <text:p>-24.217923450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8.5885462482586" calcext:value-type="float">
            <text:p>-18.588546248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9.3777739558014" calcext:value-type="float">
            <text:p>-19.377773955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5.4972536578166" calcext:value-type="float">
            <text:p>-15.497253657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5.0059521279031" calcext:value-type="float">
            <text:p>-15.005952127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9.0158365841495" calcext:value-type="float">
            <text:p>-19.015836584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8.0455314797605" calcext:value-type="float">
            <text:p>-18.045531479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5.7850806414558" calcext:value-type="float">
            <text:p>-15.785080641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2.7536036181698" calcext:value-type="float">
            <text:p>-12.7536036182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6.1563008326104" calcext:value-type="float">
            <text:p>-16.156300832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20.4748328194664" calcext:value-type="float">
            <text:p>-20.474832819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9.6033526191467" calcext:value-type="float">
            <text:p>-19.603352619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6.912065928229" calcext:value-type="float">
            <text:p>-16.912065928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20.756215414337" calcext:value-type="float">
            <text:p>-20.7562154143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0.9326609877923" calcext:value-type="float">
            <text:p>-20.932660987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5.4739374668719" calcext:value-type="float">
            <text:p>-15.473937466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6.2505618760198" calcext:value-type="float">
            <text:p>-16.25056187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22.4250147816409" calcext:value-type="float">
            <text:p>-22.425014781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9.836007117885" calcext:value-type="float">
            <text:p>-19.836007117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3.6162605015756" calcext:value-type="float">
            <text:p>-23.616260501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0.5587319630697" calcext:value-type="float">
            <text:p>-20.558731963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8.0845850893536" calcext:value-type="float">
            <text:p>-18.0845850894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1.9724004621185" calcext:value-type="float">
            <text:p>-21.972400462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22.2502792323329" calcext:value-type="float">
            <text:p>-22.250279232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2.935819105162" calcext:value-type="float">
            <text:p>-22.935819105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8.7844027547652" calcext:value-type="float">
            <text:p>-28.784402754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5.7511665845908" calcext:value-type="float">
            <text:p>-15.751166584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22.0131735042446" calcext:value-type="float">
            <text:p>-22.013173504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.1297331640056" calcext:value-type="float">
            <text:p>-13.129733164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5.829537789976" calcext:value-type="float">
            <text:p>-15.8295377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22.3508464007776" calcext:value-type="float">
            <text:p>-22.350846400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21.872740932078" calcext:value-type="float">
            <text:p>-21.872740932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7.3549968658848" calcext:value-type="float">
            <text:p>-17.354996865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5.0677703893108" calcext:value-type="float">
            <text:p>-25.0677703893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22.9307984640679" calcext:value-type="float">
            <text:p>-22.9307984641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23.1008732475157" calcext:value-type="float">
            <text:p>-23.100873247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24.2151487582771" calcext:value-type="float">
            <text:p>-24.215148758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6.6189845367417" calcext:value-type="float">
            <text:p>-16.618984536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5.6588682867299" calcext:value-type="float">
            <text:p>-35.658868286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26.8660275760483" calcext:value-type="float">
            <text:p>-26.86602757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0.1134353861706" calcext:value-type="float">
            <text:p>-30.113435386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27.9502546813866" calcext:value-type="float">
            <text:p>-27.950254681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0.2946191920422" calcext:value-type="float">
            <text:p>-30.29461919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7.3047840714212" calcext:value-type="float">
            <text:p>-17.304784071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5.5812684379035" calcext:value-type="float">
            <text:p>-25.581268437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20.9296494968215" calcext:value-type="float">
            <text:p>-20.929649496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2.1179999973015" calcext:value-type="float">
            <text:p>-22.1179999973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9.6596336080431" calcext:value-type="float">
            <text:p>-19.65963360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29.693076696412" calcext:value-type="float">
            <text:p>-29.693076696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9.265822994997" calcext:value-type="float">
            <text:p>-19.265822995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21.1357152472992" calcext:value-type="float">
            <text:p>-21.135715247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26.5882623819685" calcext:value-type="float">
            <text:p>-26.58826238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3.4743752854414" calcext:value-type="float">
            <text:p>-23.474375285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20.4987030738099" calcext:value-type="float">
            <text:p>-20.498703073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8.8649554296583" calcext:value-type="float">
            <text:p>-18.8649554297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0.5293931956221" calcext:value-type="float">
            <text:p>-30.529393195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5.4482330527674" calcext:value-type="float">
            <text:p>-25.4482330528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6.081296865566" calcext:value-type="float">
            <text:p>-26.081296865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4.7535702501933" calcext:value-type="float">
            <text:p>-24.753570250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2.6620067668941" calcext:value-type="float">
            <text:p>-22.662006766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3.8415650203764" calcext:value-type="float">
            <text:p>-23.841565020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5.7736714002236" calcext:value-type="float">
            <text:p>-25.7736714002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27.5454753736465" calcext:value-type="float">
            <text:p>-27.545475373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1.1308975041851" calcext:value-type="float">
            <text:p>-31.130897504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6.4415074230661" calcext:value-type="float">
            <text:p>-26.441507423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25.7658024703384" calcext:value-type="float">
            <text:p>-25.765802470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4.1356230042305" calcext:value-type="float">
            <text:p>-14.135623004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9.564547065541" calcext:value-type="float">
            <text:p>-19.564547065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7.5468569675216" calcext:value-type="float">
            <text:p>-17.546856967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1.3990973298629" calcext:value-type="float">
            <text:p>-21.399097329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9.0811495393566" calcext:value-type="float">
            <text:p>-19.0811495394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6.913376226543" calcext:value-type="float">
            <text:p>-16.913376226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7.450510440772" calcext:value-type="float">
            <text:p>-17.450510440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7.4228379222894" calcext:value-type="float">
            <text:p>-17.422837922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22.1488983186163" calcext:value-type="float">
            <text:p>-22.148898318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5.9308962572458" calcext:value-type="float">
            <text:p>-15.930896257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6.6956544895667" calcext:value-type="float">
            <text:p>-16.695654489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8.357552445893" calcext:value-type="float">
            <text:p>-18.357552445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8.2230337554652" calcext:value-type="float">
            <text:p>-18.223033755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4.8057704584323" calcext:value-type="float">
            <text:p>-14.805770458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20.590988191291" calcext:value-type="float">
            <text:p>-20.590988191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3.9108995184834" calcext:value-type="float">
            <text:p>-13.910899518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8.0972269224795" calcext:value-type="float">
            <text:p>-18.097226922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4.9216355765183" calcext:value-type="float">
            <text:p>-14.921635576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4.2888866101872" calcext:value-type="float">
            <text:p>-14.288886610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5.1290901121104" calcext:value-type="float">
            <text:p>-15.129090112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7688671003538" calcext:value-type="float">
            <text:p>-14.7688671004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7.3908837875266" calcext:value-type="float">
            <text:p>-17.390883787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0.1314073149545" calcext:value-type="float">
            <text:p>-10.13140731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2.9048970564851" calcext:value-type="float">
            <text:p>-12.904897056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3.2865485120395" calcext:value-type="float">
            <text:p>-13.28654851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1.012175059684" calcext:value-type="float">
            <text:p>-11.012175059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2.0519407815265" calcext:value-type="float">
            <text:p>-12.051940781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0.4401406362202" calcext:value-type="float">
            <text:p>-10.440140636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8.42632563889828" calcext:value-type="float">
            <text:p>-8.426325638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9.85023267240446" calcext:value-type="float">
            <text:p>-9.850232672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1.2215806229609" calcext:value-type="float">
            <text:p>-11.221580623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9.37860573721821" calcext:value-type="float">
            <text:p>-9.378605737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8.97711878136816" calcext:value-type="float">
            <text:p>-8.977118781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0.2979599405177" calcext:value-type="float">
            <text:p>-10.2979599405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9.74260179886799" calcext:value-type="float">
            <text:p>-9.742601798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7.92176407124657" calcext:value-type="float">
            <text:p>-7.921764071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9.9978717521469" calcext:value-type="float">
            <text:p>-9.9978717521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0.9223058578153" calcext:value-type="float">
            <text:p>-10.922305857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8.71574860874546" calcext:value-type="float">
            <text:p>-8.715748608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9.17120327603508" calcext:value-type="float">
            <text:p>-9.17120327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7.53798167844646" calcext:value-type="float">
            <text:p>-7.537981678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8.05985479178529" calcext:value-type="float">
            <text:p>-8.059854791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8.1844217033337" calcext:value-type="float">
            <text:p>-8.1844217033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8.1562763395792" calcext:value-type="float">
            <text:p>-8.156276339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7.37083036837473" calcext:value-type="float">
            <text:p>-7.370830368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8.61178697532455" calcext:value-type="float">
            <text:p>-8.611786975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.9821208631726" calcext:value-type="float">
            <text:p>-7.982120863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5.20698441903079" calcext:value-type="float">
            <text:p>-5.20698441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9.05460509802747" calcext:value-type="float">
            <text:p>-9.054605098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6.89678411464769" calcext:value-type="float">
            <text:p>-6.896784114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6.15661812735852" calcext:value-type="float">
            <text:p>-6.156618127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7.862420808498" calcext:value-type="float">
            <text:p>-7.862420808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6.6849213355299" calcext:value-type="float">
            <text:p>-6.6849213355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5.77471630950105" calcext:value-type="float">
            <text:p>-5.774716309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7.04437150037651" calcext:value-type="float">
            <text:p>-7.044371500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04993984161786" calcext:value-type="float">
            <text:p>-6.049939841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6.22284123672305" calcext:value-type="float">
            <text:p>-6.222841236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.45923099057857" calcext:value-type="float">
            <text:p>-5.459230990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5.97670736057599" calcext:value-type="float">
            <text:p>-5.9767073606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.36613569367989" calcext:value-type="float">
            <text:p>-5.366135693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.37289576272877" calcext:value-type="float">
            <text:p>-5.372895762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68055545453629" calcext:value-type="float">
            <text:p>-5.6805554545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.07691952628922" calcext:value-type="float">
            <text:p>-5.0769195263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64899943309373" calcext:value-type="float">
            <text:p>-4.6489994331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30733190508356" calcext:value-type="float">
            <text:p>-4.307331905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29367503156224" calcext:value-type="float">
            <text:p>-4.293675031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.52165647349215" calcext:value-type="float">
            <text:p>-5.521656473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.53104546388551" calcext:value-type="float">
            <text:p>-4.531045463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03702858948467" calcext:value-type="float">
            <text:p>-5.037028589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.16647675502653" calcext:value-type="float">
            <text:p>-5.16647675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4.04966277872949" calcext:value-type="float">
            <text:p>-4.0496627787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.01736513900874" calcext:value-type="float">
            <text:p>-4.01736513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78299969078967" calcext:value-type="float">
            <text:p>-5.782999690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4.63230472658534" calcext:value-type="float">
            <text:p>-4.632304726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56904597521884" calcext:value-type="float">
            <text:p>-4.5690459752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.51033012938193" calcext:value-type="float">
            <text:p>-4.510330129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74013731199416" calcext:value-type="float">
            <text:p>-4.740137312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80913180172811" calcext:value-type="float">
            <text:p>-3.809131801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52959069995627" calcext:value-type="float">
            <text:p>-4.529590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29488171087581" calcext:value-type="float">
            <text:p>-4.294881710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27732062719289" calcext:value-type="float">
            <text:p>-3.277320627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4.55399639827264" calcext:value-type="float">
            <text:p>-4.553996398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11672117857508" calcext:value-type="float">
            <text:p>-4.1167211786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99191793311284" calcext:value-type="float">
            <text:p>-3.9919179331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5.30122164127785" calcext:value-type="float">
            <text:p>-5.301221641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.82939659308722" calcext:value-type="float">
            <text:p>-4.8293965931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5.06294737957715" calcext:value-type="float">
            <text:p>-5.062947379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.01262863605113" calcext:value-type="float">
            <text:p>-4.0126286361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99577589815644" calcext:value-type="float">
            <text:p>-3.995775898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44535215136679" calcext:value-type="float">
            <text:p>-4.445352151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56063783247123" calcext:value-type="float">
            <text:p>-4.560637832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4.04236152316234" calcext:value-type="float">
            <text:p>-4.042361523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94806831492338" calcext:value-type="float">
            <text:p>-3.948068314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30191277674359" calcext:value-type="float">
            <text:p>-3.3019127767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16226439625362" calcext:value-type="float">
            <text:p>-4.162264396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0435053150711" calcext:value-type="float">
            <text:p>-4.043505315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64015750071151" calcext:value-type="float">
            <text:p>-3.6401575007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90655807927634" calcext:value-type="float">
            <text:p>-3.9065580793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5983220702865" calcext:value-type="float">
            <text:p>-4.5983220703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81513671748896" calcext:value-type="float">
            <text:p>-3.815136717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4752939679753" calcext:value-type="float">
            <text:p>-3.47529396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52899020168454" calcext:value-type="float">
            <text:p>-4.528990201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85308091842258" calcext:value-type="float">
            <text:p>-3.8530809184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40659976038025" calcext:value-type="float">
            <text:p>-3.4065997604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.19542352074136" calcext:value-type="float">
            <text:p>-4.195423520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.17919407627506" calcext:value-type="float">
            <text:p>-4.179194076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82621113682654" calcext:value-type="float">
            <text:p>-3.826211136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10749150301578" calcext:value-type="float">
            <text:p>-4.10749150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16913173112773" calcext:value-type="float">
            <text:p>-4.169131731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43994400182613" calcext:value-type="float">
            <text:p>-3.4399440018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07770014144291" calcext:value-type="float">
            <text:p>-4.077700141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85253874897487" calcext:value-type="float">
            <text:p>-3.85253874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40811262512228" calcext:value-type="float">
            <text:p>-4.408112625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.02453571829773" calcext:value-type="float">
            <text:p>-4.024535718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358429685999" calcext:value-type="float">
            <text:p>-4.35842968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41748746914021" calcext:value-type="float">
            <text:p>-4.417487469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71261611005288" calcext:value-type="float">
            <text:p>-3.712616110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2973115359542" calcext:value-type="float">
            <text:p>-4.29731153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95540529067056" calcext:value-type="float">
            <text:p>-3.955405290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47321811876651" calcext:value-type="float">
            <text:p>-4.473218118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08589557805861" calcext:value-type="float">
            <text:p>-4.085895578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41255960997839" calcext:value-type="float">
            <text:p>-4.41255961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77645146647496" calcext:value-type="float">
            <text:p>-3.776451466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59320900484975" calcext:value-type="float">
            <text:p>-4.593209004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4418647528097" calcext:value-type="float">
            <text:p>-4.441864752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37545440801077" calcext:value-type="float">
            <text:p>-4.37545440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2836741697469" calcext:value-type="float">
            <text:p>-4.283674169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24737967629945" calcext:value-type="float">
            <text:p>-4.247379676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45735554696115" calcext:value-type="float">
            <text:p>-4.45735554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.90786030990769" calcext:value-type="float">
            <text:p>-4.907860309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18212418593117" calcext:value-type="float">
            <text:p>-5.182124185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66862030042324" calcext:value-type="float">
            <text:p>-4.668620300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19898360860192" calcext:value-type="float">
            <text:p>-5.198983608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78370227052997" calcext:value-type="float">
            <text:p>-4.783702270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34601921653003" calcext:value-type="float">
            <text:p>-4.346019216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.23222323337155" calcext:value-type="float">
            <text:p>-5.2322232334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20596193251249" calcext:value-type="float">
            <text:p>-4.205961932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.65396661050944" calcext:value-type="float">
            <text:p>-4.653966610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.45694481563836" calcext:value-type="float">
            <text:p>-4.456944815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4.59504049162538" calcext:value-type="float">
            <text:p>-4.595040491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4.82320971645188" calcext:value-type="float">
            <text:p>-4.823209716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07733671189818" calcext:value-type="float">
            <text:p>-5.077336711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.8459600057663" calcext:value-type="float">
            <text:p>-4.8459600058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55779953139743" calcext:value-type="float">
            <text:p>-4.557799531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4.84880332833707" calcext:value-type="float">
            <text:p>-4.848803328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4.96076506855603" calcext:value-type="float">
            <text:p>-4.960765068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.35534687165067" calcext:value-type="float">
            <text:p>-5.355346871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28077078469361" calcext:value-type="float">
            <text:p>-5.280770784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.98755648530569" calcext:value-type="float">
            <text:p>-4.987556485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47256995814331" calcext:value-type="float">
            <text:p>-5.472569958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4.66283551375158" calcext:value-type="float">
            <text:p>-4.662835513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17038542856256" calcext:value-type="float">
            <text:p>-5.1703854286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4.60817240621383" calcext:value-type="float">
            <text:p>-4.608172406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25478666349342" calcext:value-type="float">
            <text:p>-5.2547866635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.61396404388362" calcext:value-type="float">
            <text:p>-5.613964043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05032777745185" calcext:value-type="float">
            <text:p>-5.0503277775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.6297654366794" calcext:value-type="float">
            <text:p>-5.629765436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.45417086844951" calcext:value-type="float">
            <text:p>-5.4541708684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39893285756547" calcext:value-type="float">
            <text:p>-5.398932857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12039475289631" calcext:value-type="float">
            <text:p>-5.1203947529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24839609353039" calcext:value-type="float">
            <text:p>-5.248396093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08958788075346" calcext:value-type="float">
            <text:p>-5.0895878808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.54522807974691" calcext:value-type="float">
            <text:p>-4.545228079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40712307477257" calcext:value-type="float">
            <text:p>-5.407123074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5.88271688222307" calcext:value-type="float">
            <text:p>-5.8827168822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25005537606058" calcext:value-type="float">
            <text:p>-5.2500553761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.60620427718034" calcext:value-type="float">
            <text:p>-5.60620427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47682364993387" calcext:value-type="float">
            <text:p>-5.476823649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37007816031363" calcext:value-type="float">
            <text:p>-5.370078160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81084642131214" calcext:value-type="float">
            <text:p>-5.8108464213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76271682684599" calcext:value-type="float">
            <text:p>-5.762716826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5.97016996112179" calcext:value-type="float">
            <text:p>-5.970169961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.83366711256961" calcext:value-type="float">
            <text:p>-5.833667112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74104237100477" calcext:value-type="float">
            <text:p>-5.74104237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6.51516693673133" calcext:value-type="float">
            <text:p>-6.515166936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1008663212932" calcext:value-type="float">
            <text:p>-6.1008663213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04903000141177" calcext:value-type="float">
            <text:p>-6.0490300014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76993129052718" calcext:value-type="float">
            <text:p>-5.769931290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48840181532663" calcext:value-type="float">
            <text:p>-5.488401815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14410238593902" calcext:value-type="float">
            <text:p>-6.144102385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09176066454536" calcext:value-type="float">
            <text:p>-6.091760664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97509577418766" calcext:value-type="float">
            <text:p>-5.975095774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.76098794882815" calcext:value-type="float">
            <text:p>-5.760987948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.61885033842291" calcext:value-type="float">
            <text:p>-6.618850338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96210442506894" calcext:value-type="float">
            <text:p>-5.962104425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85838182535325" calcext:value-type="float">
            <text:p>-6.8583818254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.02053196532846" calcext:value-type="float">
            <text:p>-7.020531965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2664285425828" calcext:value-type="float">
            <text:p>-6.266428542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20846075305236" calcext:value-type="float">
            <text:p>-7.2084607531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.66868245165142" calcext:value-type="float">
            <text:p>-5.668682451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5.99026247591363" calcext:value-type="float">
            <text:p>-5.990262475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6.90745858898658" calcext:value-type="float">
            <text:p>-6.90745858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29418842775464" calcext:value-type="float">
            <text:p>-6.294188427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07289239052609" calcext:value-type="float">
            <text:p>-6.072892390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.94048627029544" calcext:value-type="float">
            <text:p>-5.940486270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6.5345705102901" calcext:value-type="float">
            <text:p>-6.534570510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15554269798992" calcext:value-type="float">
            <text:p>-6.155542698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35112151853687" calcext:value-type="float">
            <text:p>-6.351121518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25779798534445" calcext:value-type="float">
            <text:p>-6.2577979853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64917934929015" calcext:value-type="float">
            <text:p>-6.649179349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20240250559324" calcext:value-type="float">
            <text:p>-6.202402505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6.76325852377393" calcext:value-type="float">
            <text:p>-6.763258523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31486030872657" calcext:value-type="float">
            <text:p>-6.314860308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6.56820608387081" calcext:value-type="float">
            <text:p>-6.568206083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86790503867613" calcext:value-type="float">
            <text:p>-5.867905038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77374330469517" calcext:value-type="float">
            <text:p>-5.773743304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36685208403442" calcext:value-type="float">
            <text:p>-6.36685208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57384110442734" calcext:value-type="float">
            <text:p>-6.573841104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04432976390794" calcext:value-type="float">
            <text:p>-7.044329763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.71561499371474" calcext:value-type="float">
            <text:p>-6.715614993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60007846089364" calcext:value-type="float">
            <text:p>-7.600078460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50176856033716" calcext:value-type="float">
            <text:p>-6.501768560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02731795534037" calcext:value-type="float">
            <text:p>-7.027317955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6.96696346987601" calcext:value-type="float">
            <text:p>-6.966963469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62907531767757" calcext:value-type="float">
            <text:p>-6.629075317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1598985010356" calcext:value-type="float">
            <text:p>-6.159898501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44402636095058" calcext:value-type="float">
            <text:p>-6.44402636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2461183180518" calcext:value-type="float">
            <text:p>-7.2461183181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62415663210401" calcext:value-type="float">
            <text:p>-6.624156632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08377430635361" calcext:value-type="float">
            <text:p>-6.083774306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72015854398563" calcext:value-type="float">
            <text:p>-5.72015854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37833353792285" calcext:value-type="float">
            <text:p>-6.378333537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86967947963602" calcext:value-type="float">
            <text:p>-6.8696794796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76274519185867" calcext:value-type="float">
            <text:p>-7.7627451919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71382277014498" calcext:value-type="float">
            <text:p>-6.713822770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7.93469689757987" calcext:value-type="float">
            <text:p>-7.934696897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64494187177197" calcext:value-type="float">
            <text:p>-6.644941871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33778356956056" calcext:value-type="float">
            <text:p>-8.3377835696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10130514461138" calcext:value-type="float">
            <text:p>-7.101305144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62541350832323" calcext:value-type="float">
            <text:p>-6.625413508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24493353593056" calcext:value-type="float">
            <text:p>-6.244933535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66897382007915" calcext:value-type="float">
            <text:p>-6.6689738201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91325072177156" calcext:value-type="float">
            <text:p>-6.913250721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96186837963355" calcext:value-type="float">
            <text:p>-5.961868379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66805237637071" calcext:value-type="float">
            <text:p>-6.668052376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45318124176341" calcext:value-type="float">
            <text:p>-7.453181241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64877377013525" calcext:value-type="float">
            <text:p>-7.648773770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07554588671755" calcext:value-type="float">
            <text:p>-7.075545886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7.99599745632935" calcext:value-type="float">
            <text:p>-7.995997456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34239802711628" calcext:value-type="float">
            <text:p>-7.342398027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8067263099284" calcext:value-type="float">
            <text:p>-6.806726309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8078696454035" calcext:value-type="float">
            <text:p>-6.807869645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7184703998288" calcext:value-type="float">
            <text:p>-7.7184703998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53168652612708" calcext:value-type="float">
            <text:p>-7.5316865261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72141625422731" calcext:value-type="float">
            <text:p>-7.721416254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5435614515689" calcext:value-type="float">
            <text:p>-6.54356145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7.01291131823788" calcext:value-type="float">
            <text:p>-7.012911318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89200176214408" calcext:value-type="float">
            <text:p>-6.892001762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44558721540099" calcext:value-type="float">
            <text:p>-6.445587215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88205790168379" calcext:value-type="float">
            <text:p>-6.882057901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.98756656225401" calcext:value-type="float">
            <text:p>-6.987566562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41536795181579" calcext:value-type="float">
            <text:p>-7.415367951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62056278865863" calcext:value-type="float">
            <text:p>-6.620562788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56035360806825" calcext:value-type="float">
            <text:p>-7.560353608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12447907398885" calcext:value-type="float">
            <text:p>-7.12447907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94661043609835" calcext:value-type="float">
            <text:p>-6.946610436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64281488503515" calcext:value-type="float">
            <text:p>-7.64281488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53721956987427" calcext:value-type="float">
            <text:p>-6.537219569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29982081041548" calcext:value-type="float">
            <text:p>-7.299820810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79081834683253" calcext:value-type="float">
            <text:p>-7.790818346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77999115286473" calcext:value-type="float">
            <text:p>-6.779991152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70399090006268" calcext:value-type="float">
            <text:p>-6.703990900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38293806400769" calcext:value-type="float">
            <text:p>-7.382938064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26627387092806" calcext:value-type="float">
            <text:p>-7.2662738709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34273059435427" calcext:value-type="float">
            <text:p>-7.342730594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28060182209453" calcext:value-type="float">
            <text:p>-7.2806018221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50057549337456" calcext:value-type="float">
            <text:p>-7.5005754934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76428050430068" calcext:value-type="float">
            <text:p>-7.764280504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7.03039675032838" calcext:value-type="float">
            <text:p>-7.030396750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29664654017374" calcext:value-type="float">
            <text:p>-7.2966465402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82861709487936" calcext:value-type="float">
            <text:p>-7.828617094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4282139520571" calcext:value-type="float">
            <text:p>-7.428213952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32378482722049" calcext:value-type="float">
            <text:p>-7.323784827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7.13177301096644" calcext:value-type="float">
            <text:p>-7.13177301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76396788621707" calcext:value-type="float">
            <text:p>-7.763967886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7.13195721471247" calcext:value-type="float">
            <text:p>-7.131957214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4811419090798" calcext:value-type="float">
            <text:p>-7.481141909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82729368168178" calcext:value-type="float">
            <text:p>-6.827293681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7.96692027700672" calcext:value-type="float">
            <text:p>-7.96692027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900284545957" calcext:value-type="float">
            <text:p>-7.90028454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17925660346191" calcext:value-type="float">
            <text:p>-7.179256603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93346644506781" calcext:value-type="float">
            <text:p>-6.933466445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87092912610312" calcext:value-type="float">
            <text:p>-6.870929126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49729307605004" calcext:value-type="float">
            <text:p>-7.497293076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44564344792559" calcext:value-type="float">
            <text:p>-7.445643447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53420760331393" calcext:value-type="float">
            <text:p>-7.534207603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.91724868763447" calcext:value-type="float">
            <text:p>-6.9172486876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15419013357038" calcext:value-type="float">
            <text:p>-7.154190133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36948341848388" calcext:value-type="float">
            <text:p>-7.369483418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54043712094763" calcext:value-type="float">
            <text:p>-7.540437120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12474389167775" calcext:value-type="float">
            <text:p>-7.124743891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7.13023466271179" calcext:value-type="float">
            <text:p>-7.1302346627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7.00970568157021" calcext:value-type="float">
            <text:p>-7.0097056816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20437881444652" calcext:value-type="float">
            <text:p>-7.204378814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2779618719329" calcext:value-type="float">
            <text:p>-6.277961871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32443100088268" calcext:value-type="float">
            <text:p>-7.324431000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75929145034967" calcext:value-type="float">
            <text:p>-6.759291450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44863673167959" calcext:value-type="float">
            <text:p>-6.448636731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76503313708053" calcext:value-type="float">
            <text:p>-7.765033137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71500788322386" calcext:value-type="float">
            <text:p>-6.715007883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78271410304699" calcext:value-type="float">
            <text:p>-7.78271410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37971131168538" calcext:value-type="float">
            <text:p>-7.379711311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23643076360979" calcext:value-type="float">
            <text:p>-8.236430763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1849739787323" calcext:value-type="float">
            <text:p>-7.1849739787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57158666898202" calcext:value-type="float">
            <text:p>-7.57158666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7.00585545790227" calcext:value-type="float">
            <text:p>-7.005855457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66281269986544" calcext:value-type="float">
            <text:p>-7.6628126999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41360991200728" calcext:value-type="float">
            <text:p>-7.41360991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13204880868615" calcext:value-type="float">
            <text:p>-7.1320488087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00557151475718" calcext:value-type="float">
            <text:p>-7.0055715148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23136301699724" calcext:value-type="float">
            <text:p>-7.23136301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97779553015374" calcext:value-type="float">
            <text:p>-6.977795530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13581100707134" calcext:value-type="float">
            <text:p>-7.135811007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7.97367193201671" calcext:value-type="float">
            <text:p>-7.973671932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63372179181407" calcext:value-type="float">
            <text:p>-7.633721791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51808296474884" calcext:value-type="float">
            <text:p>-6.518082964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23040814013187" calcext:value-type="float">
            <text:p>-7.230408140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21998512143162" calcext:value-type="float">
            <text:p>-7.219985121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71926341504027" calcext:value-type="float">
            <text:p>-7.71926341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7.8774503160967" calcext:value-type="float">
            <text:p>-7.877450316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19486122647258" calcext:value-type="float">
            <text:p>-7.1948612265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6.87111111332095" calcext:value-type="float">
            <text:p>-6.871111113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8448310292043" calcext:value-type="float">
            <text:p>-6.844831029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2169215091317" calcext:value-type="float">
            <text:p>-7.216921509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05987708545309" calcext:value-type="float">
            <text:p>-7.059877085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40062476073553" calcext:value-type="float">
            <text:p>-7.400624760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38768258297434" calcext:value-type="float">
            <text:p>-6.38768258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27176682392324" calcext:value-type="float">
            <text:p>-7.271766823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35020106281713" calcext:value-type="float">
            <text:p>-7.350201062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7.8303599887741" calcext:value-type="float">
            <text:p>-7.830359988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07554446252124" calcext:value-type="float">
            <text:p>-7.075544462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7.80817377175088" calcext:value-type="float">
            <text:p>-7.808173771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7.37602455123353" calcext:value-type="float">
            <text:p>-7.376024551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6.59824755784413" calcext:value-type="float">
            <text:p>-6.598247557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7.65921933484946" calcext:value-type="float">
            <text:p>-7.659219334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7.62435140978679" calcext:value-type="float">
            <text:p>-7.624351409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27220688103951" calcext:value-type="float">
            <text:p>-6.272206881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7.55835276558284" calcext:value-type="float">
            <text:p>-7.558352765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37701301634492" calcext:value-type="float">
            <text:p>-7.3770130163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12950009387502" calcext:value-type="float">
            <text:p>-7.129500093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6.67421057064345" calcext:value-type="float">
            <text:p>-6.674210570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12722875323425" calcext:value-type="float">
            <text:p>-7.127228753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6.81405055714952" calcext:value-type="float">
            <text:p>-6.8140505571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07241568937016" calcext:value-type="float">
            <text:p>-7.072415689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6.85908501009589" calcext:value-type="float">
            <text:p>-6.859085010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28391104444131" calcext:value-type="float">
            <text:p>-6.283911044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6.5833506442099" calcext:value-type="float">
            <text:p>-6.5833506442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2483382068993" calcext:value-type="float">
            <text:p>-7.248338206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.60251965690601" calcext:value-type="float">
            <text:p>-6.602519656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6.74695186401236" calcext:value-type="float">
            <text:p>-6.74695186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7.71998777384007" calcext:value-type="float">
            <text:p>-7.719987773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6.88152531767243" calcext:value-type="float">
            <text:p>-6.881525317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6.40050886628301" calcext:value-type="float">
            <text:p>-6.400508866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27856909917297" calcext:value-type="float">
            <text:p>-7.278569099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57129009065656" calcext:value-type="float">
            <text:p>-6.5712900907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7.50241646302061" calcext:value-type="float">
            <text:p>-7.502416463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74444967863641" calcext:value-type="float">
            <text:p>-6.744449678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387170722015" calcext:value-type="float">
            <text:p>-6.38717072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68209858244778" calcext:value-type="float">
            <text:p>-6.6820985824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14245845639597" calcext:value-type="float">
            <text:p>-6.142458456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27823796965338" calcext:value-type="float">
            <text:p>-6.278237969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7.84721038291442" calcext:value-type="float">
            <text:p>-7.847210382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.19576923211126" calcext:value-type="float">
            <text:p>-7.195769232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50683048490472" calcext:value-type="float">
            <text:p>-6.506830484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70899427659132" calcext:value-type="float">
            <text:p>-6.708994276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1407092626457" calcext:value-type="float">
            <text:p>-6.140709262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69138318170334" calcext:value-type="float">
            <text:p>-6.691383181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6.98099363575208" calcext:value-type="float">
            <text:p>-6.980993635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18330952384612" calcext:value-type="float">
            <text:p>-6.183309523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98199350221752" calcext:value-type="float">
            <text:p>-5.981993502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63868375188735" calcext:value-type="float">
            <text:p>-6.638683751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64385166037377" calcext:value-type="float">
            <text:p>-6.643851660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6.98879095557489" calcext:value-type="float">
            <text:p>-6.988790955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14487637672931" calcext:value-type="float">
            <text:p>-6.144876376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19006546280395" calcext:value-type="float">
            <text:p>-7.190065462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09804998550105" calcext:value-type="float">
            <text:p>-7.098049985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6.47640319910287" calcext:value-type="float">
            <text:p>-6.476403199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6.45559893406691" calcext:value-type="float">
            <text:p>-6.455598934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06831434204673" calcext:value-type="float">
            <text:p>-7.06831434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6.69922224863273" calcext:value-type="float">
            <text:p>-6.699222248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98494404215343" calcext:value-type="float">
            <text:p>-5.9849440422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6.96020124622798" calcext:value-type="float">
            <text:p>-6.960201246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7.6786167744727" calcext:value-type="float">
            <text:p>-7.6786167745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.72272734719562" calcext:value-type="float">
            <text:p>-5.722727347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.96868327605824" calcext:value-type="float">
            <text:p>-5.968683276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6.62327060529349" calcext:value-type="float">
            <text:p>-6.623270605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.62982229274746" calcext:value-type="float">
            <text:p>-6.6298222927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7.64076389912013" calcext:value-type="float">
            <text:p>-7.6407638991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7.56750374535576" calcext:value-type="float">
            <text:p>-7.567503745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6.985793975998" calcext:value-type="float">
            <text:p>-6.98579397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12449564440007" calcext:value-type="float">
            <text:p>-6.124495644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05535965446285" calcext:value-type="float">
            <text:p>-6.0553596545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19621982652463" calcext:value-type="float">
            <text:p>-6.196219826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55014890782535" calcext:value-type="float">
            <text:p>-6.550148907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.60866272049234" calcext:value-type="float">
            <text:p>-6.608662720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97215361159371" calcext:value-type="float">
            <text:p>-5.972153611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22778774301946" calcext:value-type="float">
            <text:p>-6.22778774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6.36790543504961" calcext:value-type="float">
            <text:p>-6.36790543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6.67363445406711" calcext:value-type="float">
            <text:p>-6.6736344541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.33419866760672" calcext:value-type="float">
            <text:p>-6.3341986676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6.48501943559025" calcext:value-type="float">
            <text:p>-6.4850194356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6.26804073232348" calcext:value-type="float">
            <text:p>-6.268040732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6.50090035971681" calcext:value-type="float">
            <text:p>-6.500900359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35767542529415" calcext:value-type="float">
            <text:p>-7.357675425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11057146007961" calcext:value-type="float">
            <text:p>-6.1105714601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15865803015019" calcext:value-type="float">
            <text:p>-6.158658030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2938041574009" calcext:value-type="float">
            <text:p>-6.2938041574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24058448694186" calcext:value-type="float">
            <text:p>-6.240584486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98504767867889" calcext:value-type="float">
            <text:p>-5.985047678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77996493675956" calcext:value-type="float">
            <text:p>-5.779964936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24784298923416" calcext:value-type="float">
            <text:p>-6.247842989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41689048122016" calcext:value-type="float">
            <text:p>-6.4168904812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.92955571944764" calcext:value-type="float">
            <text:p>-5.929555719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59578052773341" calcext:value-type="float">
            <text:p>-5.595780527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6.88931457084746" calcext:value-type="float">
            <text:p>-6.889314570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.51656927091401" calcext:value-type="float">
            <text:p>-6.5165692709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.69401877572318" calcext:value-type="float">
            <text:p>-5.694018775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10586263628556" calcext:value-type="float">
            <text:p>-6.105862636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033532866471" calcext:value-type="float">
            <text:p>-6.0335328665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45806594882822" calcext:value-type="float">
            <text:p>-5.458065948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13261503076951" calcext:value-type="float">
            <text:p>-6.1326150308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5222884674638" calcext:value-type="float">
            <text:p>-5.522288467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27100264044721" calcext:value-type="float">
            <text:p>-6.271002640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64141773786989" calcext:value-type="float">
            <text:p>-5.641417737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95555230222713" calcext:value-type="float">
            <text:p>-5.955552302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.61434717828908" calcext:value-type="float">
            <text:p>-6.6143471783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03416712392828" calcext:value-type="float">
            <text:p>-5.034167123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57342537230719" calcext:value-type="float">
            <text:p>-5.573425372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61436196535661" calcext:value-type="float">
            <text:p>-5.614361965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8233037407502" calcext:value-type="float">
            <text:p>-5.823303740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16107871817412" calcext:value-type="float">
            <text:p>-6.161078718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93054676313792" calcext:value-type="float">
            <text:p>-4.930546763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81653122375044" calcext:value-type="float">
            <text:p>-5.8165312238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.77937715951103" calcext:value-type="float">
            <text:p>-5.7793771595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80266492146775" calcext:value-type="float">
            <text:p>-5.802664921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3561517578417" calcext:value-type="float">
            <text:p>-5.356151757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94751832064537" calcext:value-type="float">
            <text:p>-5.9475183206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74512973951091" calcext:value-type="float">
            <text:p>-5.745129739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.85602660765069" calcext:value-type="float">
            <text:p>-5.8560266077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5191363039631" calcext:value-type="float">
            <text:p>-5.051913630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45802463048071" calcext:value-type="float">
            <text:p>-5.4580246305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36009727193965" calcext:value-type="float">
            <text:p>-5.3600972719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70236032129256" calcext:value-type="float">
            <text:p>-5.7023603213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67608572315048" calcext:value-type="float">
            <text:p>-5.676085723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10085448630607" calcext:value-type="float">
            <text:p>-6.100854486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15532486258472" calcext:value-type="float">
            <text:p>-5.155324862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.00230277647256" calcext:value-type="float">
            <text:p>-5.0023027765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.92525574008333" calcext:value-type="float">
            <text:p>-5.925255740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59710426586897" calcext:value-type="float">
            <text:p>-4.597104265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1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49:3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79802929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55.2672151084855" calcext:value-type="float">
            <text:p>-55.267215108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51.2049062692251" calcext:value-type="float">
            <text:p>-51.204906269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50.3269360690693" calcext:value-type="float">
            <text:p>-50.326936069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1.2929804703513" calcext:value-type="float">
            <text:p>-51.292980470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1.4451630596313" calcext:value-type="float">
            <text:p>-51.445163059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9.6163162005244" calcext:value-type="float">
            <text:p>-49.616316200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5.8622938889529" calcext:value-type="float">
            <text:p>-45.862293889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3.9342707036847" calcext:value-type="float">
            <text:p>-43.934270703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1.0332348002203" calcext:value-type="float">
            <text:p>-41.033234800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2.2702767355762" calcext:value-type="float">
            <text:p>-52.270276735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71.1417765878489" calcext:value-type="float">
            <text:p>-71.141776587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6.7474659697577" calcext:value-type="float">
            <text:p>-56.747465969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42.7786983741024" calcext:value-type="float">
            <text:p>-42.778698374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1.063438052163" calcext:value-type="float">
            <text:p>-51.063438052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4.6449231610613" calcext:value-type="float">
            <text:p>-54.644923161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46.786074487332" calcext:value-type="float">
            <text:p>-46.786074487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8.2155998982298" calcext:value-type="float">
            <text:p>-48.215599898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61.988138511689" calcext:value-type="float">
            <text:p>-61.988138511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51.9418202946371" calcext:value-type="float">
            <text:p>-51.941820294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47.3104175276378" calcext:value-type="float">
            <text:p>-47.310417527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44.7951343417804" calcext:value-type="float">
            <text:p>-44.7951343418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3.6737604636422" calcext:value-type="float">
            <text:p>-43.673760463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4.6929169877937" calcext:value-type="float">
            <text:p>-44.6929169878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5.4852651688162" calcext:value-type="float">
            <text:p>-45.485265168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55.0231078965402" calcext:value-type="float">
            <text:p>-55.0231078965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52.0577723898373" calcext:value-type="float">
            <text:p>-52.057772389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4.6723438806443" calcext:value-type="float">
            <text:p>-44.672343880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50.1880231090924" calcext:value-type="float">
            <text:p>-50.188023109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48.6961161434194" calcext:value-type="float">
            <text:p>-48.696116143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7.3945196136658" calcext:value-type="float">
            <text:p>-47.394519613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41.4050675771608" calcext:value-type="float">
            <text:p>-41.405067577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47.5653320784963" calcext:value-type="float">
            <text:p>-47.565332078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45.2914347337499" calcext:value-type="float">
            <text:p>-45.291434733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44.7030996532703" calcext:value-type="float">
            <text:p>-44.703099653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58.6753995393207" calcext:value-type="float">
            <text:p>-58.675399539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1.7351859151947" calcext:value-type="float">
            <text:p>-41.735185915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45.847497545631" calcext:value-type="float">
            <text:p>-45.847497545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43.5147640876388" calcext:value-type="float">
            <text:p>-43.51476408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3.9516619603259" calcext:value-type="float">
            <text:p>-43.951661960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46.6810555441636" calcext:value-type="float">
            <text:p>-46.681055544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2.4127838261171" calcext:value-type="float">
            <text:p>-42.412783826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50.1052439578809" calcext:value-type="float">
            <text:p>-50.105243957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6.9583760261054" calcext:value-type="float">
            <text:p>-46.958376026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46.9779607951797" calcext:value-type="float">
            <text:p>-46.977960795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46.2288686220937" calcext:value-type="float">
            <text:p>-46.228868622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4.9217231653355" calcext:value-type="float">
            <text:p>-44.921723165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58.1458453420772" calcext:value-type="float">
            <text:p>-58.145845342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44.5330682881339" calcext:value-type="float">
            <text:p>-44.533068288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51.5347713575302" calcext:value-type="float">
            <text:p>-51.534771357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8.911741618704" calcext:value-type="float">
            <text:p>-48.911741618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2.4341310361081" calcext:value-type="float">
            <text:p>-42.434131036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50.4858718437987" calcext:value-type="float">
            <text:p>-50.485871843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6.881880384563" calcext:value-type="float">
            <text:p>-46.8818803846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51.427426881654" calcext:value-type="float">
            <text:p>-51.427426881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4.9552028963554" calcext:value-type="float">
            <text:p>-44.9552028964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0871686576603" calcext:value-type="float">
            <text:p>-40.087168657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9.9489588171684" calcext:value-type="float">
            <text:p>-49.9489588172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53.2052709657158" calcext:value-type="float">
            <text:p>-53.205270965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6.1129858560544" calcext:value-type="float">
            <text:p>-46.1129858561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5.4183280897872" calcext:value-type="float">
            <text:p>-45.418328089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3.8978323078311" calcext:value-type="float">
            <text:p>-43.8978323078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5.9655296869731" calcext:value-type="float">
            <text:p>-45.96552968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3.0559835701391" calcext:value-type="float">
            <text:p>-43.0559835701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5.1639145876138" calcext:value-type="float">
            <text:p>-45.163914587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3.5797288107048" calcext:value-type="float">
            <text:p>-53.579728810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44.2531384408031" calcext:value-type="float">
            <text:p>-44.253138440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1.5594452022679" calcext:value-type="float">
            <text:p>-41.559445202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49.5481929924639" calcext:value-type="float">
            <text:p>-49.548192992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1.5250341214243" calcext:value-type="float">
            <text:p>-61.525034121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3.7673753074518" calcext:value-type="float">
            <text:p>-43.7673753075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46.9792324055452" calcext:value-type="float">
            <text:p>-46.979232405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49.1892132140809" calcext:value-type="float">
            <text:p>-49.189213214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53.4861579964668" calcext:value-type="float">
            <text:p>-53.4861579965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1.7317011065314" calcext:value-type="float">
            <text:p>-41.731701106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48.888172277884" calcext:value-type="float">
            <text:p>-48.888172277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3.4944041389641" calcext:value-type="float">
            <text:p>-43.49440413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49.7332634695298" calcext:value-type="float">
            <text:p>-49.733263469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46.674310431443" calcext:value-type="float">
            <text:p>-46.674310431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7.7282887038458" calcext:value-type="float">
            <text:p>-47.728288703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5.6985321265003" calcext:value-type="float">
            <text:p>-45.698532126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42.2100468579401" calcext:value-type="float">
            <text:p>-42.210046857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4.845364427971" calcext:value-type="float">
            <text:p>-44.84536442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50.4941365833299" calcext:value-type="float">
            <text:p>-50.4941365833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7.8342699742699" calcext:value-type="float">
            <text:p>-47.834269974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48.2691484127682" calcext:value-type="float">
            <text:p>-48.2691484128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47.9278932867093" calcext:value-type="float">
            <text:p>-47.927893286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47.3830829246188" calcext:value-type="float">
            <text:p>-47.383082924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52.3501861179771" calcext:value-type="float">
            <text:p>-52.35018611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1.3268524895899" calcext:value-type="float">
            <text:p>-41.326852489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61.5741092730461" calcext:value-type="float">
            <text:p>-61.57410927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52.3386756390274" calcext:value-type="float">
            <text:p>-52.33867563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54.6688885512038" calcext:value-type="float">
            <text:p>-54.668888551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7.3974652606568" calcext:value-type="float">
            <text:p>-47.397465260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43.3577294651422" calcext:value-type="float">
            <text:p>-43.357729465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49.4552603420381" calcext:value-type="float">
            <text:p>-49.455260342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54.4433542392885" calcext:value-type="float">
            <text:p>-54.443354239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52.0138184764576" calcext:value-type="float">
            <text:p>-52.013818476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6.82375271232" calcext:value-type="float">
            <text:p>-46.823752712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2.1151764788519" calcext:value-type="float">
            <text:p>-42.115176478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6.091078662868" calcext:value-type="float">
            <text:p>-46.0910786629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9.5858456813121" calcext:value-type="float">
            <text:p>-49.585845681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7.5395628545916" calcext:value-type="float">
            <text:p>-47.5395628546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5.0807995149437" calcext:value-type="float">
            <text:p>-45.080799514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51.8927767855587" calcext:value-type="float">
            <text:p>-51.892776785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51.4129252015339" calcext:value-type="float">
            <text:p>-51.412925201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4.6751819130781" calcext:value-type="float">
            <text:p>-44.6751819131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59.8622766572996" calcext:value-type="float">
            <text:p>-59.8622766573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4.0726620675446" calcext:value-type="float">
            <text:p>-44.072662067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5.6166877064526" calcext:value-type="float">
            <text:p>-45.616687706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46.3369983003314" calcext:value-type="float">
            <text:p>-46.336998300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3.8305532704555" calcext:value-type="float">
            <text:p>-43.830553270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42.8248324384481" calcext:value-type="float">
            <text:p>-42.824832438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7.726070562197" calcext:value-type="float">
            <text:p>-47.7260705622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9.8086418659372" calcext:value-type="float">
            <text:p>-49.808641865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2.9417640851953" calcext:value-type="float">
            <text:p>-42.941764085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4.170143554547" calcext:value-type="float">
            <text:p>-44.170143554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44.3738553411545" calcext:value-type="float">
            <text:p>-44.373855341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55.4982300294624" calcext:value-type="float">
            <text:p>-55.498230029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44.9584725492462" calcext:value-type="float">
            <text:p>-44.958472549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7.2638176906414" calcext:value-type="float">
            <text:p>-47.263817690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4.3778287235791" calcext:value-type="float">
            <text:p>-44.377828723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6.0372545626486" calcext:value-type="float">
            <text:p>-46.037254562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54.5715516964517" calcext:value-type="float">
            <text:p>-54.571551696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48.9996593968119" calcext:value-type="float">
            <text:p>-48.999659396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48.7013360600472" calcext:value-type="float">
            <text:p>-48.7013360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50.1552733899884" calcext:value-type="float">
            <text:p>-50.1552733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44.4582239074729" calcext:value-type="float">
            <text:p>-44.458223907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48.1428023911656" calcext:value-type="float">
            <text:p>-48.142802391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47.9514015109365" calcext:value-type="float">
            <text:p>-47.9514015109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59.7440185686123" calcext:value-type="float">
            <text:p>-59.744018568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64.5056936757469" calcext:value-type="float">
            <text:p>-64.505693675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45.45126131862" calcext:value-type="float">
            <text:p>-45.451261318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55.3048581059111" calcext:value-type="float">
            <text:p>-55.304858105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50.5652993807768" calcext:value-type="float">
            <text:p>-50.565299380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52.0183311887035" calcext:value-type="float">
            <text:p>-52.018331188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6.9280683396585" calcext:value-type="float">
            <text:p>-46.928068339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42.4897769024558" calcext:value-type="float">
            <text:p>-42.489776902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51.0785905056885" calcext:value-type="float">
            <text:p>-51.078590505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40.8990330627311" calcext:value-type="float">
            <text:p>-40.8990330627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5.5585301300593" calcext:value-type="float">
            <text:p>-45.558530130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4.2309999646427" calcext:value-type="float">
            <text:p>-44.230999964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54.4624472526517" calcext:value-type="float">
            <text:p>-54.462447252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2.6608480864202" calcext:value-type="float">
            <text:p>-42.660848086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43.7302017249649" calcext:value-type="float">
            <text:p>-43.73020172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53.2574597670602" calcext:value-type="float">
            <text:p>-53.257459767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7.5931567695858" calcext:value-type="float">
            <text:p>-47.593156769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51.0622321379738" calcext:value-type="float">
            <text:p>-51.06223213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5.6600974330816" calcext:value-type="float">
            <text:p>-45.660097433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50.2372318050796" calcext:value-type="float">
            <text:p>-50.237231805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47.0883201387989" calcext:value-type="float">
            <text:p>-47.088320138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51.7741750595357" calcext:value-type="float">
            <text:p>-51.7741750595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41.8826849236087" calcext:value-type="float">
            <text:p>-41.882684923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48.9929108417566" calcext:value-type="float">
            <text:p>-48.992910841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48.6217449590065" calcext:value-type="float">
            <text:p>-48.62174495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4.6078599127328" calcext:value-type="float">
            <text:p>-44.607859912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48.3501362758584" calcext:value-type="float">
            <text:p>-48.350136275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47.1061305811125" calcext:value-type="float">
            <text:p>-47.1061305811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47.9713245146629" calcext:value-type="float">
            <text:p>-47.971324514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46.4598659579338" calcext:value-type="float">
            <text:p>-46.4598659579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42.4080589108264" calcext:value-type="float">
            <text:p>-42.408058910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48.9979586355429" calcext:value-type="float">
            <text:p>-48.997958635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48.5965742820623" calcext:value-type="float">
            <text:p>-48.596574282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3.1335532766944" calcext:value-type="float">
            <text:p>-43.133553276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50.9867899028296" calcext:value-type="float">
            <text:p>-50.986789902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47.4563515578257" calcext:value-type="float">
            <text:p>-47.456351557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42.8077553616056" calcext:value-type="float">
            <text:p>-42.807755361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51.0340888386835" calcext:value-type="float">
            <text:p>-51.0340888387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55.0831273228876" calcext:value-type="float">
            <text:p>-55.0831273229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45.4555188611558" calcext:value-type="float">
            <text:p>-45.4555188612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9.7947214623424" calcext:value-type="float">
            <text:p>-49.794721462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51.5299075499884" calcext:value-type="float">
            <text:p>-51.52990755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45.7274142580109" calcext:value-type="float">
            <text:p>-45.72741425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49.8750631909282" calcext:value-type="float">
            <text:p>-49.875063190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51.7171593560817" calcext:value-type="float">
            <text:p>-51.717159356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4.6003545712308" calcext:value-type="float">
            <text:p>-44.600354571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45.5966850089347" calcext:value-type="float">
            <text:p>-45.596685008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2.7369376095294" calcext:value-type="float">
            <text:p>-42.7369376095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3.6637671730854" calcext:value-type="float">
            <text:p>-43.6637671731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4.9151274205142" calcext:value-type="float">
            <text:p>-44.915127420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45.6896079012997" calcext:value-type="float">
            <text:p>-45.689607901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43.8601076659332" calcext:value-type="float">
            <text:p>-43.860107665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1.8011821935053" calcext:value-type="float">
            <text:p>-51.8011821935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45.7183201879635" calcext:value-type="float">
            <text:p>-45.71832018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48.9721177157631" calcext:value-type="float">
            <text:p>-48.972117715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6.267177926164" calcext:value-type="float">
            <text:p>-46.267177926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54.5951382136353" calcext:value-type="float">
            <text:p>-54.595138213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48.9075595519417" calcext:value-type="float">
            <text:p>-48.907559551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44.5700548465375" calcext:value-type="float">
            <text:p>-44.570054846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53.396863234718" calcext:value-type="float">
            <text:p>-53.396863234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9.6373525565426" calcext:value-type="float">
            <text:p>-49.6373525565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52.9120668971545" calcext:value-type="float">
            <text:p>-52.912066897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3.9379810227514" calcext:value-type="float">
            <text:p>-43.937981022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53.2726629913849" calcext:value-type="float">
            <text:p>-53.272662991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8.9651687953431" calcext:value-type="float">
            <text:p>-48.965168795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55.5723468190128" calcext:value-type="float">
            <text:p>-55.57234681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46.290252571512" calcext:value-type="float">
            <text:p>-46.290252571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47.1415790300451" calcext:value-type="float">
            <text:p>-47.14157903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9.4713383652876" calcext:value-type="float">
            <text:p>-49.471338365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9.0653195676097" calcext:value-type="float">
            <text:p>-49.065319567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45.1956608342021" calcext:value-type="float">
            <text:p>-45.195660834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60.9122733015161" calcext:value-type="float">
            <text:p>-60.912273301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5.1289116706525" calcext:value-type="float">
            <text:p>-45.128911670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52.6249504976021" calcext:value-type="float">
            <text:p>-52.6249504976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53.7467753021436" calcext:value-type="float">
            <text:p>-53.746775302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2.9824545979517" calcext:value-type="float">
            <text:p>-42.98245459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65.9592152824135" calcext:value-type="float">
            <text:p>-65.959215282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42.2971098877211" calcext:value-type="float">
            <text:p>-42.297109887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41.0650472893298" calcext:value-type="float">
            <text:p>-41.065047289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2.8661122852455" calcext:value-type="float">
            <text:p>-52.86611228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6.9664139121854" calcext:value-type="float">
            <text:p>-46.966413912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7.6652023270172" calcext:value-type="float">
            <text:p>-47.66520232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41.8417623696463" calcext:value-type="float">
            <text:p>-41.841762369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45.6495995965283" calcext:value-type="float">
            <text:p>-45.649599596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1.6082298580291" calcext:value-type="float">
            <text:p>-51.60822985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3.42264270597" calcext:value-type="float">
            <text:p>-53.42264270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6.6756951471788" calcext:value-type="float">
            <text:p>-46.6756951472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6.0558003569965" calcext:value-type="float">
            <text:p>-46.055800357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55.0080077198407" calcext:value-type="float">
            <text:p>-55.008007719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7.7567427800963" calcext:value-type="float">
            <text:p>-47.756742780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8.4374123156176" calcext:value-type="float">
            <text:p>-48.437412315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5.1021851460614" calcext:value-type="float">
            <text:p>-55.102185146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49.669133460556" calcext:value-type="float">
            <text:p>-49.669133460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47.6196223078518" calcext:value-type="float">
            <text:p>-47.6196223079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50.399780174417" calcext:value-type="float">
            <text:p>-50.399780174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46.1315821835888" calcext:value-type="float">
            <text:p>-46.131582183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53.8191992835226" calcext:value-type="float">
            <text:p>-53.819199283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51.5152036448627" calcext:value-type="float">
            <text:p>-51.515203644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2.1549223176928" calcext:value-type="float">
            <text:p>-52.154922317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54.3731177994617" calcext:value-type="float">
            <text:p>-54.373117799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54.5126156742703" calcext:value-type="float">
            <text:p>-54.512615674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55.3736903635778" calcext:value-type="float">
            <text:p>-55.373690363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53.0834244347469" calcext:value-type="float">
            <text:p>-53.083424434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49.2485981814983" calcext:value-type="float">
            <text:p>-49.248598181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50.443502543626" calcext:value-type="float">
            <text:p>-50.443502543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5.9052707973445" calcext:value-type="float">
            <text:p>-45.905270797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9.5585924200405" calcext:value-type="float">
            <text:p>-49.5585924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61.9619090786016" calcext:value-type="float">
            <text:p>-61.9619090786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53.4580930808823" calcext:value-type="float">
            <text:p>-53.458093080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9.2307901387671" calcext:value-type="float">
            <text:p>-49.2307901388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4.682069597481" calcext:value-type="float">
            <text:p>-44.6820695975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54.3964200526411" calcext:value-type="float">
            <text:p>-54.3964200526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51.3645135195065" calcext:value-type="float">
            <text:p>-51.3645135195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8.2988221219853" calcext:value-type="float">
            <text:p>-48.29882212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49.9904489922955" calcext:value-type="float">
            <text:p>-49.9904489923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0.9809266190775" calcext:value-type="float">
            <text:p>-50.980926619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52.101196779475" calcext:value-type="float">
            <text:p>-52.101196779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9.7088989549465" calcext:value-type="float">
            <text:p>-49.7088989549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8.9475721308422" calcext:value-type="float">
            <text:p>-48.947572130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0.4392193157546" calcext:value-type="float">
            <text:p>-50.439219315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9.8528292194686" calcext:value-type="float">
            <text:p>-49.852829219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8.4310155481153" calcext:value-type="float">
            <text:p>-58.431015548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56.1929864950116" calcext:value-type="float">
            <text:p>-56.19298649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56.8580753182662" calcext:value-type="float">
            <text:p>-56.858075318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50.7689011710486" calcext:value-type="float">
            <text:p>-50.76890117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56.4455755974849" calcext:value-type="float">
            <text:p>-56.445575597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50.5823942721773" calcext:value-type="float">
            <text:p>-50.582394272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60.8873515077622" calcext:value-type="float">
            <text:p>-60.887351507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54.6475381905805" calcext:value-type="float">
            <text:p>-54.647538190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0.288318228063" calcext:value-type="float">
            <text:p>-50.2883182281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4.6528691571773" calcext:value-type="float">
            <text:p>-44.6528691572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50.5440629145878" calcext:value-type="float">
            <text:p>-50.5440629146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47.9206835400791" calcext:value-type="float">
            <text:p>-47.920683540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56.5976514022282" calcext:value-type="float">
            <text:p>-56.5976514022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43.6757574000532" calcext:value-type="float">
            <text:p>-43.675757400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5.5490893803415" calcext:value-type="float">
            <text:p>-45.5490893803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7.2175433597133" calcext:value-type="float">
            <text:p>-47.217543359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52.2864679010118" calcext:value-type="float">
            <text:p>-52.28646790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6.6548071937026" calcext:value-type="float">
            <text:p>-46.654807193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48.1827175140966" calcext:value-type="float">
            <text:p>-48.182717514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0.8854669486513" calcext:value-type="float">
            <text:p>-50.885466948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55.4931697566048" calcext:value-type="float">
            <text:p>-55.4931697566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3.9063054980295" calcext:value-type="float">
            <text:p>-53.90630549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7.4516285388028" calcext:value-type="float">
            <text:p>-47.451628538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8.6340723586044" calcext:value-type="float">
            <text:p>-48.634072358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4.7297307449036" calcext:value-type="float">
            <text:p>-54.7297307449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52.4047824097902" calcext:value-type="float">
            <text:p>-52.404782409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53.3080689283108" calcext:value-type="float">
            <text:p>-53.308068928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52.961488818646" calcext:value-type="float">
            <text:p>-52.961488818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3.571651318886" calcext:value-type="float">
            <text:p>-53.571651318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8.2769639992188" calcext:value-type="float">
            <text:p>-48.276963999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53.0548626388749" calcext:value-type="float">
            <text:p>-53.0548626389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9.1068264105444" calcext:value-type="float">
            <text:p>-49.106826410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5.391523052938" calcext:value-type="float">
            <text:p>-45.391523052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1.5226550301407" calcext:value-type="float">
            <text:p>-51.522655030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9.3441941280045" calcext:value-type="float">
            <text:p>-49.34419412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6.9101731244493" calcext:value-type="float">
            <text:p>-56.9101731244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4.497185914132" calcext:value-type="float">
            <text:p>-54.497185914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48.4960637846916" calcext:value-type="float">
            <text:p>-48.496063784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1.0539865769982" calcext:value-type="float">
            <text:p>-51.053986577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0.6634486021007" calcext:value-type="float">
            <text:p>-50.6634486021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3.7638391242139" calcext:value-type="float">
            <text:p>-53.763839124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4.8542452886469" calcext:value-type="float">
            <text:p>-64.854245288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49.5063035593577" calcext:value-type="float">
            <text:p>-49.506303559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3.578195851005" calcext:value-type="float">
            <text:p>-53.57819585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4.0388527757344" calcext:value-type="float">
            <text:p>-54.038852775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6.5755891796404" calcext:value-type="float">
            <text:p>-56.575589179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4.2914929494036" calcext:value-type="float">
            <text:p>-54.291492949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4.1872996463046" calcext:value-type="float">
            <text:p>-54.1872996463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46.4088310887782" calcext:value-type="float">
            <text:p>-46.408831088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47.4893587370978" calcext:value-type="float">
            <text:p>-47.489358737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6.8002427130306" calcext:value-type="float">
            <text:p>-46.8002427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7.2771052840557" calcext:value-type="float">
            <text:p>-57.277105284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1.5017186301595" calcext:value-type="float">
            <text:p>-51.501718630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46.9531749164878" calcext:value-type="float">
            <text:p>-46.953174916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0.2897164358946" calcext:value-type="float">
            <text:p>-50.2897164359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45.8738543634385" calcext:value-type="float">
            <text:p>-45.873854363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5.7550688174189" calcext:value-type="float">
            <text:p>-55.7550688174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8.437738989399" calcext:value-type="float">
            <text:p>-58.4377389894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9.0631524573673" calcext:value-type="float">
            <text:p>-59.0631524574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46.5566129913231" calcext:value-type="float">
            <text:p>-46.556612991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5.8560065445925" calcext:value-type="float">
            <text:p>-65.856006544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9.8409272293752" calcext:value-type="float">
            <text:p>-59.840927229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0.8840929052314" calcext:value-type="float">
            <text:p>-50.884092905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0.2143752122389" calcext:value-type="float">
            <text:p>-50.2143752122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9.8528556561776" calcext:value-type="float">
            <text:p>-59.852855656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46.6636569143955" calcext:value-type="float">
            <text:p>-46.663656914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56.5520799378244" calcext:value-type="float">
            <text:p>-56.552079937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1.9112600324058" calcext:value-type="float">
            <text:p>-51.911260032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0.3975588455872" calcext:value-type="float">
            <text:p>-50.397558845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2.6813814559563" calcext:value-type="float">
            <text:p>-52.68138145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0.3843126729214" calcext:value-type="float">
            <text:p>-50.384312672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43.5780806859155" calcext:value-type="float">
            <text:p>-43.578080685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1.6473005914215" calcext:value-type="float">
            <text:p>-51.647300591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57.6658776537646" calcext:value-type="float">
            <text:p>-57.665877653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3.9447717403684" calcext:value-type="float">
            <text:p>-53.944771740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9.5694057589" calcext:value-type="float">
            <text:p>-59.569405758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44.2765947031476" calcext:value-type="float">
            <text:p>-44.276594703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3.4704235130682" calcext:value-type="float">
            <text:p>-53.470423513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6.871234976658" calcext:value-type="float">
            <text:p>-56.871234976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5.7100826075759" calcext:value-type="float">
            <text:p>-55.710082607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46.5771583641652" calcext:value-type="float">
            <text:p>-46.577158364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1.6021789361108" calcext:value-type="float">
            <text:p>-61.6021789361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4.4892962545527" calcext:value-type="float">
            <text:p>-54.489296254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48.9591793653684" calcext:value-type="float">
            <text:p>-48.959179365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4.7304792548343" calcext:value-type="float">
            <text:p>-54.730479254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1.6531801696107" calcext:value-type="float">
            <text:p>-61.6531801696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47.1418601603931" calcext:value-type="float">
            <text:p>-47.141860160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48.935262934142" calcext:value-type="float">
            <text:p>-48.935262934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0.4957589347734" calcext:value-type="float">
            <text:p>-60.495758934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49.253958703579" calcext:value-type="float">
            <text:p>-49.253958703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53.3711600052468" calcext:value-type="float">
            <text:p>-53.371160005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0.9037186377499" calcext:value-type="float">
            <text:p>-50.903718637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46.668261289768" calcext:value-type="float">
            <text:p>-46.668261289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49.9131575934279" calcext:value-type="float">
            <text:p>-49.913157593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53.1380524649338" calcext:value-type="float">
            <text:p>-53.138052464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2.5760469151178" calcext:value-type="float">
            <text:p>-52.5760469151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6.3320425845439" calcext:value-type="float">
            <text:p>-46.332042584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48.7589422430219" calcext:value-type="float">
            <text:p>-48.75894224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0.2981353308788" calcext:value-type="float">
            <text:p>-50.298135330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44.2722577678567" calcext:value-type="float">
            <text:p>-44.272257767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47.4359955262965" calcext:value-type="float">
            <text:p>-47.4359955263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52.7342418903157" calcext:value-type="float">
            <text:p>-52.734241890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1.2983990265353" calcext:value-type="float">
            <text:p>-51.298399026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49.5231573828949" calcext:value-type="float">
            <text:p>-49.523157382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47.4267848550492" calcext:value-type="float">
            <text:p>-47.42678485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3.9908989910788" calcext:value-type="float">
            <text:p>-53.990898991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7.3508465759207" calcext:value-type="float">
            <text:p>-57.350846575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49.0942581678666" calcext:value-type="float">
            <text:p>-49.094258167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43.3461335414916" calcext:value-type="float">
            <text:p>-43.346133541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45.1231505973047" calcext:value-type="float">
            <text:p>-45.123150597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52.1780175564662" calcext:value-type="float">
            <text:p>-52.1780175565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9.4791882265937" calcext:value-type="float">
            <text:p>-59.479188226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4.6241757873535" calcext:value-type="float">
            <text:p>-54.624175787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50.9019455505755" calcext:value-type="float">
            <text:p>-50.9019455506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5.833696500736" calcext:value-type="float">
            <text:p>-55.833696500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7.817024564711" calcext:value-type="float">
            <text:p>-47.817024564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5.6145944325779" calcext:value-type="float">
            <text:p>-55.614594432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47.6951524604872" calcext:value-type="float">
            <text:p>-47.695152460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58.9612561030735" calcext:value-type="float">
            <text:p>-58.961256103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2.3655008479317" calcext:value-type="float">
            <text:p>-52.3655008479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4.1865565056684" calcext:value-type="float">
            <text:p>-54.1865565057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49.7271611044168" calcext:value-type="float">
            <text:p>-49.727161104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0.7502063040013" calcext:value-type="float">
            <text:p>-50.75020630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3.2501304609412" calcext:value-type="float">
            <text:p>-63.250130460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44.3817633982775" calcext:value-type="float">
            <text:p>-44.381763398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46.1321620572929" calcext:value-type="float">
            <text:p>-46.132162057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48.4398872229752" calcext:value-type="float">
            <text:p>-48.43988722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45.406306798437" calcext:value-type="float">
            <text:p>-45.406306798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9.7531451073497" calcext:value-type="float">
            <text:p>-59.753145107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49.5665137295221" calcext:value-type="float">
            <text:p>-49.566513729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48.9019680898906" calcext:value-type="float">
            <text:p>-48.9019680899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44.6419587051853" calcext:value-type="float">
            <text:p>-44.641958705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45.2686675531928" calcext:value-type="float">
            <text:p>-45.268667553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0.410409839691" calcext:value-type="float">
            <text:p>-50.410409839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44.086498383394" calcext:value-type="float">
            <text:p>-44.086498383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71.0864298170412" calcext:value-type="float">
            <text:p>-71.08642981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1.6863899905189" calcext:value-type="float">
            <text:p>-51.686389990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1.5800427303826" calcext:value-type="float">
            <text:p>-51.5800427304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56.1664497798376" calcext:value-type="float">
            <text:p>-56.166449779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3.3167775298056" calcext:value-type="float">
            <text:p>-53.316777529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49.9267855329568" calcext:value-type="float">
            <text:p>-49.92678553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5.6788512725267" calcext:value-type="float">
            <text:p>-55.678851272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47.700884838471" calcext:value-type="float">
            <text:p>-47.700884838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8.326723614682" calcext:value-type="float">
            <text:p>-58.3267236147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49.8490386864726" calcext:value-type="float">
            <text:p>-49.8490386865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50.2934674374905" calcext:value-type="float">
            <text:p>-50.293467437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8.6480067490813" calcext:value-type="float">
            <text:p>-58.648006749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0.5305589000327" calcext:value-type="float">
            <text:p>-60.530558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1.4017515534883" calcext:value-type="float">
            <text:p>-61.401751553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44.0874428757382" calcext:value-type="float">
            <text:p>-44.087442875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4.9790236917672" calcext:value-type="float">
            <text:p>-54.979023691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48.1842576953141" calcext:value-type="float">
            <text:p>-48.184257695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6.9514432919644" calcext:value-type="float">
            <text:p>-66.95144329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48.6522985778837" calcext:value-type="float">
            <text:p>-48.652298577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47.0825801428879" calcext:value-type="float">
            <text:p>-47.082580142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51.7127547208747" calcext:value-type="float">
            <text:p>-51.712754720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43.4430114687724" calcext:value-type="float">
            <text:p>-43.443011468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4.8714268688766" calcext:value-type="float">
            <text:p>-54.871426868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4.4397129572522" calcext:value-type="float">
            <text:p>-54.439712957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54.0856570321907" calcext:value-type="float">
            <text:p>-54.085657032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49.0029420788383" calcext:value-type="float">
            <text:p>-49.0029420788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0.1704356347995" calcext:value-type="float">
            <text:p>-60.170435634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49.4007693492068" calcext:value-type="float">
            <text:p>-49.400769349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43.9964710775554" calcext:value-type="float">
            <text:p>-43.9964710776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44.444165521598" calcext:value-type="float">
            <text:p>-44.444165521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49.6849352671635" calcext:value-type="float">
            <text:p>-49.684935267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47.5086165780864" calcext:value-type="float">
            <text:p>-47.5086165781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46.0789266962329" calcext:value-type="float">
            <text:p>-46.078926696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47.0472577593438" calcext:value-type="float">
            <text:p>-47.047257759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2.4731652367163" calcext:value-type="float">
            <text:p>-62.473165236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7.1025247370935" calcext:value-type="float">
            <text:p>-57.102524737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48.1544356359208" calcext:value-type="float">
            <text:p>-48.154435635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3.1820419448485" calcext:value-type="float">
            <text:p>-73.182041944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45.0802198291825" calcext:value-type="float">
            <text:p>-45.080219829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0.053637346035" calcext:value-type="float">
            <text:p>-50.053637346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3.8896828595579" calcext:value-type="float">
            <text:p>-53.889682859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46.1389018142954" calcext:value-type="float">
            <text:p>-46.138901814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5.121945943492" calcext:value-type="float">
            <text:p>-55.121945943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6.9095059151121" calcext:value-type="float">
            <text:p>-66.909505915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50.7570403637019" calcext:value-type="float">
            <text:p>-50.757040363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2.5468425836908" calcext:value-type="float">
            <text:p>-52.546842583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49.1029852564952" calcext:value-type="float">
            <text:p>-49.1029852565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48.9462674017991" calcext:value-type="float">
            <text:p>-48.946267401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5.8094608763544" calcext:value-type="float">
            <text:p>-55.809460876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3.8899822622954" calcext:value-type="float">
            <text:p>-53.8899822623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4.5830413026464" calcext:value-type="float">
            <text:p>-54.5830413026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6.3055394231644" calcext:value-type="float">
            <text:p>-56.3055394232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0.940846912993" calcext:value-type="float">
            <text:p>-50.94084691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74.430932858826" calcext:value-type="float">
            <text:p>-74.4309328588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1.8038536400559" calcext:value-type="float">
            <text:p>-41.803853640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6.7156504929068" calcext:value-type="float">
            <text:p>-56.715650492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1.4459579532662" calcext:value-type="float">
            <text:p>-51.4459579533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43.7750628675976" calcext:value-type="float">
            <text:p>-43.7750628676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49.791008959515" calcext:value-type="float">
            <text:p>-49.791008959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4.1509415678205" calcext:value-type="float">
            <text:p>-54.150941567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43.7217181480429" calcext:value-type="float">
            <text:p>-43.72171814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49.7285546494505" calcext:value-type="float">
            <text:p>-49.728554649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42.6060791395824" calcext:value-type="float">
            <text:p>-42.606079139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9.7251507694424" calcext:value-type="float">
            <text:p>-69.725150769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7.1302928578434" calcext:value-type="float">
            <text:p>-47.130292857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0.7774848044305" calcext:value-type="float">
            <text:p>-50.777484804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1.9086081053088" calcext:value-type="float">
            <text:p>-51.908608105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6.0995087723889" calcext:value-type="float">
            <text:p>-56.099508772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53.4666573681429" calcext:value-type="float">
            <text:p>-53.466657368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49.0358294117265" calcext:value-type="float">
            <text:p>-49.0358294117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47.6472785084026" calcext:value-type="float">
            <text:p>-47.647278508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44.9645177788041" calcext:value-type="float">
            <text:p>-44.964517778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9.8987398649677" calcext:value-type="float">
            <text:p>-59.89873986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7.9583631018252" calcext:value-type="float">
            <text:p>-57.958363101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45.4629769085062" calcext:value-type="float">
            <text:p>-45.462976908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2.5889477290565" calcext:value-type="float">
            <text:p>-52.588947729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69.2390769313782" calcext:value-type="float">
            <text:p>-69.239076931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46.6243614669179" calcext:value-type="float">
            <text:p>-46.624361466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48.2832181597321" calcext:value-type="float">
            <text:p>-48.2832181597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61.2214070054193" calcext:value-type="float">
            <text:p>-61.2214070054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43.7924987481966" calcext:value-type="float">
            <text:p>-43.7924987482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51.2456161254652" calcext:value-type="float">
            <text:p>-51.2456161255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45.1477801397486" calcext:value-type="float">
            <text:p>-45.147780139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1.6638947719525" calcext:value-type="float">
            <text:p>-51.66389477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43.6077961213208" calcext:value-type="float">
            <text:p>-43.607796121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3.4083286378721" calcext:value-type="float">
            <text:p>-53.4083286379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46.0413466734621" calcext:value-type="float">
            <text:p>-46.041346673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51.1126809408579" calcext:value-type="float">
            <text:p>-51.112680940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42.9581940938274" calcext:value-type="float">
            <text:p>-42.958194093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48.3406951788727" calcext:value-type="float">
            <text:p>-48.340695178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2.0369490405717" calcext:value-type="float">
            <text:p>-52.036949040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0.0160090294835" calcext:value-type="float">
            <text:p>-50.016009029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6.4242262503946" calcext:value-type="float">
            <text:p>-56.424226250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5.2568880962584" calcext:value-type="float">
            <text:p>-55.256888096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49.7121743059954" calcext:value-type="float">
            <text:p>-49.712174306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44.2410754590092" calcext:value-type="float">
            <text:p>-44.24107545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64.3675764342072" calcext:value-type="float">
            <text:p>-64.367576434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2.9666028247571" calcext:value-type="float">
            <text:p>-52.9666028248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64.811619403518" calcext:value-type="float">
            <text:p>-64.811619403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46.1191395006828" calcext:value-type="float">
            <text:p>-46.119139500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45.7609687081176" calcext:value-type="float">
            <text:p>-45.7609687081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5.6848765516099" calcext:value-type="float">
            <text:p>-55.684876551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2.0360513243804" calcext:value-type="float">
            <text:p>-62.036051324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49.6653788397786" calcext:value-type="float">
            <text:p>-49.6653788398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4.0319724935974" calcext:value-type="float">
            <text:p>-54.031972493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1.4260722091708" calcext:value-type="float">
            <text:p>-41.426072209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62.2528737108429" calcext:value-type="float">
            <text:p>-62.252873710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2.5617884669687" calcext:value-type="float">
            <text:p>-52.56178846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1.1513609848663" calcext:value-type="float">
            <text:p>-51.151360984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45.3921083414057" calcext:value-type="float">
            <text:p>-45.392108341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1.2770077567476" calcext:value-type="float">
            <text:p>-51.2770077567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5.6865464263406" calcext:value-type="float">
            <text:p>-45.6865464263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8.6437941058794" calcext:value-type="float">
            <text:p>-48.6437941059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2.0281660455809" calcext:value-type="float">
            <text:p>-52.028166045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9.4371157117131" calcext:value-type="float">
            <text:p>-49.437115711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3.7068768210384" calcext:value-type="float">
            <text:p>-43.70687682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3.3772730229315" calcext:value-type="float">
            <text:p>-43.377273022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2.7979267530863" calcext:value-type="float">
            <text:p>-52.797926753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42.262883833413" calcext:value-type="float">
            <text:p>-42.262883833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47.8648310249119" calcext:value-type="float">
            <text:p>-47.864831024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47.111491422454" calcext:value-type="float">
            <text:p>-47.1114914225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2.1348515602916" calcext:value-type="float">
            <text:p>-62.134851560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7.571090559044" calcext:value-type="float">
            <text:p>-57.57109055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1.262150729551" calcext:value-type="float">
            <text:p>-51.262150729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0.994030489502" calcext:value-type="float">
            <text:p>-50.994030489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45.9356684789002" calcext:value-type="float">
            <text:p>-45.935668478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48.1497122818698" calcext:value-type="float">
            <text:p>-48.1497122819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2.0646403808438" calcext:value-type="float">
            <text:p>-52.064640380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44.2414741746255" calcext:value-type="float">
            <text:p>-44.241474174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53.3752004387075" calcext:value-type="float">
            <text:p>-53.375200438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49.4807248398256" calcext:value-type="float">
            <text:p>-49.480724839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40.5676942048362" calcext:value-type="float">
            <text:p>-40.567694204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47.4568038464544" calcext:value-type="float">
            <text:p>-47.456803846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50.9754736934535" calcext:value-type="float">
            <text:p>-50.975473693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60.4207095891691" calcext:value-type="float">
            <text:p>-60.420709589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44.0585813794677" calcext:value-type="float">
            <text:p>-44.058581379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0.1944297868655" calcext:value-type="float">
            <text:p>-50.194429786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5.8518527556763" calcext:value-type="float">
            <text:p>-65.851852755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5.0863362324302" calcext:value-type="float">
            <text:p>-45.086336232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6.7916167929087" calcext:value-type="float">
            <text:p>-46.791616792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0.3330735880818" calcext:value-type="float">
            <text:p>-60.3330735881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6.7806002589824" calcext:value-type="float">
            <text:p>-46.780600259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7.749840958647" calcext:value-type="float">
            <text:p>-57.749840958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1.6413000482146" calcext:value-type="float">
            <text:p>-51.6413000482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6.5452780657599" calcext:value-type="float">
            <text:p>-56.5452780658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49.2354742959471" calcext:value-type="float">
            <text:p>-49.235474295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1.1673948993976" calcext:value-type="float">
            <text:p>-51.167394899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43.0888324384117" calcext:value-type="float">
            <text:p>-43.088832438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1.6433949018175" calcext:value-type="float">
            <text:p>-51.643394901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63.2456198265942" calcext:value-type="float">
            <text:p>-63.245619826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1.0806109579525" calcext:value-type="float">
            <text:p>-51.08061095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0.3263787852601" calcext:value-type="float">
            <text:p>-50.326378785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6.530639906894" calcext:value-type="float">
            <text:p>-46.530639906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3.3014257990804" calcext:value-type="float">
            <text:p>-53.3014257991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2.7066218653891" calcext:value-type="float">
            <text:p>-52.706621865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0.9609371717977" calcext:value-type="float">
            <text:p>-50.960937171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6.1933834316482" calcext:value-type="float">
            <text:p>-56.193383431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44.6635430302554" calcext:value-type="float">
            <text:p>-44.663543030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7.5473943532044" calcext:value-type="float">
            <text:p>-67.547394353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1.9217500166556" calcext:value-type="float">
            <text:p>-41.9217500167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49.0869272231766" calcext:value-type="float">
            <text:p>-49.086927223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1.571809433095" calcext:value-type="float">
            <text:p>-51.571809433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1.0505241182683" calcext:value-type="float">
            <text:p>-51.050524118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4.822335058304" calcext:value-type="float">
            <text:p>-54.822335058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55.7163104332145" calcext:value-type="float">
            <text:p>-55.716310433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7.2447604344583" calcext:value-type="float">
            <text:p>-57.244760434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48.3507761805426" calcext:value-type="float">
            <text:p>-48.3507761805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2.0436888872459" calcext:value-type="float">
            <text:p>-42.043688887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0.8726142891828" calcext:value-type="float">
            <text:p>-50.872614289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63.8864882897961" calcext:value-type="float">
            <text:p>-63.8864882898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48.4642500948319" calcext:value-type="float">
            <text:p>-48.464250094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0.1465477955564" calcext:value-type="float">
            <text:p>-50.146547795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8.3892003201593" calcext:value-type="float">
            <text:p>-58.389200320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3.4334945641676" calcext:value-type="float">
            <text:p>-53.433494564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6.1262948331584" calcext:value-type="float">
            <text:p>-56.126294833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5.9761104463128" calcext:value-type="float">
            <text:p>-55.976110446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1.2795364796264" calcext:value-type="float">
            <text:p>-51.279536479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44.412425648165" calcext:value-type="float">
            <text:p>-44.412425648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51.9886147593948" calcext:value-type="float">
            <text:p>-51.988614759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2.7342672074378" calcext:value-type="float">
            <text:p>-52.734267207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7.4857392126986" calcext:value-type="float">
            <text:p>-47.485739212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61.2183340895738" calcext:value-type="float">
            <text:p>-61.218334089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49.4614970237181" calcext:value-type="float">
            <text:p>-49.461497023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9.5241218968812" calcext:value-type="float">
            <text:p>-49.524121896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9.8560732909835" calcext:value-type="float">
            <text:p>-49.85607329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3.561311729614" calcext:value-type="float">
            <text:p>-63.561311729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3.8914771904239" calcext:value-type="float">
            <text:p>-53.891477190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4.6007327159225" calcext:value-type="float">
            <text:p>-54.600732715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49.7321298774738" calcext:value-type="float">
            <text:p>-49.732129877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2.1085518500372" calcext:value-type="float">
            <text:p>-52.1085518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5.9750984928835" calcext:value-type="float">
            <text:p>-55.975098492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49.3493362970349" calcext:value-type="float">
            <text:p>-49.34933629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4.3029821101607" calcext:value-type="float">
            <text:p>-54.302982110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6.5161195843046" calcext:value-type="float">
            <text:p>-56.5161195843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1.5364144744931" calcext:value-type="float">
            <text:p>-51.536414474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48.7744693741993" calcext:value-type="float">
            <text:p>-48.774469374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7.1564511473909" calcext:value-type="float">
            <text:p>-57.1564511474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0.2717412889375" calcext:value-type="float">
            <text:p>-60.2717412889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8.3691261342258" calcext:value-type="float">
            <text:p>-48.369126134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1.3083268767429" calcext:value-type="float">
            <text:p>-51.308326876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61.6185846979844" calcext:value-type="float">
            <text:p>-61.61858469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7.2659900109478" calcext:value-type="float">
            <text:p>-57.2659900109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48.1807894360026" calcext:value-type="float">
            <text:p>-48.180789436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71.2802101130594" calcext:value-type="float">
            <text:p>-71.280210113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1.3363772844888" calcext:value-type="float">
            <text:p>-51.336377284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7.6671188561684" calcext:value-type="float">
            <text:p>-57.667118856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61.1794034349583" calcext:value-type="float">
            <text:p>-61.179403435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1.2602029216869" calcext:value-type="float">
            <text:p>-51.260202921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5.3357025706893" calcext:value-type="float">
            <text:p>-45.335702570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8.9154363999024" calcext:value-type="float">
            <text:p>-48.915436399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7.0740888293578" calcext:value-type="float">
            <text:p>-57.0740888294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59.1119059736505" calcext:value-type="float">
            <text:p>-59.111905973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2.9067403951131" calcext:value-type="float">
            <text:p>-52.906740395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7.639540831707" calcext:value-type="float">
            <text:p>-47.639540831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6.6273755057667" calcext:value-type="float">
            <text:p>-46.627375505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9.9184427968087" calcext:value-type="float">
            <text:p>-59.918442796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48:4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38211110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1.7677588366172" calcext:value-type="float">
            <text:p>-31.76775883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82723027722489" calcext:value-type="float">
            <text:p>6.827230277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8325820995108" calcext:value-type="float">
            <text:p>17.832582099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4.0707794784599" calcext:value-type="float">
            <text:p>24.070779478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823657437088" calcext:value-type="float">
            <text:p>28.823657437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6081975564348" calcext:value-type="float">
            <text:p>29.60819755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2127206442213" calcext:value-type="float">
            <text:p>30.212720644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5568136599957" calcext:value-type="float">
            <text:p>30.5568136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6597523202548" calcext:value-type="float">
            <text:p>30.659752320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5184300289166" calcext:value-type="float">
            <text:p>31.518430028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7838522695755" calcext:value-type="float">
            <text:p>32.783852269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611892101076" calcext:value-type="float">
            <text:p>33.061189210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2821772393347" calcext:value-type="float">
            <text:p>33.2821772393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6435771055218" calcext:value-type="float">
            <text:p>33.643577105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3757177319153" calcext:value-type="float">
            <text:p>34.3757177319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2772431092653" calcext:value-type="float">
            <text:p>34.277243109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5650977673676" calcext:value-type="float">
            <text:p>34.565097767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5.1021517704405" calcext:value-type="float">
            <text:p>35.10215177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1269059386148" calcext:value-type="float">
            <text:p>35.126905938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1519205791417" calcext:value-type="float">
            <text:p>35.151920579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5.0961014440868" calcext:value-type="float">
            <text:p>35.096101444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6075955795729" calcext:value-type="float">
            <text:p>35.607595579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988423318091" calcext:value-type="float">
            <text:p>35.988423318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6484181582622" calcext:value-type="float">
            <text:p>35.648418158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6.1073952136945" calcext:value-type="float">
            <text:p>36.1073952137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2101487463597" calcext:value-type="float">
            <text:p>36.210148746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.154324386073" calcext:value-type="float">
            <text:p>36.1543243861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6.0191652264777" calcext:value-type="float">
            <text:p>36.019165226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498000985243" calcext:value-type="float">
            <text:p>36.498000985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6.1600430302551" calcext:value-type="float">
            <text:p>36.160043030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7181096805525" calcext:value-type="float">
            <text:p>35.718109680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6.4317166860081" calcext:value-type="float">
            <text:p>36.43171668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3057311224407" calcext:value-type="float">
            <text:p>36.305731122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3774270719219" calcext:value-type="float">
            <text:p>36.377427071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2924096681977" calcext:value-type="float">
            <text:p>36.2924096682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5714064951557" calcext:value-type="float">
            <text:p>36.571406495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1536408613322" calcext:value-type="float">
            <text:p>36.153640861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2376220770044" calcext:value-type="float">
            <text:p>36.23762207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6106871563784" calcext:value-type="float">
            <text:p>36.610687156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1527495528768" calcext:value-type="float">
            <text:p>36.152749552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3147352405402" calcext:value-type="float">
            <text:p>36.314735240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65093295822" calcext:value-type="float">
            <text:p>36.650932958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5662631661359" calcext:value-type="float">
            <text:p>36.566263166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6.2139660244563" calcext:value-type="float">
            <text:p>36.213966024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3278815364178" calcext:value-type="float">
            <text:p>36.327881536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2226458128239" calcext:value-type="float">
            <text:p>36.222645812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7897389259541" calcext:value-type="float">
            <text:p>36.78973892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5701038904719" calcext:value-type="float">
            <text:p>36.570103890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4194366055762" calcext:value-type="float">
            <text:p>36.419436605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4121935584375" calcext:value-type="float">
            <text:p>36.412193558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8784312205957" calcext:value-type="float">
            <text:p>36.8784312206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7202108498897" calcext:value-type="float">
            <text:p>36.720210849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6126310428025" calcext:value-type="float">
            <text:p>36.612631042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5719859337247" calcext:value-type="float">
            <text:p>36.571985933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4324634690744" calcext:value-type="float">
            <text:p>36.4324634691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7.1563346406598" calcext:value-type="float">
            <text:p>37.156334640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7166117603877" calcext:value-type="float">
            <text:p>36.716611760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485384923679" calcext:value-type="float">
            <text:p>36.485384923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6818174768457" calcext:value-type="float">
            <text:p>36.681817476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6788821502079" calcext:value-type="float">
            <text:p>36.678882150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8661282631298" calcext:value-type="float">
            <text:p>36.866128263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7519288376575" calcext:value-type="float">
            <text:p>36.751928837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6733486852284" calcext:value-type="float">
            <text:p>36.673348685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5878388222762" calcext:value-type="float">
            <text:p>36.587838822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5550311872882" calcext:value-type="float">
            <text:p>36.555031187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8016735710347" calcext:value-type="float">
            <text:p>36.80167357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2910801111095" calcext:value-type="float">
            <text:p>37.291080111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9650999061686" calcext:value-type="float">
            <text:p>36.965099906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5591242381431" calcext:value-type="float">
            <text:p>36.559124238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7222951229884" calcext:value-type="float">
            <text:p>36.72229512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5136350411794" calcext:value-type="float">
            <text:p>36.513635041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2166365791518" calcext:value-type="float">
            <text:p>36.216636579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7.0604803692822" calcext:value-type="float">
            <text:p>37.060480369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5477391696942" calcext:value-type="float">
            <text:p>36.547739169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626911515871" calcext:value-type="float">
            <text:p>36.626911515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7620230652982" calcext:value-type="float">
            <text:p>36.762023065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3850890970367" calcext:value-type="float">
            <text:p>36.38508909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5368630119247" calcext:value-type="float">
            <text:p>36.536863011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7893626358933" calcext:value-type="float">
            <text:p>36.789362635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5131554046902" calcext:value-type="float">
            <text:p>36.513155404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4616197595664" calcext:value-type="float">
            <text:p>36.461619759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7874887386243" calcext:value-type="float">
            <text:p>36.7874887386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823500280886" calcext:value-type="float">
            <text:p>36.8235002809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9600487140029" calcext:value-type="float">
            <text:p>36.96004871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7534706852865" calcext:value-type="float">
            <text:p>36.753470685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8302126297124" calcext:value-type="float">
            <text:p>36.830212629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7042570683702" calcext:value-type="float">
            <text:p>36.704257068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4330247186232" calcext:value-type="float">
            <text:p>36.433024718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4445628234939" calcext:value-type="float">
            <text:p>36.444562823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5983289340055" calcext:value-type="float">
            <text:p>36.598328934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5817575407445" calcext:value-type="float">
            <text:p>36.581757540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8341253314994" calcext:value-type="float">
            <text:p>36.834125331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4023607495271" calcext:value-type="float">
            <text:p>36.402360749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8991207172339" calcext:value-type="float">
            <text:p>36.899120717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9605949878094" calcext:value-type="float">
            <text:p>36.960594987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3300961105983" calcext:value-type="float">
            <text:p>36.330096110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7175821200932" calcext:value-type="float">
            <text:p>36.7175821201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6255841522607" calcext:value-type="float">
            <text:p>36.625584152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3997068164039" calcext:value-type="float">
            <text:p>36.399706816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5710925264886" calcext:value-type="float">
            <text:p>36.571092526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9484969758559" calcext:value-type="float">
            <text:p>36.948496975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7074333979355" calcext:value-type="float">
            <text:p>36.707433397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217247371258" calcext:value-type="float">
            <text:p>36.217247371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8372467755733" calcext:value-type="float">
            <text:p>36.837246775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3495686593454" calcext:value-type="float">
            <text:p>36.3495686593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6232160016814" calcext:value-type="float">
            <text:p>36.623216001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4472364438248" calcext:value-type="float">
            <text:p>36.447236443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5.9776108950653" calcext:value-type="float">
            <text:p>35.977610895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0899620317839" calcext:value-type="float">
            <text:p>36.089962031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5428982141743" calcext:value-type="float">
            <text:p>36.542898214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5445903223184" calcext:value-type="float">
            <text:p>36.544590322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4668136827371" calcext:value-type="float">
            <text:p>36.466813682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7846575320694" calcext:value-type="float">
            <text:p>36.784657532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4827380423835" calcext:value-type="float">
            <text:p>36.482738042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1726399209058" calcext:value-type="float">
            <text:p>36.172639920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5089922713139" calcext:value-type="float">
            <text:p>36.5089922713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4694876885345" calcext:value-type="float">
            <text:p>36.469487688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3089341659811" calcext:value-type="float">
            <text:p>36.30893416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3686548637757" calcext:value-type="float">
            <text:p>36.3686548638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3551891741332" calcext:value-type="float">
            <text:p>36.355189174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7380394832084" calcext:value-type="float">
            <text:p>36.738039483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6551014889254" calcext:value-type="float">
            <text:p>36.655101488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330161196388" calcext:value-type="float">
            <text:p>36.330161196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6387964278579" calcext:value-type="float">
            <text:p>36.638796427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6174878838105" calcext:value-type="float">
            <text:p>36.617487883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2304590692957" calcext:value-type="float">
            <text:p>36.230459069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1281781255876" calcext:value-type="float">
            <text:p>36.1281781256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7627606152406" calcext:value-type="float">
            <text:p>36.762760615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4386149073723" calcext:value-type="float">
            <text:p>36.4386149074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2906777403169" calcext:value-type="float">
            <text:p>36.290677740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35357642339" calcext:value-type="float">
            <text:p>36.353576423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0917363972645" calcext:value-type="float">
            <text:p>36.091736397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4494889279232" calcext:value-type="float">
            <text:p>36.449488927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1051271364479" calcext:value-type="float">
            <text:p>36.105127136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460857059207" calcext:value-type="float">
            <text:p>36.460857059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5047157801781" calcext:value-type="float">
            <text:p>36.504715780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3596594721189" calcext:value-type="float">
            <text:p>36.359659472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4288064674969" calcext:value-type="float">
            <text:p>36.428806467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2250275879118" calcext:value-type="float">
            <text:p>36.225027587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5866741195631" calcext:value-type="float">
            <text:p>36.586674119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6.2241246818765" calcext:value-type="float">
            <text:p>36.224124681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7341592184491" calcext:value-type="float">
            <text:p>35.734159218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179542839912" calcext:value-type="float">
            <text:p>36.1795428399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4516828645661" calcext:value-type="float">
            <text:p>36.451682864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8983478891707" calcext:value-type="float">
            <text:p>35.898347889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5.9630877859" calcext:value-type="float">
            <text:p>35.963087785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0805411893872" calcext:value-type="float">
            <text:p>36.080541189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3249190867471" calcext:value-type="float">
            <text:p>36.324919086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.1489653737097" calcext:value-type="float">
            <text:p>36.148965373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53917447712" calcext:value-type="float">
            <text:p>36.5391744771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6.0206483330552" calcext:value-type="float">
            <text:p>36.020648333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8694591268626" calcext:value-type="float">
            <text:p>35.8694591269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2518025119929" calcext:value-type="float">
            <text:p>36.25180251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0269794162575" calcext:value-type="float">
            <text:p>36.026979416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5099348680689" calcext:value-type="float">
            <text:p>35.509934868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8907309716495" calcext:value-type="float">
            <text:p>35.8907309716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6.0503326597042" calcext:value-type="float">
            <text:p>36.050332659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7550528393531" calcext:value-type="float">
            <text:p>35.755052839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6.0306100393257" calcext:value-type="float">
            <text:p>36.0306100393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8858284804785" calcext:value-type="float">
            <text:p>35.8858284805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9241327748047" calcext:value-type="float">
            <text:p>35.924132774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8822006925808" calcext:value-type="float">
            <text:p>35.882200692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8382256142578" calcext:value-type="float">
            <text:p>35.8382256143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4989734972492" calcext:value-type="float">
            <text:p>35.4989734972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4028980530459" calcext:value-type="float">
            <text:p>35.40289805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9578994051725" calcext:value-type="float">
            <text:p>35.957899405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7559427246863" calcext:value-type="float">
            <text:p>35.7559427247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7054145503982" calcext:value-type="float">
            <text:p>35.705414550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6187358332393" calcext:value-type="float">
            <text:p>35.6187358332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6668495305781" calcext:value-type="float">
            <text:p>35.666849530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3544596433886" calcext:value-type="float">
            <text:p>35.354459643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8257878110465" calcext:value-type="float">
            <text:p>35.82578781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7721588090879" calcext:value-type="float">
            <text:p>35.772158809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9350670347119" calcext:value-type="float">
            <text:p>34.935067034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1701025989654" calcext:value-type="float">
            <text:p>35.170102599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2456568234352" calcext:value-type="float">
            <text:p>35.245656823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0555335614193" calcext:value-type="float">
            <text:p>35.0555335614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0938984147678" calcext:value-type="float">
            <text:p>35.093898414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1783583059227" calcext:value-type="float">
            <text:p>35.178358305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8852613414581" calcext:value-type="float">
            <text:p>34.885261341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0884854254395" calcext:value-type="float">
            <text:p>35.088485425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5.0215198130363" calcext:value-type="float">
            <text:p>35.02151981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5.0517532334602" calcext:value-type="float">
            <text:p>35.051753233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8345073789077" calcext:value-type="float">
            <text:p>34.8345073789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8656564612659" calcext:value-type="float">
            <text:p>34.8656564613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3523893133341" calcext:value-type="float">
            <text:p>34.352389313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6330740336895" calcext:value-type="float">
            <text:p>34.633074033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9699451623389" calcext:value-type="float">
            <text:p>33.969945162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1378022347596" calcext:value-type="float">
            <text:p>34.137802234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6974419610456" calcext:value-type="float">
            <text:p>34.69744196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4.0191256398146" calcext:value-type="float">
            <text:p>34.019125639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8049349015344" calcext:value-type="float">
            <text:p>33.804934901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7920548345038" calcext:value-type="float">
            <text:p>33.792054834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7581472998855" calcext:value-type="float">
            <text:p>33.758147299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4860212151472" calcext:value-type="float">
            <text:p>33.486021215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868307412352" calcext:value-type="float">
            <text:p>33.868307412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354103302138" calcext:value-type="float">
            <text:p>33.3541033021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2010959307479" calcext:value-type="float">
            <text:p>33.201095930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4700107756839" calcext:value-type="float">
            <text:p>33.4700107757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6310621954882" calcext:value-type="float">
            <text:p>33.6310621955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2955533078864" calcext:value-type="float">
            <text:p>33.295553307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629468277957" calcext:value-type="float">
            <text:p>32.62946827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3.0340872783482" calcext:value-type="float">
            <text:p>33.034087278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7433926088878" calcext:value-type="float">
            <text:p>32.743392608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7236418761937" calcext:value-type="float">
            <text:p>32.7236418762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7215350707569" calcext:value-type="float">
            <text:p>32.721535070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0620093770803" calcext:value-type="float">
            <text:p>32.062009377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1455258771431" calcext:value-type="float">
            <text:p>32.145525877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2001903981756" calcext:value-type="float">
            <text:p>32.200190398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2442871656947" calcext:value-type="float">
            <text:p>32.2442871657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3799158367726" calcext:value-type="float">
            <text:p>31.379915836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7076491019105" calcext:value-type="float">
            <text:p>31.7076491019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7637953549597" calcext:value-type="float">
            <text:p>31.76379535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8020861996493" calcext:value-type="float">
            <text:p>31.8020861996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226485659065" calcext:value-type="float">
            <text:p>31.2264856591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2111703083859" calcext:value-type="float">
            <text:p>31.211170308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0.9175300065266" calcext:value-type="float">
            <text:p>30.9175300065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1429404222616" calcext:value-type="float">
            <text:p>31.142940422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3688736880954" calcext:value-type="float">
            <text:p>30.368873688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3554909776733" calcext:value-type="float">
            <text:p>30.355490977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6510800104026" calcext:value-type="float">
            <text:p>30.651080010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1366976838098" calcext:value-type="float">
            <text:p>30.1366976838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3300147893393" calcext:value-type="float">
            <text:p>30.330014789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3094921086205" calcext:value-type="float">
            <text:p>30.309492108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9094321316463" calcext:value-type="float">
            <text:p>29.909432131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9350223220192" calcext:value-type="float">
            <text:p>29.93502232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8716212748202" calcext:value-type="float">
            <text:p>29.871621274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0336124946849" calcext:value-type="float">
            <text:p>29.033612494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4605143384171" calcext:value-type="float">
            <text:p>29.460514338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5790372192648" calcext:value-type="float">
            <text:p>29.579037219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4228580220573" calcext:value-type="float">
            <text:p>28.422858022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5581162447682" calcext:value-type="float">
            <text:p>28.558116244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2981713648385" calcext:value-type="float">
            <text:p>28.298171364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3000569057869" calcext:value-type="float">
            <text:p>28.300056905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3290017653679" calcext:value-type="float">
            <text:p>28.329001765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137385522214" calcext:value-type="float">
            <text:p>28.137385522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9118993033848" calcext:value-type="float">
            <text:p>27.911899303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7260729551641" calcext:value-type="float">
            <text:p>27.726072955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8174983202641" calcext:value-type="float">
            <text:p>27.817498320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5741911386197" calcext:value-type="float">
            <text:p>27.574191138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2294010099436" calcext:value-type="float">
            <text:p>27.229401009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2672671405479" calcext:value-type="float">
            <text:p>27.2672671405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05253804081" calcext:value-type="float">
            <text:p>27.0525380408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1341927197042" calcext:value-type="float">
            <text:p>27.134192719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1581224717802" calcext:value-type="float">
            <text:p>26.158122471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6878185603757" calcext:value-type="float">
            <text:p>26.6878185604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8428041250538" calcext:value-type="float">
            <text:p>25.842804125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3328713324449" calcext:value-type="float">
            <text:p>26.332871332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5.9997769331839" calcext:value-type="float">
            <text:p>25.999776933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073655109927" calcext:value-type="float">
            <text:p>26.073655109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2216959814202" calcext:value-type="float">
            <text:p>25.221695981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5079521159731" calcext:value-type="float">
            <text:p>25.50795211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3537564533856" calcext:value-type="float">
            <text:p>25.353756453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4179514496116" calcext:value-type="float">
            <text:p>25.417951449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2365525981505" calcext:value-type="float">
            <text:p>25.236552598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4.8754059145516" calcext:value-type="float">
            <text:p>24.8754059146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886556031203" calcext:value-type="float">
            <text:p>24.886556031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6564141377471" calcext:value-type="float">
            <text:p>24.656414137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3907724078192" calcext:value-type="float">
            <text:p>24.390772407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5704726024333" calcext:value-type="float">
            <text:p>24.570472602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0708078076195" calcext:value-type="float">
            <text:p>24.0708078076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232153750346" calcext:value-type="float">
            <text:p>24.232153750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5317103496744" calcext:value-type="float">
            <text:p>23.5317103497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8542791674985" calcext:value-type="float">
            <text:p>23.854279167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4811229934808" calcext:value-type="float">
            <text:p>23.481122993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6401129013219" calcext:value-type="float">
            <text:p>23.640112901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4974703446441" calcext:value-type="float">
            <text:p>23.497470344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0951423282047" calcext:value-type="float">
            <text:p>23.0951423282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810412346706" calcext:value-type="float">
            <text:p>22.8104123467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5923480029886" calcext:value-type="float">
            <text:p>22.592348003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9433474694424" calcext:value-type="float">
            <text:p>22.943347469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378069823986" calcext:value-type="float">
            <text:p>22.37806982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1.9397785176037" calcext:value-type="float">
            <text:p>21.9397785176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6179539508127" calcext:value-type="float">
            <text:p>21.617953950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2755124604154" calcext:value-type="float">
            <text:p>22.275512460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7041348696091" calcext:value-type="float">
            <text:p>21.704134869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2444068566422" calcext:value-type="float">
            <text:p>21.244406856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5528063138888" calcext:value-type="float">
            <text:p>21.5528063139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8393169656485" calcext:value-type="float">
            <text:p>20.839316965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4691217507714" calcext:value-type="float">
            <text:p>21.469121750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3697278719915" calcext:value-type="float">
            <text:p>21.36972787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459479489466" calcext:value-type="float">
            <text:p>21.459479489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84495591424" calcext:value-type="float">
            <text:p>20.8449559142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0363084671558" calcext:value-type="float">
            <text:p>21.0363084672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08413442459" calcext:value-type="float">
            <text:p>20.084134424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6738335320871" calcext:value-type="float">
            <text:p>19.673833532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5437439677891" calcext:value-type="float">
            <text:p>19.543743967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5335491399059" calcext:value-type="float">
            <text:p>19.533549139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6080661185746" calcext:value-type="float">
            <text:p>19.608066118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2373382483725" calcext:value-type="float">
            <text:p>19.237338248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3378090698622" calcext:value-type="float">
            <text:p>19.337809069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987342791064" calcext:value-type="float">
            <text:p>19.498734279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0672617068508" calcext:value-type="float">
            <text:p>19.067261706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3837790864441" calcext:value-type="float">
            <text:p>19.383779086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1159426673509" calcext:value-type="float">
            <text:p>19.115942667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6704709858064" calcext:value-type="float">
            <text:p>18.6704709858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2230629133891" calcext:value-type="float">
            <text:p>18.223062913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3251634573686" calcext:value-type="float">
            <text:p>18.325163457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7.9592810357472" calcext:value-type="float">
            <text:p>17.959281035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7304385831733" calcext:value-type="float">
            <text:p>17.730438583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5781705265756" calcext:value-type="float">
            <text:p>17.578170526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9252345729468" calcext:value-type="float">
            <text:p>17.925234572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5314477370673" calcext:value-type="float">
            <text:p>17.531447737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3841461338539" calcext:value-type="float">
            <text:p>17.384146133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8620792292347" calcext:value-type="float">
            <text:p>17.862079229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6199432226599" calcext:value-type="float">
            <text:p>17.6199432227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6.9811340765944" calcext:value-type="float">
            <text:p>16.9811340766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7.0108325908235" calcext:value-type="float">
            <text:p>17.010832590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6505885778573" calcext:value-type="float">
            <text:p>16.6505885779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2183940378827" calcext:value-type="float">
            <text:p>16.218394037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6474125555803" calcext:value-type="float">
            <text:p>16.647412555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6577880666718" calcext:value-type="float">
            <text:p>16.6577880667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0320728043248" calcext:value-type="float">
            <text:p>16.032072804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7823919663159" calcext:value-type="float">
            <text:p>15.782391966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461466898088" calcext:value-type="float">
            <text:p>16.4614668981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9380501669849" calcext:value-type="float">
            <text:p>15.93805016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3460610447966" calcext:value-type="float">
            <text:p>15.346061044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8008277265915" calcext:value-type="float">
            <text:p>15.8008277266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8032252345634" calcext:value-type="float">
            <text:p>15.803225234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5538178831349" calcext:value-type="float">
            <text:p>15.553817883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4445468600027" calcext:value-type="float">
            <text:p>15.4445468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5216342170579" calcext:value-type="float">
            <text:p>15.521634217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4455588245955" calcext:value-type="float">
            <text:p>15.445558824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2592906741109" calcext:value-type="float">
            <text:p>14.259290674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5856528745697" calcext:value-type="float">
            <text:p>14.585652874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6822744845124" calcext:value-type="float">
            <text:p>14.682274484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3.9809256841225" calcext:value-type="float">
            <text:p>13.980925684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3217465774164" calcext:value-type="float">
            <text:p>14.321746577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4.0248705725985" calcext:value-type="float">
            <text:p>14.024870572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4.0210314159562" calcext:value-type="float">
            <text:p>14.02103141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3360051416122" calcext:value-type="float">
            <text:p>14.336005141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8410312411336" calcext:value-type="float">
            <text:p>13.8410312411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6547189569375" calcext:value-type="float">
            <text:p>13.654718956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4.1043105929875" calcext:value-type="float">
            <text:p>14.10431059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4084925931637" calcext:value-type="float">
            <text:p>13.408492593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8205753911132" calcext:value-type="float">
            <text:p>12.820575391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8195102011065" calcext:value-type="float">
            <text:p>12.819510201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7017723966936" calcext:value-type="float">
            <text:p>12.701772396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0449665406992" calcext:value-type="float">
            <text:p>12.0449665407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659209977828" calcext:value-type="float">
            <text:p>12.659209977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2266876112482" calcext:value-type="float">
            <text:p>12.226687611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5999483435157" calcext:value-type="float">
            <text:p>12.5999483435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0301162103078" calcext:value-type="float">
            <text:p>12.030116210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2665111401387" calcext:value-type="float">
            <text:p>12.266511140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9101732691555" calcext:value-type="float">
            <text:p>11.910173269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2.045830388311" calcext:value-type="float">
            <text:p>12.045830388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9256523955211" calcext:value-type="float">
            <text:p>11.925652395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4975632125739" calcext:value-type="float">
            <text:p>11.497563212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6804149312804" calcext:value-type="float">
            <text:p>11.680414931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2986673774833" calcext:value-type="float">
            <text:p>11.298667377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0963870190235" calcext:value-type="float">
            <text:p>11.09638701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1.0010424902027" calcext:value-type="float">
            <text:p>11.001042490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0635835924921" calcext:value-type="float">
            <text:p>11.063583592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4484048823523" calcext:value-type="float">
            <text:p>10.448404882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398003611712" calcext:value-type="float">
            <text:p>10.398003611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5974058220579" calcext:value-type="float">
            <text:p>10.597405822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6384929617082" calcext:value-type="float">
            <text:p>10.638492961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550135556902" calcext:value-type="float">
            <text:p>10.550135556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3831709547978" calcext:value-type="float">
            <text:p>10.383170954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9.89245227191094" calcext:value-type="float">
            <text:p>9.892452271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83590122916508" calcext:value-type="float">
            <text:p>9.835901229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65013589807542" calcext:value-type="float">
            <text:p>9.6501358981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7453689308921" calcext:value-type="float">
            <text:p>9.745368930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14327897610884" calcext:value-type="float">
            <text:p>9.143278976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65286436269756" calcext:value-type="float">
            <text:p>9.652864362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32638615468481" calcext:value-type="float">
            <text:p>9.326386154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44149693395881" calcext:value-type="float">
            <text:p>9.44149693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8.99058871771105" calcext:value-type="float">
            <text:p>8.990588717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86071321120252" calcext:value-type="float">
            <text:p>8.8607132112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05963360261086" calcext:value-type="float">
            <text:p>9.059633602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68277583326225" calcext:value-type="float">
            <text:p>8.682775833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70704122398772" calcext:value-type="float">
            <text:p>8.70704122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33233934482424" calcext:value-type="float">
            <text:p>8.332339344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35426879929303" calcext:value-type="float">
            <text:p>8.354268799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19224183482746" calcext:value-type="float">
            <text:p>8.192241834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51280078498987" calcext:value-type="float">
            <text:p>7.51280078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15416403522214" calcext:value-type="float">
            <text:p>8.1541640352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86678013198291" calcext:value-type="float">
            <text:p>7.86678013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44785240341636" calcext:value-type="float">
            <text:p>7.447852403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23167699171853" calcext:value-type="float">
            <text:p>7.231676991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80573192228216" calcext:value-type="float">
            <text:p>7.8057319223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6.97726696999699" calcext:value-type="float">
            <text:p>6.9772669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30736933841275" calcext:value-type="float">
            <text:p>7.307369338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07242803411672" calcext:value-type="float">
            <text:p>7.0724280341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15828138697809" calcext:value-type="float">
            <text:p>7.15828138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32941968633744" calcext:value-type="float">
            <text:p>7.3294196863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23522364468839" calcext:value-type="float">
            <text:p>7.235223644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69769814598385" calcext:value-type="float">
            <text:p>6.69769814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44366077519554" calcext:value-type="float">
            <text:p>6.443660775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49523722974679" calcext:value-type="float">
            <text:p>6.495237229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13002439089468" calcext:value-type="float">
            <text:p>6.1300243909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34625866742192" calcext:value-type="float">
            <text:p>6.346258667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33415392216976" calcext:value-type="float">
            <text:p>6.334153922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19431234402077" calcext:value-type="float">
            <text:p>6.19431234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90063128016517" calcext:value-type="float">
            <text:p>5.900631280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63053419022479" calcext:value-type="float">
            <text:p>5.6305341902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74239307142491" calcext:value-type="float">
            <text:p>5.742393071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6159118234316" calcext:value-type="float">
            <text:p>5.615911823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36406695038991" calcext:value-type="float">
            <text:p>5.3640669504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21175764613087" calcext:value-type="float">
            <text:p>5.211757646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11655433585332" calcext:value-type="float">
            <text:p>5.116554335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1097403229892" calcext:value-type="float">
            <text:p>5.10974032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41361974485238" calcext:value-type="float">
            <text:p>4.413619744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26171148145105" calcext:value-type="float">
            <text:p>5.261711481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5.01356091899309" calcext:value-type="float">
            <text:p>5.01356091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35080457496553" calcext:value-type="float">
            <text:p>4.35080457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63326156980301" calcext:value-type="float">
            <text:p>4.633261569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66766231384818" calcext:value-type="float">
            <text:p>4.6676623138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1579180132102" calcext:value-type="float">
            <text:p>4.157918013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37723879696942" calcext:value-type="float">
            <text:p>4.37723879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09620942113643" calcext:value-type="float">
            <text:p>4.096209421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09054366859386" calcext:value-type="float">
            <text:p>4.0905436686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972360284096" calcext:value-type="float">
            <text:p>3.9723602841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79114635391521" calcext:value-type="float">
            <text:p>3.791146353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8592001319779" calcext:value-type="float">
            <text:p>3.85920013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52498940803462" calcext:value-type="float">
            <text:p>3.52498940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40991688149274" calcext:value-type="float">
            <text:p>3.409916881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60964223377348" calcext:value-type="float">
            <text:p>3.6096422338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52484491842715" calcext:value-type="float">
            <text:p>3.5248449184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53089207304065" calcext:value-type="float">
            <text:p>3.53089207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43875730850745" calcext:value-type="float">
            <text:p>3.438757308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37116066648531" calcext:value-type="float">
            <text:p>3.3711606665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97104470637871" calcext:value-type="float">
            <text:p>2.971044706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87936185444469" calcext:value-type="float">
            <text:p>2.879361854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27303395395012" calcext:value-type="float">
            <text:p>3.27303395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4721804938018" calcext:value-type="float">
            <text:p>2.6472180494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8451156752555" calcext:value-type="float">
            <text:p>2.584511567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5468500167403" calcext:value-type="float">
            <text:p>2.554685001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579573363551" calcext:value-type="float">
            <text:p>2.579573363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22111010735874" calcext:value-type="float">
            <text:p>2.221110107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9851649847942" calcext:value-type="float">
            <text:p>2.3985164985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01845254751307" calcext:value-type="float">
            <text:p>2.0184525475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9343650467271" calcext:value-type="float">
            <text:p>1.934365046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90689787109202" calcext:value-type="float">
            <text:p>1.906897871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46262319183475" calcext:value-type="float">
            <text:p>1.462623191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72672119658866" calcext:value-type="float">
            <text:p>1.7267211966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78094527114269" calcext:value-type="float">
            <text:p>1.780945271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7779106742454" calcext:value-type="float">
            <text:p>1.477791067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5727990661866" calcext:value-type="float">
            <text:p>1.5727990662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43659445147686" calcext:value-type="float">
            <text:p>1.4365944515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22958262277604" calcext:value-type="float">
            <text:p>1.229582622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29147208149545" calcext:value-type="float">
            <text:p>1.291472081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811825718719232" calcext:value-type="float">
            <text:p>0.811825718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84737153438703" calcext:value-type="float">
            <text:p>0.847371534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74366254534808" calcext:value-type="float">
            <text:p>0.6743662545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604615992293919" calcext:value-type="float">
            <text:p>0.6046159923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249222337103725" calcext:value-type="float">
            <text:p>0.249222337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681665108193979" calcext:value-type="float">
            <text:p>0.681665108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451305320513458" calcext:value-type="float">
            <text:p>0.451305320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303559607379704" calcext:value-type="float">
            <text:p>0.3035596074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0.0300041450063037" calcext:value-type="float">
            <text:p>0.03000414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22860051293296" calcext:value-type="float">
            <text:p>-0.228600512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114082588774841" calcext:value-type="float">
            <text:p>-0.114082588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0868526910214678" calcext:value-type="float">
            <text:p>-0.08685269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328303235684508" calcext:value-type="float">
            <text:p>0.032830323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0581616405737382" calcext:value-type="float">
            <text:p>-0.058161640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707664950824829" calcext:value-type="float">
            <text:p>-0.707664950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902187765811761" calcext:value-type="float">
            <text:p>-0.9021877658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660790474777344" calcext:value-type="float">
            <text:p>-0.660790474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759814978349826" calcext:value-type="float">
            <text:p>-0.759814978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756098178746716" calcext:value-type="float">
            <text:p>-0.7560981787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558092904233165" calcext:value-type="float">
            <text:p>-0.558092904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862705761960368" calcext:value-type="float">
            <text:p>-0.86270576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44881889665198" calcext:value-type="float">
            <text:p>-1.4488188967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24110031953855" calcext:value-type="float">
            <text:p>-1.241100319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17106518614545" calcext:value-type="float">
            <text:p>-1.171065186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45977426018416" calcext:value-type="float">
            <text:p>-1.4597742602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78231099070367" calcext:value-type="float">
            <text:p>-1.782310990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1921507283935" calcext:value-type="float">
            <text:p>-1.192150728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77501803912242" calcext:value-type="float">
            <text:p>-1.775018039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.91912717820284" calcext:value-type="float">
            <text:p>-1.919127178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82007561556282" calcext:value-type="float">
            <text:p>-1.8200756156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.9730354080439" calcext:value-type="float">
            <text:p>-1.97303540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17106870904641" calcext:value-type="float">
            <text:p>-2.17106870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2640378816199" calcext:value-type="float">
            <text:p>-2.2640378816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25930817767057" calcext:value-type="float">
            <text:p>-2.2593081777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21945874867678" calcext:value-type="float">
            <text:p>-2.219458748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37231289694233" calcext:value-type="float">
            <text:p>-2.3723128969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20777077133937" calcext:value-type="float">
            <text:p>-3.207770771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62435010407498" calcext:value-type="float">
            <text:p>-2.624350104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21170186576597" calcext:value-type="float">
            <text:p>-2.211701865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56015696720683" calcext:value-type="float">
            <text:p>-2.560156967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08129847939215" calcext:value-type="float">
            <text:p>-3.081298479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13623393527036" calcext:value-type="float">
            <text:p>-3.136233935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0324554840616" calcext:value-type="float">
            <text:p>-3.032455484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74133687276464" calcext:value-type="float">
            <text:p>-2.741336872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48324796065723" calcext:value-type="float">
            <text:p>-3.483247960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66986964655735" calcext:value-type="float">
            <text:p>-3.669869646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47785522171515" calcext:value-type="float">
            <text:p>-3.477855221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00357309324732" calcext:value-type="float">
            <text:p>-3.0035730932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74367904179043" calcext:value-type="float">
            <text:p>-3.743679041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95433456238932" calcext:value-type="float">
            <text:p>-3.954334562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87123577605674" calcext:value-type="float">
            <text:p>-3.871235776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77097404669903" calcext:value-type="float">
            <text:p>-3.770974046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69301431343735" calcext:value-type="float">
            <text:p>-3.693014313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4321189844548" calcext:value-type="float">
            <text:p>-4.432118984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62657341356218" calcext:value-type="float">
            <text:p>-4.626573413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5037146627593" calcext:value-type="float">
            <text:p>-4.503714662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09094056848664" calcext:value-type="float">
            <text:p>-4.090940568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.9307386978752" calcext:value-type="float">
            <text:p>-4.930738697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.95461158863485" calcext:value-type="float">
            <text:p>-4.9546115886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90495396792829" calcext:value-type="float">
            <text:p>-4.904953967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78554058480944" calcext:value-type="float">
            <text:p>-4.785540584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22579769082293" calcext:value-type="float">
            <text:p>-5.2257976908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07960090147673" calcext:value-type="float">
            <text:p>-5.079600901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63391420186666" calcext:value-type="float">
            <text:p>-5.633914201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67711633549419" calcext:value-type="float">
            <text:p>-5.677116335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01866828913564" calcext:value-type="float">
            <text:p>-6.0186682891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33600858253856" calcext:value-type="float">
            <text:p>-6.336008582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50506878279429" calcext:value-type="float">
            <text:p>-5.5050687828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76535741722186" calcext:value-type="float">
            <text:p>-5.765357417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20632577861087" calcext:value-type="float">
            <text:p>-5.206325778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11805993795452" calcext:value-type="float">
            <text:p>-6.11805993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00520762136325" calcext:value-type="float">
            <text:p>-6.005207621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09012365283988" calcext:value-type="float">
            <text:p>-6.090123652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70881468714056" calcext:value-type="float">
            <text:p>-6.708814687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21984136743206" calcext:value-type="float">
            <text:p>-6.219841367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86407448263654" calcext:value-type="float">
            <text:p>-6.864074482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35819893154974" calcext:value-type="float">
            <text:p>-6.358198931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05491993979566" calcext:value-type="float">
            <text:p>-7.054919939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12070211671733" calcext:value-type="float">
            <text:p>-6.120702116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21623198769811" calcext:value-type="float">
            <text:p>-7.216231987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74994619354238" calcext:value-type="float">
            <text:p>-6.749946193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6154499853189" calcext:value-type="float">
            <text:p>-6.615449985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96849989729698" calcext:value-type="float">
            <text:p>-7.968499897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69670069525925" calcext:value-type="float">
            <text:p>-7.696700695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64633098611711" calcext:value-type="float">
            <text:p>-7.646330986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86112016204033" calcext:value-type="float">
            <text:p>-7.86112016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18482977010539" calcext:value-type="float">
            <text:p>-8.184829770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6938247930838" calcext:value-type="float">
            <text:p>-7.693824793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40197688238601" calcext:value-type="float">
            <text:p>-8.401976882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95789876417391" calcext:value-type="float">
            <text:p>-7.957898764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25667992190194" calcext:value-type="float">
            <text:p>-8.256679921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56694191416191" calcext:value-type="float">
            <text:p>-8.566941914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63870774028066" calcext:value-type="float">
            <text:p>-8.638707740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17407065504317" calcext:value-type="float">
            <text:p>-8.174070655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59327329875126" calcext:value-type="float">
            <text:p>-8.5932732988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8.78076433696458" calcext:value-type="float">
            <text:p>-8.78076433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04745725302469" calcext:value-type="float">
            <text:p>-9.04745725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55998045104065" calcext:value-type="float">
            <text:p>-9.559980451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20190023530989" calcext:value-type="float">
            <text:p>-9.2019002353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0544711106791" calcext:value-type="float">
            <text:p>-9.054471110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55639415840274" calcext:value-type="float">
            <text:p>-9.556394158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22416733455188" calcext:value-type="float">
            <text:p>-9.224167334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82729917675131" calcext:value-type="float">
            <text:p>-9.827299176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46189749224431" calcext:value-type="float">
            <text:p>-9.461897492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147132272796" calcext:value-type="float">
            <text:p>-10.147132272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9.73309326344173" calcext:value-type="float">
            <text:p>-9.733093263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0392509182155" calcext:value-type="float">
            <text:p>-10.039250918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1963460789767" calcext:value-type="float">
            <text:p>-10.19634607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0.7746861651829" calcext:value-type="float">
            <text:p>-10.7746861652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5646084180913" calcext:value-type="float">
            <text:p>-10.564608418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094416951376" calcext:value-type="float">
            <text:p>-10.0944169514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0.7015686842692" calcext:value-type="float">
            <text:p>-10.701568684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0.7124807233756" calcext:value-type="float">
            <text:p>-10.712480723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3172564134245" calcext:value-type="float">
            <text:p>-11.317256413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0.8787446536745" calcext:value-type="float">
            <text:p>-10.8787446537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0.9530932401442" calcext:value-type="float">
            <text:p>-10.953093240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2841195991573" calcext:value-type="float">
            <text:p>-11.284119599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0.9606501557742" calcext:value-type="float">
            <text:p>-10.960650155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2279445712989" calcext:value-type="float">
            <text:p>-12.227944571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5320678091699" calcext:value-type="float">
            <text:p>-11.532067809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1.7444204425959" calcext:value-type="float">
            <text:p>-11.744420442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1.920131752309" calcext:value-type="float">
            <text:p>-11.920131752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1.6375265395874" calcext:value-type="float">
            <text:p>-11.6375265396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1.9059020237736" calcext:value-type="float">
            <text:p>-11.905902023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.0079921359801" calcext:value-type="float">
            <text:p>-13.00799213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1.8641557051744" calcext:value-type="float">
            <text:p>-11.864155705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2.8813571946834" calcext:value-type="float">
            <text:p>-12.881357194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5898987448273" calcext:value-type="float">
            <text:p>-12.589898744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5326286836164" calcext:value-type="float">
            <text:p>-12.532628683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.2086185028007" calcext:value-type="float">
            <text:p>-13.208618502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2.8280344974553" calcext:value-type="float">
            <text:p>-12.828034497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2.9981009779675" calcext:value-type="float">
            <text:p>-12.998100978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2.9585433533288" calcext:value-type="float">
            <text:p>-12.958543353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.3683404154352" calcext:value-type="float">
            <text:p>-13.3683404154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2081525442177" calcext:value-type="float">
            <text:p>-13.208152544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.3886047940308" calcext:value-type="float">
            <text:p>-13.38860479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0598318163931" calcext:value-type="float">
            <text:p>-13.059831816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3.8356945532582" calcext:value-type="float">
            <text:p>-13.835694553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283103127022" calcext:value-type="float">
            <text:p>-14.28310312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2398973882009" calcext:value-type="float">
            <text:p>-14.239897388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4.5998463205778" calcext:value-type="float">
            <text:p>-14.599846320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548177083849" calcext:value-type="float">
            <text:p>-14.548177083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4.9185398877049" calcext:value-type="float">
            <text:p>-14.918539887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4.9134515388154" calcext:value-type="float">
            <text:p>-14.913451538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4.8693980321843" calcext:value-type="float">
            <text:p>-14.869398032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0516862230446" calcext:value-type="float">
            <text:p>-15.05168622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5.6309183772391" calcext:value-type="float">
            <text:p>-15.630918377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1487393597998" calcext:value-type="float">
            <text:p>-15.1487393598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5.9877125894275" calcext:value-type="float">
            <text:p>-15.987712589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5.9734660201113" calcext:value-type="float">
            <text:p>-15.973466020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5.991583163026" calcext:value-type="float">
            <text:p>-15.991583163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6.3541647273238" calcext:value-type="float">
            <text:p>-16.3541647273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2026021078569" calcext:value-type="float">
            <text:p>-16.202602107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6.55360723753" calcext:value-type="float">
            <text:p>-16.553607237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6.6810977183736" calcext:value-type="float">
            <text:p>-16.6810977184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6.5785379795049" calcext:value-type="float">
            <text:p>-16.578537979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6.7652327011479" calcext:value-type="float">
            <text:p>-16.765232701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7.381103005089" calcext:value-type="float">
            <text:p>-17.381103005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7.3257909821423" calcext:value-type="float">
            <text:p>-17.325790982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51:4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951532636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685972247692059" calcext:value-type="float">
            <text:p>-0.685972247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649365318455799" calcext:value-type="float">
            <text:p>-0.649365318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.58575056054127" calcext:value-type="float">
            <text:p>-1.585750560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61596919219644" calcext:value-type="float">
            <text:p>-3.615969192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8.55661223586772" calcext:value-type="float">
            <text:p>-8.556612235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.9256287697302" calcext:value-type="float">
            <text:p>-5.92562876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2266627898509" calcext:value-type="float">
            <text:p>-4.2266627899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58707412663197" calcext:value-type="float">
            <text:p>-4.587074126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44409126654719" calcext:value-type="float">
            <text:p>-4.444091266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51026223941728" calcext:value-type="float">
            <text:p>-4.510262239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.81770755382155" calcext:value-type="float">
            <text:p>-4.817707553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6.38473610825889" calcext:value-type="float">
            <text:p>-6.384736108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7.73894041649654" calcext:value-type="float">
            <text:p>-7.7389404165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7.33950442541288" calcext:value-type="float">
            <text:p>-7.339504425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8.98268597209443" calcext:value-type="float">
            <text:p>-8.982685972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10.5571691320189" calcext:value-type="float">
            <text:p>-10.55716913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76995006969847" calcext:value-type="float">
            <text:p>-8.7699500697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9.31662854819024" calcext:value-type="float">
            <text:p>-9.316628548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.84104566761985" calcext:value-type="float">
            <text:p>-8.841045667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2.6620455591301" calcext:value-type="float">
            <text:p>-12.662045559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4.3052556930414" calcext:value-type="float">
            <text:p>-14.30525569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9.9814826252214" calcext:value-type="float">
            <text:p>-19.981482625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4.8794853294485" calcext:value-type="float">
            <text:p>-14.879485329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4.3524601190989" calcext:value-type="float">
            <text:p>-14.352460119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4.0321807046448" calcext:value-type="float">
            <text:p>-14.032180704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5.8775095620954" calcext:value-type="float">
            <text:p>-15.877509562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9.3514940422682" calcext:value-type="float">
            <text:p>-19.351494042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22.2827026023225" calcext:value-type="float">
            <text:p>-22.282702602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3.8129321957408" calcext:value-type="float">
            <text:p>-23.812932195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9.8561598978972" calcext:value-type="float">
            <text:p>-19.856159897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8.6822978744172" calcext:value-type="float">
            <text:p>-28.682297874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24.7740928653274" calcext:value-type="float">
            <text:p>-24.774092865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5.3660460246905" calcext:value-type="float">
            <text:p>-25.366046024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1.3708157689161" calcext:value-type="float">
            <text:p>-31.370815768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24.912881634499" calcext:value-type="float">
            <text:p>-24.9128816345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20.294317038407" calcext:value-type="float">
            <text:p>-20.294317038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7.4705536364999" calcext:value-type="float">
            <text:p>-17.4705536365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24.0717361378996" calcext:value-type="float">
            <text:p>-24.07173613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6.800742879387" calcext:value-type="float">
            <text:p>-16.800742879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22.4683817386305" calcext:value-type="float">
            <text:p>-22.468381738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20.4129378760082" calcext:value-type="float">
            <text:p>-20.41293787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8.2445916193832" calcext:value-type="float">
            <text:p>-18.244591619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27.0518254593144" calcext:value-type="float">
            <text:p>-27.051825459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5.0116490312332" calcext:value-type="float">
            <text:p>-15.011649031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1.5006461044845" calcext:value-type="float">
            <text:p>-21.500646104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1.8899280921721" calcext:value-type="float">
            <text:p>-21.8899280922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6.6902443118781" calcext:value-type="float">
            <text:p>-16.690244311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3.0946581822037" calcext:value-type="float">
            <text:p>-23.094658182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3.1327113678819" calcext:value-type="float">
            <text:p>-23.132711367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6.0095760999191" calcext:value-type="float">
            <text:p>-16.009576099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4.213114422903" calcext:value-type="float">
            <text:p>-14.2131144229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21.2192189317942" calcext:value-type="float">
            <text:p>-21.219218931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7.0855059723224" calcext:value-type="float">
            <text:p>-17.085505972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4.0912424151747" calcext:value-type="float">
            <text:p>-24.091242415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9.7106661606532" calcext:value-type="float">
            <text:p>-19.710666160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0.5945957460589" calcext:value-type="float">
            <text:p>-20.594595746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20.9235176986423" calcext:value-type="float">
            <text:p>-20.923517698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5.883681220245" calcext:value-type="float">
            <text:p>-15.883681220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5.5793435075644" calcext:value-type="float">
            <text:p>-15.579343507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5.9826148229096" calcext:value-type="float">
            <text:p>-15.982614822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8.9138101414144" calcext:value-type="float">
            <text:p>-18.9138101414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3.9389207161459" calcext:value-type="float">
            <text:p>-13.938920716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1.773146676858" calcext:value-type="float">
            <text:p>-21.773146676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4.446032517381" calcext:value-type="float">
            <text:p>-14.446032517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9.8326141039768" calcext:value-type="float">
            <text:p>-19.832614104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1.77823590091" calcext:value-type="float">
            <text:p>-11.7782359009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9.094106034178" calcext:value-type="float">
            <text:p>-19.094106034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7.025708473719" calcext:value-type="float">
            <text:p>-17.025708473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5.1086536531966" calcext:value-type="float">
            <text:p>-15.1086536532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25.9025619662042" calcext:value-type="float">
            <text:p>-25.902561966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8.6135085358588" calcext:value-type="float">
            <text:p>-18.613508535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8.6382329570945" calcext:value-type="float">
            <text:p>-18.638232957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8.6775423938103" calcext:value-type="float">
            <text:p>-18.677542393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7.2524802241944" calcext:value-type="float">
            <text:p>-17.252480224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5.5770283533071" calcext:value-type="float">
            <text:p>-15.577028353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20.6074030879674" calcext:value-type="float">
            <text:p>-20.607403088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1.1050066561343" calcext:value-type="float">
            <text:p>-11.1050066561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4.7485772694277" calcext:value-type="float">
            <text:p>-34.748577269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5.4754319587066" calcext:value-type="float">
            <text:p>-15.475431958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6.1392529120449" calcext:value-type="float">
            <text:p>-16.13925291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9.7481608367802" calcext:value-type="float">
            <text:p>-19.748160836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7.3087024652147" calcext:value-type="float">
            <text:p>-17.308702465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4.2369634453851" calcext:value-type="float">
            <text:p>-24.236963445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4.1329019892928" calcext:value-type="float">
            <text:p>-14.132901989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5.7388529686721" calcext:value-type="float">
            <text:p>-15.738852968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7.9108568080023" calcext:value-type="float">
            <text:p>-17.91085680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6.8121282281188" calcext:value-type="float">
            <text:p>-16.812128228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5.2821868688275" calcext:value-type="float">
            <text:p>-15.282186868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6.6494498054701" calcext:value-type="float">
            <text:p>-16.649449805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20.6762608250359" calcext:value-type="float">
            <text:p>-20.67626082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4.7109542375341" calcext:value-type="float">
            <text:p>-14.7109542375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7.1750841458914" calcext:value-type="float">
            <text:p>-17.1750841459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9.3288238015043" calcext:value-type="float">
            <text:p>-29.328823801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8.8714075743748" calcext:value-type="float">
            <text:p>-18.871407574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36.8741820970842" calcext:value-type="float">
            <text:p>-36.874182097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7.6236102019603" calcext:value-type="float">
            <text:p>-17.62361020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9.8399909866405" calcext:value-type="float">
            <text:p>-19.8399909866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7.6952128646676" calcext:value-type="float">
            <text:p>-17.6952128647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4.4387272836834" calcext:value-type="float">
            <text:p>-14.4387272837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4.7042192585708" calcext:value-type="float">
            <text:p>-14.7042192586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8.2000427896459" calcext:value-type="float">
            <text:p>-18.200042789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9.7068687232811" calcext:value-type="float">
            <text:p>-19.706868723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8.0956408076075" calcext:value-type="float">
            <text:p>-18.095640807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8.6102854219057" calcext:value-type="float">
            <text:p>-18.610285421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0.0946004208512" calcext:value-type="float">
            <text:p>-20.094600420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5.5652886105824" calcext:value-type="float">
            <text:p>-15.565288610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7.1104061626059" calcext:value-type="float">
            <text:p>-17.110406162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7.0029238490303" calcext:value-type="float">
            <text:p>-17.00292384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5.522180283788" calcext:value-type="float">
            <text:p>-15.522180283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7.6189753459027" calcext:value-type="float">
            <text:p>-17.618975345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0.5097789170512" calcext:value-type="float">
            <text:p>-20.509778917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6.649323441371" calcext:value-type="float">
            <text:p>-16.649323441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8.9477368269443" calcext:value-type="float">
            <text:p>-18.947736826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.3117184693068" calcext:value-type="float">
            <text:p>-13.311718469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7.9347515671695" calcext:value-type="float">
            <text:p>-17.934751567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8.5112983397505" calcext:value-type="float">
            <text:p>-28.511298339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0.2162954493511" calcext:value-type="float">
            <text:p>-10.216295449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9.3570365091522" calcext:value-type="float">
            <text:p>-19.357036509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.5848371753009" calcext:value-type="float">
            <text:p>-14.584837175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8.4702068113422" calcext:value-type="float">
            <text:p>-18.4702068113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6.7091837447669" calcext:value-type="float">
            <text:p>-16.709183744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6.2870813766145" calcext:value-type="float">
            <text:p>-16.287081376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20.4676046369424" calcext:value-type="float">
            <text:p>-20.4676046369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9.5790026358284" calcext:value-type="float">
            <text:p>-19.579002635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21.4977470614607" calcext:value-type="float">
            <text:p>-21.4977470615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.0394048528781" calcext:value-type="float">
            <text:p>-15.039404852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3.9213155366703" calcext:value-type="float">
            <text:p>-13.9213155367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8.1320789695953" calcext:value-type="float">
            <text:p>-18.132078969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3.4320567429565" calcext:value-type="float">
            <text:p>-13.43205674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5.5864225169296" calcext:value-type="float">
            <text:p>-15.586422516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4.4987327985495" calcext:value-type="float">
            <text:p>-14.4987327985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5.0075721896865" calcext:value-type="float">
            <text:p>-15.007572189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.3934951735618" calcext:value-type="float">
            <text:p>-16.393495173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.6963033260412" calcext:value-type="float">
            <text:p>-17.696303326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21.0453779867222" calcext:value-type="float">
            <text:p>-21.045377986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6.21180819391" calcext:value-type="float">
            <text:p>-16.211808193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8.040005718217" calcext:value-type="float">
            <text:p>-18.0400057182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.5858332007108" calcext:value-type="float">
            <text:p>-17.585833200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4.5564832282044" calcext:value-type="float">
            <text:p>-14.556483228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9.0532229164223" calcext:value-type="float">
            <text:p>-19.053222916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5.6207664024001" calcext:value-type="float">
            <text:p>-15.620766402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4.1564096996404" calcext:value-type="float">
            <text:p>-14.156409699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3.0999645527109" calcext:value-type="float">
            <text:p>-13.099964552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6.1150441676791" calcext:value-type="float">
            <text:p>-16.115044167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6.4040123556483" calcext:value-type="float">
            <text:p>-16.404012355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1.430615479056" calcext:value-type="float">
            <text:p>-21.430615479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4.5721984232626" calcext:value-type="float">
            <text:p>-14.572198423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1.1797631627365" calcext:value-type="float">
            <text:p>-11.179763162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9.4108046045806" calcext:value-type="float">
            <text:p>-19.410804604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8.3356316592313" calcext:value-type="float">
            <text:p>-18.335631659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7.4283945170716" calcext:value-type="float">
            <text:p>-27.428394517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7.3751409311957" calcext:value-type="float">
            <text:p>-17.375140931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4.7500515714746" calcext:value-type="float">
            <text:p>-14.7500515715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9.2597795568416" calcext:value-type="float">
            <text:p>-19.259779556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1.6513641521001" calcext:value-type="float">
            <text:p>-11.651364152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6.880971036449" calcext:value-type="float">
            <text:p>-16.880971036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3.009747769538" calcext:value-type="float">
            <text:p>-13.009747769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6.4877323852184" calcext:value-type="float">
            <text:p>-16.487732385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3.8134989464907" calcext:value-type="float">
            <text:p>-13.8134989465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1.4531906696226" calcext:value-type="float">
            <text:p>-21.453190669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4.5271500085001" calcext:value-type="float">
            <text:p>-14.527150008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22.2879113078565" calcext:value-type="float">
            <text:p>-22.287911307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2.2652038324911" calcext:value-type="float">
            <text:p>-12.265203832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9.3275327779868" calcext:value-type="float">
            <text:p>-19.32753277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4.4302239707825" calcext:value-type="float">
            <text:p>-14.430223970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2.569021159169" calcext:value-type="float">
            <text:p>-12.569021159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4.5689795717475" calcext:value-type="float">
            <text:p>-14.5689795717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4.1757753385314" calcext:value-type="float">
            <text:p>-14.175775338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4.6420238865293" calcext:value-type="float">
            <text:p>-14.642023886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7.9652602909978" calcext:value-type="float">
            <text:p>-17.96526029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3.7420382982553" calcext:value-type="float">
            <text:p>-13.7420382983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4.7350943941972" calcext:value-type="float">
            <text:p>-14.7350943942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3982202980175" calcext:value-type="float">
            <text:p>-14.39822029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6.6725329673277" calcext:value-type="float">
            <text:p>-16.672532967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3.2530140643005" calcext:value-type="float">
            <text:p>-13.253014064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6.2815601272679" calcext:value-type="float">
            <text:p>-16.281560127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6.0643195116886" calcext:value-type="float">
            <text:p>-16.064319511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5.2412505783187" calcext:value-type="float">
            <text:p>-15.241250578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4.1503771115928" calcext:value-type="float">
            <text:p>-14.150377111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4.8789787736512" calcext:value-type="float">
            <text:p>-14.878978773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4.2746313390112" calcext:value-type="float">
            <text:p>-14.27463133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1264404203271" calcext:value-type="float">
            <text:p>-12.126440420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5.300802247188" calcext:value-type="float">
            <text:p>-15.300802247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1.9370830807987" calcext:value-type="float">
            <text:p>-11.937083080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2.1396056370435" calcext:value-type="float">
            <text:p>-12.139605637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2.5029127189344" calcext:value-type="float">
            <text:p>-12.5029127189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2.3267607150905" calcext:value-type="float">
            <text:p>-12.326760715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3.3599069662259" calcext:value-type="float">
            <text:p>-13.359906966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4.1192038343781" calcext:value-type="float">
            <text:p>-14.119203834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3.305245272566" calcext:value-type="float">
            <text:p>-13.305245272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1.8339385647051" calcext:value-type="float">
            <text:p>-11.833938564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2.9247101450298" calcext:value-type="float">
            <text:p>-12.92471014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2.319854793617" calcext:value-type="float">
            <text:p>-12.319854793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0.0050510766189" calcext:value-type="float">
            <text:p>-10.005051076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3.3396644446089" calcext:value-type="float">
            <text:p>-13.339664444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0.3299000911524" calcext:value-type="float">
            <text:p>-10.329900091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0.6462497849954" calcext:value-type="float">
            <text:p>-10.64624978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1.3267421505254" calcext:value-type="float">
            <text:p>-11.326742150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5.0044414981851" calcext:value-type="float">
            <text:p>-15.004441498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1.5692091057809" calcext:value-type="float">
            <text:p>-11.5692091058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0.5738005617036" calcext:value-type="float">
            <text:p>-10.5738005617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0.9466903321763" calcext:value-type="float">
            <text:p>-10.946690332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.1999042452115" calcext:value-type="float">
            <text:p>-10.199904245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0.600901727717" calcext:value-type="float">
            <text:p>-10.600901727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9.36870178303749" calcext:value-type="float">
            <text:p>-9.36870178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1.9385765360617" calcext:value-type="float">
            <text:p>-11.938576536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8.72249611727722" calcext:value-type="float">
            <text:p>-8.722496117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9.44502077489414" calcext:value-type="float">
            <text:p>-9.445020774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1.073104204373" calcext:value-type="float">
            <text:p>-11.073104204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9.34482994527043" calcext:value-type="float">
            <text:p>-9.344829945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1.3475854933483" calcext:value-type="float">
            <text:p>-11.347585493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10.352944439487" calcext:value-type="float">
            <text:p>-10.352944439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8.96162749101432" calcext:value-type="float">
            <text:p>-8.96162749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0.466044188033" calcext:value-type="float">
            <text:p>-10.46604418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11.3048019325736" calcext:value-type="float">
            <text:p>-11.304801932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8.80437521254395" calcext:value-type="float">
            <text:p>-8.804375212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9.52710141596639" calcext:value-type="float">
            <text:p>-9.52710141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9.91108081327372" calcext:value-type="float">
            <text:p>-9.911080813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9.23593944646812" calcext:value-type="float">
            <text:p>-9.235939446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.5021330010707" calcext:value-type="float">
            <text:p>-10.502133001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0.1270131573738" calcext:value-type="float">
            <text:p>-10.127013157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9.58725213503895" calcext:value-type="float">
            <text:p>-9.58725213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0.112663124458" calcext:value-type="float">
            <text:p>-10.112663124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8.85480396712439" calcext:value-type="float">
            <text:p>-8.854803967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9.79417506818563" calcext:value-type="float">
            <text:p>-9.794175068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7.39003421391096" calcext:value-type="float">
            <text:p>-7.390034213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9.24474444141229" calcext:value-type="float">
            <text:p>-9.244744441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8.84673396024636" calcext:value-type="float">
            <text:p>-8.846733960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8.90446771500068" calcext:value-type="float">
            <text:p>-8.90446771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5902687136889" calcext:value-type="float">
            <text:p>-8.590268713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8.34969148079949" calcext:value-type="float">
            <text:p>-8.349691480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7.44382425161176" calcext:value-type="float">
            <text:p>-7.443824251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8.02605448025918" calcext:value-type="float">
            <text:p>-8.026054480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8.60301192464255" calcext:value-type="float">
            <text:p>-8.603011924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8.86388203735793" calcext:value-type="float">
            <text:p>-8.863882037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7.90578989123476" calcext:value-type="float">
            <text:p>-7.905789891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8.72920804338049" calcext:value-type="float">
            <text:p>-8.729208043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8.61277204118036" calcext:value-type="float">
            <text:p>-8.612772041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63609186557878" calcext:value-type="float">
            <text:p>-8.636091865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02708688807567" calcext:value-type="float">
            <text:p>-9.0270868881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38855457724307" calcext:value-type="float">
            <text:p>-8.388554577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7.88148368520784" calcext:value-type="float">
            <text:p>-7.881483685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8.18163264025088" calcext:value-type="float">
            <text:p>-8.181632640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8.5177667348666" calcext:value-type="float">
            <text:p>-8.5177667349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23432532784389" calcext:value-type="float">
            <text:p>-8.234325327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46473833572353" calcext:value-type="float">
            <text:p>-7.4647383357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00695716747753" calcext:value-type="float">
            <text:p>-7.006957167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6.89869425315792" calcext:value-type="float">
            <text:p>-6.898694253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71456603915766" calcext:value-type="float">
            <text:p>-6.714566039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11105299206025" calcext:value-type="float">
            <text:p>-8.111052992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7.50552705136763" calcext:value-type="float">
            <text:p>-7.505527051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61807792740477" calcext:value-type="float">
            <text:p>-7.6180779274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5209749355424" calcext:value-type="float">
            <text:p>-7.5209749355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44813825162398" calcext:value-type="float">
            <text:p>-7.448138251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7.58794281815556" calcext:value-type="float">
            <text:p>-7.587942818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23037081520207" calcext:value-type="float">
            <text:p>-7.230370815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65875651530238" calcext:value-type="float">
            <text:p>-7.658756515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39144456656984" calcext:value-type="float">
            <text:p>-6.391444566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39119151353297" calcext:value-type="float">
            <text:p>-7.391191513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44810713231525" calcext:value-type="float">
            <text:p>-7.448107132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49896567193136" calcext:value-type="float">
            <text:p>-7.4989656719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67280216967531" calcext:value-type="float">
            <text:p>-6.6728021697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7341116766965" calcext:value-type="float">
            <text:p>-7.7341116767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73527869223031" calcext:value-type="float">
            <text:p>-6.735278692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73394692634727" calcext:value-type="float">
            <text:p>-6.7339469263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13099563944753" calcext:value-type="float">
            <text:p>-7.130995639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38847107997714" calcext:value-type="float">
            <text:p>-6.3884710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27010886776149" calcext:value-type="float">
            <text:p>-7.270108867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7.35860377216884" calcext:value-type="float">
            <text:p>-7.3586037722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7.13255429335512" calcext:value-type="float">
            <text:p>-7.132554293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00679472415449" calcext:value-type="float">
            <text:p>-7.006794724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34218786813968" calcext:value-type="float">
            <text:p>-7.3421878681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54590559635997" calcext:value-type="float">
            <text:p>-6.545905596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27618388567844" calcext:value-type="float">
            <text:p>-7.2761838857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52016389572172" calcext:value-type="float">
            <text:p>-6.520163895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01789792947313" calcext:value-type="float">
            <text:p>-7.017897929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58687854490708" calcext:value-type="float">
            <text:p>-6.5868785449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3195432383613" calcext:value-type="float">
            <text:p>-6.319543238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63261991842526" calcext:value-type="float">
            <text:p>-6.632619918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22529699003234" calcext:value-type="float">
            <text:p>-7.2252969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57343271221622" calcext:value-type="float">
            <text:p>-6.573432712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27046403254549" calcext:value-type="float">
            <text:p>-6.270464032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77721190334057" calcext:value-type="float">
            <text:p>-6.777211903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57457062304319" calcext:value-type="float">
            <text:p>-6.574570623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23492667984948" calcext:value-type="float">
            <text:p>-6.234926679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52823949783551" calcext:value-type="float">
            <text:p>-6.5282394978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78718186662256" calcext:value-type="float">
            <text:p>-6.787181866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77652732512167" calcext:value-type="float">
            <text:p>-6.776527325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50768842060213" calcext:value-type="float">
            <text:p>-6.507688420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3110146934904" calcext:value-type="float">
            <text:p>-6.311014693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70601887164662" calcext:value-type="float">
            <text:p>-6.706018871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17072765571475" calcext:value-type="float">
            <text:p>-6.170727655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08883879976548" calcext:value-type="float">
            <text:p>-7.088838799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64280915725573" calcext:value-type="float">
            <text:p>-5.642809157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22663103396187" calcext:value-type="float">
            <text:p>-6.22663103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62575355491007" calcext:value-type="float">
            <text:p>-6.625753554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7.15236975333901" calcext:value-type="float">
            <text:p>-7.152369753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36667719056922" calcext:value-type="float">
            <text:p>-6.366677190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68949906026965" calcext:value-type="float">
            <text:p>-6.6894990603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48384663629611" calcext:value-type="float">
            <text:p>-6.483846636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.89591286231228" calcext:value-type="float">
            <text:p>-6.895912862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94473449069307" calcext:value-type="float">
            <text:p>-5.944734490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76139140801577" calcext:value-type="float">
            <text:p>-6.76139140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49260974166988" calcext:value-type="float">
            <text:p>-6.492609741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80432702682791" calcext:value-type="float">
            <text:p>-5.804327026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25517882100811" calcext:value-type="float">
            <text:p>-5.25517882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74345662790538" calcext:value-type="float">
            <text:p>-6.743456627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86102344953963" calcext:value-type="float">
            <text:p>-5.8610234495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10293876590509" calcext:value-type="float">
            <text:p>-6.1029387659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65458886966095" calcext:value-type="float">
            <text:p>-6.654588869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.13258801453266" calcext:value-type="float">
            <text:p>-6.132588014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84542412708052" calcext:value-type="float">
            <text:p>-5.845424127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35534458429941" calcext:value-type="float">
            <text:p>-6.355344584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57004717863896" calcext:value-type="float">
            <text:p>-6.570047178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49864067326312" calcext:value-type="float">
            <text:p>-6.498640673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91758979707006" calcext:value-type="float">
            <text:p>-5.917589797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41920057513339" calcext:value-type="float">
            <text:p>-6.419200575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8459337648714" calcext:value-type="float">
            <text:p>-5.845933764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19722227410493" calcext:value-type="float">
            <text:p>-6.1972222741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65880345477615" calcext:value-type="float">
            <text:p>-5.6588034548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58342127808309" calcext:value-type="float">
            <text:p>-5.5834212781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23861406908384" calcext:value-type="float">
            <text:p>-5.238614069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33434110691159" calcext:value-type="float">
            <text:p>-5.334341106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45477146209724" calcext:value-type="float">
            <text:p>-6.454771462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54321114692961" calcext:value-type="float">
            <text:p>-6.543211146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45867880410065" calcext:value-type="float">
            <text:p>-5.458678804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8074227487951" calcext:value-type="float">
            <text:p>-5.8074227488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7011568008859" calcext:value-type="float">
            <text:p>-5.701156800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73822541399268" calcext:value-type="float">
            <text:p>-5.738225414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37708219205216" calcext:value-type="float">
            <text:p>-5.377082192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27711745214853" calcext:value-type="float">
            <text:p>-5.277117452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71548607635827" calcext:value-type="float">
            <text:p>-5.715486076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55546361281917" calcext:value-type="float">
            <text:p>-5.555463612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0678470731504" calcext:value-type="float">
            <text:p>-5.067847073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87439891786913" calcext:value-type="float">
            <text:p>-6.874398917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82807453355679" calcext:value-type="float">
            <text:p>-5.8280745336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57917115396721" calcext:value-type="float">
            <text:p>-5.57917115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.98979855126669" calcext:value-type="float">
            <text:p>-5.989798551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27736200155999" calcext:value-type="float">
            <text:p>-6.2773620016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04461300889233" calcext:value-type="float">
            <text:p>-6.044613008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70148481937282" calcext:value-type="float">
            <text:p>-6.701484819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77188076301868" calcext:value-type="float">
            <text:p>-4.77188076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58413309705695" calcext:value-type="float">
            <text:p>-6.584133097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67902043900714" calcext:value-type="float">
            <text:p>-5.67902043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65101284896056" calcext:value-type="float">
            <text:p>-6.65101284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16451997597636" calcext:value-type="float">
            <text:p>-6.16451997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.89133206602144" calcext:value-type="float">
            <text:p>-4.89133206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80520216035237" calcext:value-type="float">
            <text:p>-5.805202160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2492688268495" calcext:value-type="float">
            <text:p>-5.724926882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25650778817331" calcext:value-type="float">
            <text:p>-6.256507788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3936490019408" calcext:value-type="float">
            <text:p>-5.1393649002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29874055372062" calcext:value-type="float">
            <text:p>-6.2987405537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58945097933172" calcext:value-type="float">
            <text:p>-5.589450979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55136748767522" calcext:value-type="float">
            <text:p>-5.551367487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.99983837257718" calcext:value-type="float">
            <text:p>-5.9998383726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47285843559903" calcext:value-type="float">
            <text:p>-5.472858435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30604163808319" calcext:value-type="float">
            <text:p>-5.306041638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66334404412342" calcext:value-type="float">
            <text:p>-5.663344044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27061338112876" calcext:value-type="float">
            <text:p>-5.270613381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.87682260978494" calcext:value-type="float">
            <text:p>-5.876822609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05409261476487" calcext:value-type="float">
            <text:p>-6.0540926148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60525258035497" calcext:value-type="float">
            <text:p>-5.605252580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64084846627037" calcext:value-type="float">
            <text:p>-5.640848466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39852264457052" calcext:value-type="float">
            <text:p>-6.3985226446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0504908189371" calcext:value-type="float">
            <text:p>-5.050490818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13470991239925" calcext:value-type="float">
            <text:p>-5.134709912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23191697719554" calcext:value-type="float">
            <text:p>-5.2319169772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08935395549463" calcext:value-type="float">
            <text:p>-6.089353955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27679907699177" calcext:value-type="float">
            <text:p>-6.27679907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13840720765554" calcext:value-type="float">
            <text:p>-5.138407207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.77003853503866" calcext:value-type="float">
            <text:p>-5.77003853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.90295175751477" calcext:value-type="float">
            <text:p>-5.902951757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01271671165134" calcext:value-type="float">
            <text:p>-6.012716711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.7575603768036" calcext:value-type="float">
            <text:p>-5.7575603768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64917043424506" calcext:value-type="float">
            <text:p>-6.6491704342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51581924252561" calcext:value-type="float">
            <text:p>-6.515819242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5.96057146301305" calcext:value-type="float">
            <text:p>-5.96057146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65897849232785" calcext:value-type="float">
            <text:p>-5.6589784923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53515713215993" calcext:value-type="float">
            <text:p>-6.535157132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27352896886441" calcext:value-type="float">
            <text:p>-6.273528968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5.8720667785865" calcext:value-type="float">
            <text:p>-5.872066778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58351971932282" calcext:value-type="float">
            <text:p>-5.583519719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31832366477658" calcext:value-type="float">
            <text:p>-6.318323664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49138613552038" calcext:value-type="float">
            <text:p>-5.491386135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5.83437210742463" calcext:value-type="float">
            <text:p>-5.834372107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53492599189031" calcext:value-type="float">
            <text:p>-5.534925991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.63627814637947" calcext:value-type="float">
            <text:p>-5.636278146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08615565449491" calcext:value-type="float">
            <text:p>-5.086155654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04197231206293" calcext:value-type="float">
            <text:p>-6.041972312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61877607413892" calcext:value-type="float">
            <text:p>-5.618776074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25324488908337" calcext:value-type="float">
            <text:p>-5.253244889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21218809711679" calcext:value-type="float">
            <text:p>-5.212188097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.91788351858069" calcext:value-type="float">
            <text:p>-5.917883518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.84179311067064" calcext:value-type="float">
            <text:p>-5.8417931107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03761419872961" calcext:value-type="float">
            <text:p>-6.037614198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5.9085292826362" calcext:value-type="float">
            <text:p>-5.908529282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.8446117887473" calcext:value-type="float">
            <text:p>-5.8446117887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40325174022918" calcext:value-type="float">
            <text:p>-5.40325174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15305609785229" calcext:value-type="float">
            <text:p>-6.153056097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5215279518983" calcext:value-type="float">
            <text:p>-5.5215279519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41347829761913" calcext:value-type="float">
            <text:p>-6.4134782976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42755193761566" calcext:value-type="float">
            <text:p>-5.427551937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32843952899536" calcext:value-type="float">
            <text:p>-5.32843952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5.91820296340137" calcext:value-type="float">
            <text:p>-5.918202963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18809135850894" calcext:value-type="float">
            <text:p>-5.188091358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45539483433444" calcext:value-type="float">
            <text:p>-6.455394834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21230042916254" calcext:value-type="float">
            <text:p>-6.212300429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.96173271712148" calcext:value-type="float">
            <text:p>-5.961732717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2080344578786" calcext:value-type="float">
            <text:p>-6.208034457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25438011313024" calcext:value-type="float">
            <text:p>-6.254380113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39845153370409" calcext:value-type="float">
            <text:p>-5.398451533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34140564661871" calcext:value-type="float">
            <text:p>-6.3414056466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51021161621241" calcext:value-type="float">
            <text:p>-5.510211616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4.97105557602675" calcext:value-type="float">
            <text:p>-4.971055576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11814368348505" calcext:value-type="float">
            <text:p>-6.118143683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5.88279570006372" calcext:value-type="float">
            <text:p>-5.882795700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.55552349903701" calcext:value-type="float">
            <text:p>-5.555523499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5.84266314820009" calcext:value-type="float">
            <text:p>-5.842663148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26656650774207" calcext:value-type="float">
            <text:p>-6.2665665077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5.78810460722156" calcext:value-type="float">
            <text:p>-5.788104607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13641312470655" calcext:value-type="float">
            <text:p>-5.1364131247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4.75820882234474" calcext:value-type="float">
            <text:p>-4.758208822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2559858026114" calcext:value-type="float">
            <text:p>-6.255985802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.43478068904671" calcext:value-type="float">
            <text:p>-5.43478068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.79672938044672" calcext:value-type="float">
            <text:p>-5.796729380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.97760891170119" calcext:value-type="float">
            <text:p>-5.977608911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41647902879256" calcext:value-type="float">
            <text:p>-6.416479028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.77428411106498" calcext:value-type="float">
            <text:p>-5.774284111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28459846814757" calcext:value-type="float">
            <text:p>-6.284598468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0675839568245" calcext:value-type="float">
            <text:p>-6.0675839568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.76447900797168" calcext:value-type="float">
            <text:p>-5.76447900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.55570153645653" calcext:value-type="float">
            <text:p>-5.5557015365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.68568949945606" calcext:value-type="float">
            <text:p>-5.685689499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.63843681719197" calcext:value-type="float">
            <text:p>-5.638436817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.53446698069102" calcext:value-type="float">
            <text:p>-5.534466980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35712346673345" calcext:value-type="float">
            <text:p>-5.357123466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24060483712616" calcext:value-type="float">
            <text:p>-5.240604837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4.99706707548064" calcext:value-type="float">
            <text:p>-4.997067075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31362502703394" calcext:value-type="float">
            <text:p>-5.313625027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.70048793934422" calcext:value-type="float">
            <text:p>-4.700487939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.91610138466826" calcext:value-type="float">
            <text:p>-5.916101384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.59941322688926" calcext:value-type="float">
            <text:p>-5.599413226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75622916291345" calcext:value-type="float">
            <text:p>-5.7562291629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24935321550802" calcext:value-type="float">
            <text:p>-5.249353215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.93933923398789" calcext:value-type="float">
            <text:p>-5.93933923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03146088735168" calcext:value-type="float">
            <text:p>-5.031460887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.74130332824569" calcext:value-type="float">
            <text:p>-5.741303328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5.89082673422933" calcext:value-type="float">
            <text:p>-5.890826734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.56850816282085" calcext:value-type="float">
            <text:p>-5.5685081628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.84830061034862" calcext:value-type="float">
            <text:p>-4.848300610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51439355982424" calcext:value-type="float">
            <text:p>-4.514393559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.71245866915686" calcext:value-type="float">
            <text:p>-5.712458669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25013719949715" calcext:value-type="float">
            <text:p>-5.250137199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5.95972601177546" calcext:value-type="float">
            <text:p>-5.959726011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35407431164793" calcext:value-type="float">
            <text:p>-6.354074311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.55564578520222" calcext:value-type="float">
            <text:p>-5.555645785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36815091651043" calcext:value-type="float">
            <text:p>-5.368150916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.5608352326639" calcext:value-type="float">
            <text:p>-5.560835232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18554831538471" calcext:value-type="float">
            <text:p>-5.185548315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37222092843036" calcext:value-type="float">
            <text:p>-5.372220928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4.75918579559781" calcext:value-type="float">
            <text:p>-4.7591857956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.64290589543318" calcext:value-type="float">
            <text:p>-5.642905895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65777432952867" calcext:value-type="float">
            <text:p>-5.657774329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09882242875666" calcext:value-type="float">
            <text:p>-6.098822428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47308765609014" calcext:value-type="float">
            <text:p>-5.473087656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5.88184478708251" calcext:value-type="float">
            <text:p>-5.881844787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11831577761029" calcext:value-type="float">
            <text:p>-6.118315777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57409639708227" calcext:value-type="float">
            <text:p>-5.574096397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20657917644069" calcext:value-type="float">
            <text:p>-5.206579176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34404205354526" calcext:value-type="float">
            <text:p>-5.3440420535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20160917439958" calcext:value-type="float">
            <text:p>-6.2016091744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.83449765717928" calcext:value-type="float">
            <text:p>-5.834497657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41472121592071" calcext:value-type="float">
            <text:p>-4.414721215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15524257216281" calcext:value-type="float">
            <text:p>-5.1552425722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.76654123336458" calcext:value-type="float">
            <text:p>-5.766541233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.87295333007746" calcext:value-type="float">
            <text:p>-5.872953330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.69551565641705" calcext:value-type="float">
            <text:p>-5.695515656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09877928703643" calcext:value-type="float">
            <text:p>-5.09877928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4.76233225666798" calcext:value-type="float">
            <text:p>-4.7623322567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4.92999852826902" calcext:value-type="float">
            <text:p>-4.929998528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09723932683486" calcext:value-type="float">
            <text:p>-5.097239326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4.8096179000441" calcext:value-type="float">
            <text:p>-4.8096179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4113772516498" calcext:value-type="float">
            <text:p>-5.411377251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23148929920288" calcext:value-type="float">
            <text:p>-5.2314892992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05737361704881" calcext:value-type="float">
            <text:p>-5.05737361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27183466344675" calcext:value-type="float">
            <text:p>-5.271834663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4.90457510984998" calcext:value-type="float">
            <text:p>-4.904575109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.84547441985719" calcext:value-type="float">
            <text:p>-5.8454744199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.75178384699852" calcext:value-type="float">
            <text:p>-5.75178384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11453371231738" calcext:value-type="float">
            <text:p>-5.1145337123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46598192721354" calcext:value-type="float">
            <text:p>-5.465981927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32747045147597" calcext:value-type="float">
            <text:p>-5.327470451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74668112947801" calcext:value-type="float">
            <text:p>-4.746681129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.79230399259282" calcext:value-type="float">
            <text:p>-4.792303992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48361335229432" calcext:value-type="float">
            <text:p>-5.483613352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13705600124523" calcext:value-type="float">
            <text:p>-5.137056001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40118119375749" calcext:value-type="float">
            <text:p>-5.4011811938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11258633929384" calcext:value-type="float">
            <text:p>-5.112586339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82096223013863" calcext:value-type="float">
            <text:p>-4.820962230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04579239479467" calcext:value-type="float">
            <text:p>-5.045792394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61299483738746" calcext:value-type="float">
            <text:p>-5.6129948374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84553903334484" calcext:value-type="float">
            <text:p>-4.8455390333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88942878433928" calcext:value-type="float">
            <text:p>-4.889428784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20418454028143" calcext:value-type="float">
            <text:p>-5.204184540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31908405467123" calcext:value-type="float">
            <text:p>-5.319084054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11891099370179" calcext:value-type="float">
            <text:p>-5.118910993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0621538412928" calcext:value-type="float">
            <text:p>-6.062153841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97237760239695" calcext:value-type="float">
            <text:p>-5.972377602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2647403066707" calcext:value-type="float">
            <text:p>-5.2647403067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07367897553112" calcext:value-type="float">
            <text:p>-5.073678975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18846931346684" calcext:value-type="float">
            <text:p>-5.188469313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21034264882122" calcext:value-type="float">
            <text:p>-5.210342648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35049981500418" calcext:value-type="float">
            <text:p>-5.35049981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15711814484125" calcext:value-type="float">
            <text:p>-5.157118144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09849791700604" calcext:value-type="float">
            <text:p>-6.09849791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18061150778534" calcext:value-type="float">
            <text:p>-5.180611507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26531744237673" calcext:value-type="float">
            <text:p>-5.265317442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14028527254649" calcext:value-type="float">
            <text:p>-5.140285272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61233474438836" calcext:value-type="float">
            <text:p>-4.612334744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.76481565026163" calcext:value-type="float">
            <text:p>-4.764815650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4.9413459219477" calcext:value-type="float">
            <text:p>-4.941345921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15817497250177" calcext:value-type="float">
            <text:p>-5.1581749725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3743785125182" calcext:value-type="float">
            <text:p>-4.374378512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39862296208304" calcext:value-type="float">
            <text:p>-4.398622962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73484093909635" calcext:value-type="float">
            <text:p>-4.7348409391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.86242704176754" calcext:value-type="float">
            <text:p>-5.862427041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21853482569823" calcext:value-type="float">
            <text:p>-4.218534825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04553940173907" calcext:value-type="float">
            <text:p>-5.0455394017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84493821784345" calcext:value-type="float">
            <text:p>-4.844938217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49145797836198" calcext:value-type="float">
            <text:p>-5.491457978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52608397232468" calcext:value-type="float">
            <text:p>-5.526083972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67399223648855" calcext:value-type="float">
            <text:p>-5.673992236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13266476453289" calcext:value-type="float">
            <text:p>-5.132664764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02906830936771" calcext:value-type="float">
            <text:p>-5.029068309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54533099975006" calcext:value-type="float">
            <text:p>-5.545330999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57698783014802" calcext:value-type="float">
            <text:p>-4.5769878301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52812720309441" calcext:value-type="float">
            <text:p>-4.528127203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.9118838344317" calcext:value-type="float">
            <text:p>-4.911883834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1133962650083" calcext:value-type="float">
            <text:p>-5.11339626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4.97112250690279" calcext:value-type="float">
            <text:p>-4.9711225069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.97646416334885" calcext:value-type="float">
            <text:p>-4.9764641633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49899760010903" calcext:value-type="float">
            <text:p>-5.498997600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39473184433903" calcext:value-type="float">
            <text:p>-5.394731844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4.92758146093812" calcext:value-type="float">
            <text:p>-4.927581460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80813763265137" calcext:value-type="float">
            <text:p>-4.8081376327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31731182592581" calcext:value-type="float">
            <text:p>-5.317311825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24976693376903" calcext:value-type="float">
            <text:p>-5.249766933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05517198326764" calcext:value-type="float">
            <text:p>-5.055171983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4.96014850161177" calcext:value-type="float">
            <text:p>-4.960148501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67035220401444" calcext:value-type="float">
            <text:p>-4.67035220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10375650125754" calcext:value-type="float">
            <text:p>-5.103756501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6539000265042" calcext:value-type="float">
            <text:p>-5.6539000265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8074692665081" calcext:value-type="float">
            <text:p>-4.807469266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.03395508662739" calcext:value-type="float">
            <text:p>-5.033955086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4.9228162676009" calcext:value-type="float">
            <text:p>-4.922816267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72438982328363" calcext:value-type="float">
            <text:p>-5.724389823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4.94541447837521" calcext:value-type="float">
            <text:p>-4.9454144784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76986110085265" calcext:value-type="float">
            <text:p>-4.769861100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.04344472306452" calcext:value-type="float">
            <text:p>-5.043444723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.11673908335222" calcext:value-type="float">
            <text:p>-5.116739083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26492568578779" calcext:value-type="float">
            <text:p>-5.2649256858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12931120588884" calcext:value-type="float">
            <text:p>-5.129311205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20581555280229" calcext:value-type="float">
            <text:p>-5.205815552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79337731251004" calcext:value-type="float">
            <text:p>-4.7933773125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.94353397105677" calcext:value-type="float">
            <text:p>-4.9435339711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63367198618707" calcext:value-type="float">
            <text:p>-4.633671986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53635881085321" calcext:value-type="float">
            <text:p>-5.536358810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07723649158137" calcext:value-type="float">
            <text:p>-5.077236491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32590600698954" calcext:value-type="float">
            <text:p>-4.32590600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19979494758912" calcext:value-type="float">
            <text:p>-4.199794947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59186867584578" calcext:value-type="float">
            <text:p>-5.591868675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58586892518521" calcext:value-type="float">
            <text:p>-4.5858689252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11157237773228" calcext:value-type="float">
            <text:p>-5.111572377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22324127929176" calcext:value-type="float">
            <text:p>-5.223241279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27806965298952" calcext:value-type="float">
            <text:p>-5.27806965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6499716476158" calcext:value-type="float">
            <text:p>-5.649971647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09158207996543" calcext:value-type="float">
            <text:p>-5.0915820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.88353532182241" calcext:value-type="float">
            <text:p>-4.883535321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56473124229846" calcext:value-type="float">
            <text:p>-4.5647312423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40310016758315" calcext:value-type="float">
            <text:p>-5.403100167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18315041984137" calcext:value-type="float">
            <text:p>-5.1831504198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13481960837886" calcext:value-type="float">
            <text:p>-5.1348196084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74388769808521" calcext:value-type="float">
            <text:p>-4.7438876981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54889361143878" calcext:value-type="float">
            <text:p>-4.548893611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02938667745836" calcext:value-type="float">
            <text:p>-5.0293866775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63223646289025" calcext:value-type="float">
            <text:p>-4.6322364629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4.97819765330291" calcext:value-type="float">
            <text:p>-4.9781976533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2081862799604" calcext:value-type="float">
            <text:p>-5.2081862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06119250249731" calcext:value-type="float">
            <text:p>-5.061192502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22737736451278" calcext:value-type="float">
            <text:p>-5.227377364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42321513589886" calcext:value-type="float">
            <text:p>-4.4232151359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5215024813256" calcext:value-type="float">
            <text:p>-5.052150248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11152293557196" calcext:value-type="float">
            <text:p>-5.1115229356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82698225890802" calcext:value-type="float">
            <text:p>-4.8269822589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76623563384776" calcext:value-type="float">
            <text:p>-4.766235633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64929724000945" calcext:value-type="float">
            <text:p>-4.64929724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71764603835364" calcext:value-type="float">
            <text:p>-4.7176460384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00039937247596" calcext:value-type="float">
            <text:p>-5.000399372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74448122909486" calcext:value-type="float">
            <text:p>-4.744481229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74756879600376" calcext:value-type="float">
            <text:p>-4.74756879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32850509949431" calcext:value-type="float">
            <text:p>-5.328505099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11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53:0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36696651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19423498702564" calcext:value-type="float">
            <text:p>6.19423498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10466607652002" calcext:value-type="float">
            <text:p>5.104666076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24117007499041" calcext:value-type="float">
            <text:p>5.24117007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97187828390577" calcext:value-type="float">
            <text:p>4.971878283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63866701936401" calcext:value-type="float">
            <text:p>3.638667019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32336716454954" calcext:value-type="float">
            <text:p>4.32336716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90508671777999" calcext:value-type="float">
            <text:p>3.905086717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91010033553685" calcext:value-type="float">
            <text:p>3.910100335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16739290337873" calcext:value-type="float">
            <text:p>3.167392903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44540575227712" calcext:value-type="float">
            <text:p>3.445405752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35823959065614" calcext:value-type="float">
            <text:p>3.358239590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4.56925191619165" calcext:value-type="float">
            <text:p>4.569251916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77477704763796" calcext:value-type="float">
            <text:p>2.774777047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68596700925408" calcext:value-type="float">
            <text:p>2.685967009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.11625512583818" calcext:value-type="float">
            <text:p>3.116255125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.31940987942908" calcext:value-type="float">
            <text:p>3.319409879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04406126736432" calcext:value-type="float">
            <text:p>2.044061267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34574252524026" calcext:value-type="float">
            <text:p>2.345742525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7886436980832" calcext:value-type="float">
            <text:p>2.078864369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88361540795336" calcext:value-type="float">
            <text:p>1.88361540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.24641076487771" calcext:value-type="float">
            <text:p>2.246410764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2.17377834218334" calcext:value-type="float">
            <text:p>2.173778342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88171547242228" calcext:value-type="float">
            <text:p>1.881715472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69517523529258" calcext:value-type="float">
            <text:p>1.695175235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71076504603229" calcext:value-type="float">
            <text:p>1.71076504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.06363206563391" calcext:value-type="float">
            <text:p>2.063632065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77123020742438" calcext:value-type="float">
            <text:p>1.771230207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79993529328399" calcext:value-type="float">
            <text:p>1.799935293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80976341991501" calcext:value-type="float">
            <text:p>1.8097634199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789555016082" calcext:value-type="float">
            <text:p>1.789555016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58923044506467" calcext:value-type="float">
            <text:p>1.589230445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85415335953509" calcext:value-type="float">
            <text:p>1.854153359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56839950398223" calcext:value-type="float">
            <text:p>1.56839950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36883646173432" calcext:value-type="float">
            <text:p>1.368836461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47399745998642" calcext:value-type="float">
            <text:p>1.4739974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12961140097155" calcext:value-type="float">
            <text:p>1.12961140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65355080127905" calcext:value-type="float">
            <text:p>1.653550801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35186537953616" calcext:value-type="float">
            <text:p>1.35186537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38110943646517" calcext:value-type="float">
            <text:p>1.3811094365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40441071827793" calcext:value-type="float">
            <text:p>1.404410718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34114007460066" calcext:value-type="float">
            <text:p>1.341140074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57487526934026" calcext:value-type="float">
            <text:p>1.574875269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26972217147469" calcext:value-type="float">
            <text:p>1.269722171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5147812764659" calcext:value-type="float">
            <text:p>1.514781276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39847124947533" calcext:value-type="float">
            <text:p>1.398471249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25298971724373" calcext:value-type="float">
            <text:p>1.2529897172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36149431878385" calcext:value-type="float">
            <text:p>1.3614943188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34455745436147" calcext:value-type="float">
            <text:p>1.344557454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394000155192" calcext:value-type="float">
            <text:p>1.394000155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09176951406664" calcext:value-type="float">
            <text:p>1.091769514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42746777088235" calcext:value-type="float">
            <text:p>1.4274677709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19261557009165" calcext:value-type="float">
            <text:p>1.192615570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45363605880998" calcext:value-type="float">
            <text:p>1.453636058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60785808640516" calcext:value-type="float">
            <text:p>1.607858086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39984764467953" calcext:value-type="float">
            <text:p>1.399847644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3102702892221" calcext:value-type="float">
            <text:p>1.310270289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40756604454013" calcext:value-type="float">
            <text:p>1.407566044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50112629321482" calcext:value-type="float">
            <text:p>1.501126293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1251922143908" calcext:value-type="float">
            <text:p>1.212519221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32328636377397" calcext:value-type="float">
            <text:p>1.323286363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5099869597743" calcext:value-type="float">
            <text:p>1.5099869598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18838507022445" calcext:value-type="float">
            <text:p>1.188385070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1529130831544" calcext:value-type="float">
            <text:p>1.152913083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32798960756812" calcext:value-type="float">
            <text:p>1.327989607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15976132835137" calcext:value-type="float">
            <text:p>1.1597613284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30479038752579" calcext:value-type="float">
            <text:p>1.304790387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5721535757873" calcext:value-type="float">
            <text:p>1.572153575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0869915178672" calcext:value-type="float">
            <text:p>1.208699151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3759134395731" calcext:value-type="float">
            <text:p>1.23759134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27609066289872" calcext:value-type="float">
            <text:p>1.276090662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7807103010771" calcext:value-type="float">
            <text:p>1.2780710301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33499806512543" calcext:value-type="float">
            <text:p>1.334998065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27378075810918" calcext:value-type="float">
            <text:p>1.273780758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3824809671" calcext:value-type="float">
            <text:p>1.238248096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14358748975294" calcext:value-type="float">
            <text:p>1.143587489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21331044063601" calcext:value-type="float">
            <text:p>1.213310440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47085006541595" calcext:value-type="float">
            <text:p>1.4708500654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45623278686262" calcext:value-type="float">
            <text:p>1.456232786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025581458802" calcext:value-type="float">
            <text:p>1.202558145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8448518363293" calcext:value-type="float">
            <text:p>1.844851836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34843099764888" calcext:value-type="float">
            <text:p>1.348430997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25448301812187" calcext:value-type="float">
            <text:p>1.254483018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27034257766572" calcext:value-type="float">
            <text:p>1.2703425777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709943907417" calcext:value-type="float">
            <text:p>1.1709943907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27894671197824" calcext:value-type="float">
            <text:p>1.27894671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919177084578" calcext:value-type="float">
            <text:p>1.291917708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4897380984568" calcext:value-type="float">
            <text:p>1.489738098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23595968818335" calcext:value-type="float">
            <text:p>1.235959688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02941782713417" calcext:value-type="float">
            <text:p>1.029417827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18589700649246" calcext:value-type="float">
            <text:p>1.185897006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24478302098728" calcext:value-type="float">
            <text:p>1.244783021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36577405716469" calcext:value-type="float">
            <text:p>1.365774057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09728727568553" calcext:value-type="float">
            <text:p>1.097287275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6793959238109" calcext:value-type="float">
            <text:p>1.167939592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48540893384485" calcext:value-type="float">
            <text:p>1.485408933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36622868420288" calcext:value-type="float">
            <text:p>1.366228684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14717245482678" calcext:value-type="float">
            <text:p>1.147172454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33940132360732" calcext:value-type="float">
            <text:p>1.339401323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18755137859206" calcext:value-type="float">
            <text:p>1.187551378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33419180466247" calcext:value-type="float">
            <text:p>1.334191804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22010435552524" calcext:value-type="float">
            <text:p>1.220104355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21425334741048" calcext:value-type="float">
            <text:p>1.214253347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31022195086227" calcext:value-type="float">
            <text:p>1.310221950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23010246867767" calcext:value-type="float">
            <text:p>1.230102468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04724401655004" calcext:value-type="float">
            <text:p>1.047244016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08794430408064" calcext:value-type="float">
            <text:p>1.0879443041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16354565650009" calcext:value-type="float">
            <text:p>1.163545656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28627281896585" calcext:value-type="float">
            <text:p>1.28627281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5094229465566" calcext:value-type="float">
            <text:p>1.250942294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804196631366" calcext:value-type="float">
            <text:p>1.280419663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7581535907683" calcext:value-type="float">
            <text:p>1.275815359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2736473105071" calcext:value-type="float">
            <text:p>1.227364731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18151138723689" calcext:value-type="float">
            <text:p>1.1815113872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18682971931736" calcext:value-type="float">
            <text:p>1.186829719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369128997826" calcext:value-type="float">
            <text:p>1.369128997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4808561314817" calcext:value-type="float">
            <text:p>1.148085613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30123061839626" calcext:value-type="float">
            <text:p>1.301230618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14515401051003" calcext:value-type="float">
            <text:p>1.145154010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936823230796" calcext:value-type="float">
            <text:p>1.293682323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11607920807098" calcext:value-type="float">
            <text:p>1.116079208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22417765625181" calcext:value-type="float">
            <text:p>1.2241776563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9206730035205" calcext:value-type="float">
            <text:p>1.392067300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08176347221859" calcext:value-type="float">
            <text:p>1.0817634722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01735082831063" calcext:value-type="float">
            <text:p>1.017350828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11598374770238" calcext:value-type="float">
            <text:p>1.115983747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13763455873704" calcext:value-type="float">
            <text:p>1.137634558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16974702492459" calcext:value-type="float">
            <text:p>1.169747024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10262743421747" calcext:value-type="float">
            <text:p>1.102627434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14873537264297" calcext:value-type="float">
            <text:p>1.148735372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03740254708407" calcext:value-type="float">
            <text:p>1.037402547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1929134783721" calcext:value-type="float">
            <text:p>1.192913478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13731641246503" calcext:value-type="float">
            <text:p>1.1373164125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18571384378289" calcext:value-type="float">
            <text:p>1.1857138438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2850298054655" calcext:value-type="float">
            <text:p>1.128502980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07755338661929" calcext:value-type="float">
            <text:p>1.077553386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7077662792137" calcext:value-type="float">
            <text:p>1.070776627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3370420287218" calcext:value-type="float">
            <text:p>1.3370420287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0827080605425" calcext:value-type="float">
            <text:p>1.082708060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13214657878061" calcext:value-type="float">
            <text:p>1.132146578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03867384580379" calcext:value-type="float">
            <text:p>1.038673845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12519791381444" calcext:value-type="float">
            <text:p>1.125197913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10386493524228" calcext:value-type="float">
            <text:p>1.1038649352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07565557048535" calcext:value-type="float">
            <text:p>1.075655570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00750979077661" calcext:value-type="float">
            <text:p>1.007509790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04068820050118" calcext:value-type="float">
            <text:p>1.040688200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19005647577474" calcext:value-type="float">
            <text:p>1.1900564758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09920581535942" calcext:value-type="float">
            <text:p>1.099205815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16405027675985" calcext:value-type="float">
            <text:p>1.1640502768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22304411883893" calcext:value-type="float">
            <text:p>1.223044118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19510004818745" calcext:value-type="float">
            <text:p>1.195100048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09980013927529" calcext:value-type="float">
            <text:p>1.0998001393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26261866510073" calcext:value-type="float">
            <text:p>1.262618665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25190683541483" calcext:value-type="float">
            <text:p>1.251906835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0601107591084" calcext:value-type="float">
            <text:p>1.206011075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12616165560697" calcext:value-type="float">
            <text:p>1.126161655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36073364184754" calcext:value-type="float">
            <text:p>1.360733641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23087001765597" calcext:value-type="float">
            <text:p>1.230870017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15320133747639" calcext:value-type="float">
            <text:p>1.153201337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27274622566637" calcext:value-type="float">
            <text:p>1.2727462257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15863166006964" calcext:value-type="float">
            <text:p>1.158631660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30363486835244" calcext:value-type="float">
            <text:p>1.303634868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56062008339551" calcext:value-type="float">
            <text:p>1.5606200834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25862740860046" calcext:value-type="float">
            <text:p>1.258627408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36300841470624" calcext:value-type="float">
            <text:p>1.363008414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29861997538988" calcext:value-type="float">
            <text:p>1.298619975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14935879267677" calcext:value-type="float">
            <text:p>1.149358792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4341393271305" calcext:value-type="float">
            <text:p>1.434139327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52050021798392" calcext:value-type="float">
            <text:p>1.52050021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4924956056056" calcext:value-type="float">
            <text:p>1.349249560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5842693364655" calcext:value-type="float">
            <text:p>1.358426933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4527383790177" calcext:value-type="float">
            <text:p>1.452738379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34644111530082" calcext:value-type="float">
            <text:p>1.3464411153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60825061423691" calcext:value-type="float">
            <text:p>1.6082506142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42903577703598" calcext:value-type="float">
            <text:p>1.42903577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84728356104773" calcext:value-type="float">
            <text:p>1.84728356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69527891727209" calcext:value-type="float">
            <text:p>1.695278917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57875066907982" calcext:value-type="float">
            <text:p>1.578750669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2.34090777482183" calcext:value-type="float">
            <text:p>2.340907774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65229566298075" calcext:value-type="float">
            <text:p>1.65229566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38287209477653" calcext:value-type="float">
            <text:p>1.3828720948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2.12524878955402" calcext:value-type="float">
            <text:p>2.1252487896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8576149892536" calcext:value-type="float">
            <text:p>1.857614989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881867730655" calcext:value-type="float">
            <text:p>1.881867730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98005567780744" calcext:value-type="float">
            <text:p>1.980055677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76603000813943" calcext:value-type="float">
            <text:p>1.766030008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2.03296828208369" calcext:value-type="float">
            <text:p>2.032968282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2.27869535515343" calcext:value-type="float">
            <text:p>2.278695355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2.1848620617438" calcext:value-type="float">
            <text:p>2.184862061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95672168586285" calcext:value-type="float">
            <text:p>1.956721685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19487534142671" calcext:value-type="float">
            <text:p>2.194875341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91657684259071" calcext:value-type="float">
            <text:p>1.916576842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2.30231236680763" calcext:value-type="float">
            <text:p>2.302312366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2.0414663375244" calcext:value-type="float">
            <text:p>2.041466337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84867241785251" calcext:value-type="float">
            <text:p>1.848672417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54444334918029" calcext:value-type="float">
            <text:p>2.544443349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29828151730119" calcext:value-type="float">
            <text:p>2.298281517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35674856241452" calcext:value-type="float">
            <text:p>2.356748562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2.15950739489527" calcext:value-type="float">
            <text:p>2.159507394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6281404404047" calcext:value-type="float">
            <text:p>2.628140440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.03333665761818" calcext:value-type="float">
            <text:p>3.033336657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5493321804875" calcext:value-type="float">
            <text:p>2.549332180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94820234298263" calcext:value-type="float">
            <text:p>2.94820234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84321111274511" calcext:value-type="float">
            <text:p>2.8432111127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55977213417614" calcext:value-type="float">
            <text:p>2.5597721342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61112403550577" calcext:value-type="float">
            <text:p>2.6111240355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.48254366010154" calcext:value-type="float">
            <text:p>3.482543660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7372473683501" calcext:value-type="float">
            <text:p>2.737247368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8810971132852" calcext:value-type="float">
            <text:p>2.881097113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69243207385362" calcext:value-type="float">
            <text:p>2.692432073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.43312079182311" calcext:value-type="float">
            <text:p>3.433120791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2.84589371080388" calcext:value-type="float">
            <text:p>2.845893710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73000422048174" calcext:value-type="float">
            <text:p>3.730004220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3531810695959" calcext:value-type="float">
            <text:p>3.353181069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.2132732834484" calcext:value-type="float">
            <text:p>3.2132732834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47358631620456" calcext:value-type="float">
            <text:p>3.473586316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.93570535629269" calcext:value-type="float">
            <text:p>3.935705356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18786467386606" calcext:value-type="float">
            <text:p>4.187864673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4.3430535395468" calcext:value-type="float">
            <text:p>4.343053539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46688449623893" calcext:value-type="float">
            <text:p>3.466884496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47463741435387" calcext:value-type="float">
            <text:p>3.474637414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49717191788756" calcext:value-type="float">
            <text:p>3.4971719179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42797571710563" calcext:value-type="float">
            <text:p>3.4279757171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4.07465873197725" calcext:value-type="float">
            <text:p>4.07465873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4.44853004399994" calcext:value-type="float">
            <text:p>4.44853004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20089504832204" calcext:value-type="float">
            <text:p>3.2008950483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65114987198378" calcext:value-type="float">
            <text:p>3.65114987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4.11831661479574" calcext:value-type="float">
            <text:p>4.118316614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3.87649063938416" calcext:value-type="float">
            <text:p>3.876490639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3.82911683944086" calcext:value-type="float">
            <text:p>3.829116839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71480669330764" calcext:value-type="float">
            <text:p>4.714806693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4.22242305721232" calcext:value-type="float">
            <text:p>4.222423057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22137959606305" calcext:value-type="float">
            <text:p>4.2213795961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5.25504935775269" calcext:value-type="float">
            <text:p>5.255049357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4.15223180588682" calcext:value-type="float">
            <text:p>4.1522318059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4.04733465813222" calcext:value-type="float">
            <text:p>4.047334658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31426088108979" calcext:value-type="float">
            <text:p>4.3142608811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61986317951119" calcext:value-type="float">
            <text:p>3.6198631795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76516645974119" calcext:value-type="float">
            <text:p>3.765166459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83421328538891" calcext:value-type="float">
            <text:p>3.834213285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32384443323463" calcext:value-type="float">
            <text:p>4.323844433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68710200849246" calcext:value-type="float">
            <text:p>4.687102008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3.89863391323009" calcext:value-type="float">
            <text:p>3.898633913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4.17290917564277" calcext:value-type="float">
            <text:p>4.1729091756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4.46694556574932" calcext:value-type="float">
            <text:p>4.466945565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22556053802303" calcext:value-type="float">
            <text:p>4.22556053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5.29596987104091" calcext:value-type="float">
            <text:p>5.29596987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22203536798026" calcext:value-type="float">
            <text:p>4.22203536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45398545649219" calcext:value-type="float">
            <text:p>4.453985456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6211412152127" calcext:value-type="float">
            <text:p>4.621141215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35404132987133" calcext:value-type="float">
            <text:p>4.354041329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85742964793485" calcext:value-type="float">
            <text:p>3.857429647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49360797376816" calcext:value-type="float">
            <text:p>4.493607973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4.99501491000145" calcext:value-type="float">
            <text:p>4.99501491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4.07528339751083" calcext:value-type="float">
            <text:p>4.0752833975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5.05014874090796" calcext:value-type="float">
            <text:p>5.050148740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18815925825833" calcext:value-type="float">
            <text:p>5.1881592583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63011535712911" calcext:value-type="float">
            <text:p>4.630115357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4170288297828" calcext:value-type="float">
            <text:p>4.417028829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71828315076391" calcext:value-type="float">
            <text:p>4.718283150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03321269348789" calcext:value-type="float">
            <text:p>4.033212693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3.96081703845719" calcext:value-type="float">
            <text:p>3.960817038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3889971953986" calcext:value-type="float">
            <text:p>4.388997195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22969954051088" calcext:value-type="float">
            <text:p>4.229699540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50770566385119" calcext:value-type="float">
            <text:p>4.507705663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17963687378597" calcext:value-type="float">
            <text:p>4.179636873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37419701425968" calcext:value-type="float">
            <text:p>4.374197014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3.88694035878866" calcext:value-type="float">
            <text:p>3.886940358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3.97575814840822" calcext:value-type="float">
            <text:p>3.9757581484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59277119784521" calcext:value-type="float">
            <text:p>4.592771197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41312206758895" calcext:value-type="float">
            <text:p>4.413122067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48731855737453" calcext:value-type="float">
            <text:p>4.487318557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88122608546246" calcext:value-type="float">
            <text:p>3.8812260855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4.18559422141706" calcext:value-type="float">
            <text:p>4.185594221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3.83988247298742" calcext:value-type="float">
            <text:p>3.83988247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44487457982502" calcext:value-type="float">
            <text:p>4.444874579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.83793867596445" calcext:value-type="float">
            <text:p>3.83793867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4.11019298842695" calcext:value-type="float">
            <text:p>4.110192988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3.93109172145082" calcext:value-type="float">
            <text:p>3.9310917215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4.20670523086501" calcext:value-type="float">
            <text:p>4.206705230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4.02235140030714" calcext:value-type="float">
            <text:p>4.022351400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4.37928328640236" calcext:value-type="float">
            <text:p>4.3792832864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74185329433046" calcext:value-type="float">
            <text:p>3.7418532943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38990422970484" calcext:value-type="float">
            <text:p>3.389904229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76689600491203" calcext:value-type="float">
            <text:p>3.7668960049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34673770021128" calcext:value-type="float">
            <text:p>3.346737700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73718399426041" calcext:value-type="float">
            <text:p>3.737183994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90484700368887" calcext:value-type="float">
            <text:p>3.9048470037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46697427094155" calcext:value-type="float">
            <text:p>3.466974270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4.34161953609147" calcext:value-type="float">
            <text:p>4.341619536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64874918849878" calcext:value-type="float">
            <text:p>3.648749188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78028684658231" calcext:value-type="float">
            <text:p>3.780286846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89705349418464" calcext:value-type="float">
            <text:p>3.897053494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71037499425498" calcext:value-type="float">
            <text:p>3.710374994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57562592764009" calcext:value-type="float">
            <text:p>3.5756259276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78757355952049" calcext:value-type="float">
            <text:p>3.787573559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84981165983751" calcext:value-type="float">
            <text:p>3.8498116598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46642646280004" calcext:value-type="float">
            <text:p>3.466426462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4952869028172" calcext:value-type="float">
            <text:p>3.495286902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28370717192103" calcext:value-type="float">
            <text:p>3.283707171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44516061565375" calcext:value-type="float">
            <text:p>3.445160615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70426575517119" calcext:value-type="float">
            <text:p>3.704265755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17367924322049" calcext:value-type="float">
            <text:p>3.173679243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72197576825845" calcext:value-type="float">
            <text:p>3.721975768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51757988092568" calcext:value-type="float">
            <text:p>3.517579880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80136521649519" calcext:value-type="float">
            <text:p>3.801365216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36964358088104" calcext:value-type="float">
            <text:p>3.369643580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3.24427864118107" calcext:value-type="float">
            <text:p>3.244278641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40981798214836" calcext:value-type="float">
            <text:p>3.409817982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3.18143339678544" calcext:value-type="float">
            <text:p>3.1814333968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3.21898726824148" calcext:value-type="float">
            <text:p>3.2189872682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30152426115035" calcext:value-type="float">
            <text:p>3.301524261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42540519398594" calcext:value-type="float">
            <text:p>3.42540519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30184074754859" calcext:value-type="float">
            <text:p>3.301840747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45309084433654" calcext:value-type="float">
            <text:p>3.453090844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82380278147076" calcext:value-type="float">
            <text:p>3.8238027815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29371291970412" calcext:value-type="float">
            <text:p>3.293712919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94896847449658" calcext:value-type="float">
            <text:p>2.948968474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44756608066456" calcext:value-type="float">
            <text:p>3.447566080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3.17847058355317" calcext:value-type="float">
            <text:p>3.178470583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26399783018608" calcext:value-type="float">
            <text:p>3.263997830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36194916464332" calcext:value-type="float">
            <text:p>3.361949164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11895753777178" calcext:value-type="float">
            <text:p>3.118957537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10578778437573" calcext:value-type="float">
            <text:p>3.105787784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97802164422353" calcext:value-type="float">
            <text:p>2.978021644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3.23013687335801" calcext:value-type="float">
            <text:p>3.230136873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11014786779345" calcext:value-type="float">
            <text:p>3.1101478678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79529979832012" calcext:value-type="float">
            <text:p>2.795299798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98726409146719" calcext:value-type="float">
            <text:p>2.9872640915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89384865824824" calcext:value-type="float">
            <text:p>2.893848658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03724186981634" calcext:value-type="float">
            <text:p>3.037241869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25581875206692" calcext:value-type="float">
            <text:p>3.255818752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93599492285824" calcext:value-type="float">
            <text:p>2.935994922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98382280741771" calcext:value-type="float">
            <text:p>2.9838228074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04581012774609" calcext:value-type="float">
            <text:p>3.045810127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3.04515145784844" calcext:value-type="float">
            <text:p>3.045151457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73264331277187" calcext:value-type="float">
            <text:p>2.7326433128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96152482864302" calcext:value-type="float">
            <text:p>2.9615248286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65503124141393" calcext:value-type="float">
            <text:p>2.6550312414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61722460099871" calcext:value-type="float">
            <text:p>2.617224601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0481704594576" calcext:value-type="float">
            <text:p>2.904817045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5867853888007" calcext:value-type="float">
            <text:p>2.5867853888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13238636701869" calcext:value-type="float">
            <text:p>3.13238636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3.04114257727344" calcext:value-type="float">
            <text:p>3.041142577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63567404818778" calcext:value-type="float">
            <text:p>2.6356740482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90246038960048" calcext:value-type="float">
            <text:p>2.9024603896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6213383006105" calcext:value-type="float">
            <text:p>2.9621338301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98320408922931" calcext:value-type="float">
            <text:p>2.983204089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79102990682949" calcext:value-type="float">
            <text:p>2.791029906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92542212413812" calcext:value-type="float">
            <text:p>2.925422124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76894353956763" calcext:value-type="float">
            <text:p>2.768943539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8922151118903" calcext:value-type="float">
            <text:p>2.892215111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70739138936147" calcext:value-type="float">
            <text:p>2.707391389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93493204360281" calcext:value-type="float">
            <text:p>2.934932043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66998878658731" calcext:value-type="float">
            <text:p>2.669988786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81839570175151" calcext:value-type="float">
            <text:p>2.8183957018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79242676631552" calcext:value-type="float">
            <text:p>2.792426766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02784429478497" calcext:value-type="float">
            <text:p>3.027844294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6378748958388" calcext:value-type="float">
            <text:p>3.0637874896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85497414414119" calcext:value-type="float">
            <text:p>2.854974144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79140236097168" calcext:value-type="float">
            <text:p>2.79140236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58849683571343" calcext:value-type="float">
            <text:p>2.588496835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73352626646133" calcext:value-type="float">
            <text:p>2.733526266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44296665256268" calcext:value-type="float">
            <text:p>2.442966652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76128259592348" calcext:value-type="float">
            <text:p>2.761282595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59121986928276" calcext:value-type="float">
            <text:p>2.591219869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57393061180557" calcext:value-type="float">
            <text:p>2.573930611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74953214031383" calcext:value-type="float">
            <text:p>2.749532140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949199196067" calcext:value-type="float">
            <text:p>2.9491991961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4636796856926" calcext:value-type="float">
            <text:p>2.746367968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996884680566" calcext:value-type="float">
            <text:p>2.4996884681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72150634022609" calcext:value-type="float">
            <text:p>2.721506340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6269393238263" calcext:value-type="float">
            <text:p>2.962693932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12769693142002" calcext:value-type="float">
            <text:p>3.127696931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81502743704398" calcext:value-type="float">
            <text:p>2.81502743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955398804064" calcext:value-type="float">
            <text:p>2.695539880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41058367299333" calcext:value-type="float">
            <text:p>2.41058367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70240663155502" calcext:value-type="float">
            <text:p>2.702406631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31652583496781" calcext:value-type="float">
            <text:p>2.31652583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3296457228861" calcext:value-type="float">
            <text:p>2.732964572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8177448642276" calcext:value-type="float">
            <text:p>2.281774486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9538260384004" calcext:value-type="float">
            <text:p>2.595382603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547055239683" calcext:value-type="float">
            <text:p>2.75470552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93256556894501" calcext:value-type="float">
            <text:p>2.932565568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73153939568482" calcext:value-type="float">
            <text:p>2.731539395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7595405081034" calcext:value-type="float">
            <text:p>2.675954050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7796151745169" calcext:value-type="float">
            <text:p>3.0779615175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75613064136498" calcext:value-type="float">
            <text:p>2.756130641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7804402988404" calcext:value-type="float">
            <text:p>2.478044029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4003657141109" calcext:value-type="float">
            <text:p>2.400365714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6023149173909" calcext:value-type="float">
            <text:p>2.560231491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31745024022955" calcext:value-type="float">
            <text:p>2.317450240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51069884299982" calcext:value-type="float">
            <text:p>2.51069884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673955202162" calcext:value-type="float">
            <text:p>2.667395520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7059620450341" calcext:value-type="float">
            <text:p>2.70596204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40174720661526" calcext:value-type="float">
            <text:p>2.401747206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5337206255713" calcext:value-type="float">
            <text:p>2.453372062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41732295747645" calcext:value-type="float">
            <text:p>2.417322957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82979848917476" calcext:value-type="float">
            <text:p>2.829798489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4439047683422" calcext:value-type="float">
            <text:p>2.644390476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70875453171031" calcext:value-type="float">
            <text:p>2.708754531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4239649672921" calcext:value-type="float">
            <text:p>2.8423964967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3349087577527" calcext:value-type="float">
            <text:p>2.633490875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60058611233805" calcext:value-type="float">
            <text:p>2.600586112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45795137308162" calcext:value-type="float">
            <text:p>2.457951373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5651208973617" calcext:value-type="float">
            <text:p>2.756512089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43894428089309" calcext:value-type="float">
            <text:p>2.438944280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8141330936033" calcext:value-type="float">
            <text:p>2.581413309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61503950039758" calcext:value-type="float">
            <text:p>2.615039500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2960728034155" calcext:value-type="float">
            <text:p>2.429607280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9073824126294" calcext:value-type="float">
            <text:p>2.7907382413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52629221611886" calcext:value-type="float">
            <text:p>2.526292216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37971338542009" calcext:value-type="float">
            <text:p>2.3797133854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68738137178991" calcext:value-type="float">
            <text:p>2.687381371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1951631730308" calcext:value-type="float">
            <text:p>2.719516317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48412568552556" calcext:value-type="float">
            <text:p>2.484125685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54099925531815" calcext:value-type="float">
            <text:p>2.540999255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5150017010207" calcext:value-type="float">
            <text:p>2.515001701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50894711983873" calcext:value-type="float">
            <text:p>2.5089471198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46129580330219" calcext:value-type="float">
            <text:p>2.461295803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36946920075688" calcext:value-type="float">
            <text:p>2.369469200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55421250248764" calcext:value-type="float">
            <text:p>2.554212502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52163678704266" calcext:value-type="float">
            <text:p>2.52163678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36901820193048" calcext:value-type="float">
            <text:p>2.369018201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49665096252887" calcext:value-type="float">
            <text:p>2.496650962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51190873186079" calcext:value-type="float">
            <text:p>2.511908731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9457092799807" calcext:value-type="float">
            <text:p>2.594570928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41359046857719" calcext:value-type="float">
            <text:p>2.413590468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475865524597" calcext:value-type="float">
            <text:p>2.547586552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7285187674775" calcext:value-type="float">
            <text:p>2.4728518767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4059256103545" calcext:value-type="float">
            <text:p>2.64059256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0142663167003" calcext:value-type="float">
            <text:p>2.301426631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2344613369159" calcext:value-type="float">
            <text:p>2.323446133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5457739088857" calcext:value-type="float">
            <text:p>2.5545773909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66081412561843" calcext:value-type="float">
            <text:p>2.6608141256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64893040012509" calcext:value-type="float">
            <text:p>2.648930400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5183130312946" calcext:value-type="float">
            <text:p>2.451831303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6418953726421" calcext:value-type="float">
            <text:p>2.464189537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3590087922543" calcext:value-type="float">
            <text:p>2.435900879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63131527930263" calcext:value-type="float">
            <text:p>2.631315279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55632609194285" calcext:value-type="float">
            <text:p>2.556326091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4692361021258" calcext:value-type="float">
            <text:p>2.469236102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4451586603762" calcext:value-type="float">
            <text:p>2.445158660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6042027797928" calcext:value-type="float">
            <text:p>2.560420278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58453109372984" calcext:value-type="float">
            <text:p>2.5845310937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60163473116828" calcext:value-type="float">
            <text:p>2.601634731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7107546919366" calcext:value-type="float">
            <text:p>2.571075469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907865412098" calcext:value-type="float">
            <text:p>2.907865412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5259503103484" calcext:value-type="float">
            <text:p>2.525950310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70910023146565" calcext:value-type="float">
            <text:p>2.709100231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77580974909957" calcext:value-type="float">
            <text:p>2.775809749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42606577619506" calcext:value-type="float">
            <text:p>2.426065776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7212838336667" calcext:value-type="float">
            <text:p>2.721283833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9972183450483" calcext:value-type="float">
            <text:p>2.399721834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6836213730368" calcext:value-type="float">
            <text:p>2.468362137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5410049328957" calcext:value-type="float">
            <text:p>2.2541004933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52849354422119" calcext:value-type="float">
            <text:p>2.528493544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40360575830944" calcext:value-type="float">
            <text:p>2.4036057583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64889872001501" calcext:value-type="float">
            <text:p>2.6488987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40350824026098" calcext:value-type="float">
            <text:p>2.403508240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7266544702296" calcext:value-type="float">
            <text:p>2.47266544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9058579365033" calcext:value-type="float">
            <text:p>2.5905857937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60628647343983" calcext:value-type="float">
            <text:p>2.606286473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4983971396395" calcext:value-type="float">
            <text:p>2.498397139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60784537636601" calcext:value-type="float">
            <text:p>2.607845376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54217438288593" calcext:value-type="float">
            <text:p>2.542174382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34713237363618" calcext:value-type="float">
            <text:p>2.3471323736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44196561004484" calcext:value-type="float">
            <text:p>2.4419656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76885471656815" calcext:value-type="float">
            <text:p>2.768854716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49337426033365" calcext:value-type="float">
            <text:p>2.493374260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55351092432612" calcext:value-type="float">
            <text:p>2.553510924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41944381023369" calcext:value-type="float">
            <text:p>2.419443810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37916655827078" calcext:value-type="float">
            <text:p>2.379166558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52681922604613" calcext:value-type="float">
            <text:p>2.526819226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64037986987898" calcext:value-type="float">
            <text:p>2.640379869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66101897284862" calcext:value-type="float">
            <text:p>2.6610189728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55039255087582" calcext:value-type="float">
            <text:p>2.550392550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60565591412488" calcext:value-type="float">
            <text:p>2.605655914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48242035619916" calcext:value-type="float">
            <text:p>2.482420356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86649910605349" calcext:value-type="float">
            <text:p>2.8664991061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47362381816791" calcext:value-type="float">
            <text:p>2.473623818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50544724614971" calcext:value-type="float">
            <text:p>2.505447246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39652808861662" calcext:value-type="float">
            <text:p>2.396528088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58810722190928" calcext:value-type="float">
            <text:p>2.588107221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32795738446808" calcext:value-type="float">
            <text:p>2.327957384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49330259695619" calcext:value-type="float">
            <text:p>2.49330259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77178120949836" calcext:value-type="float">
            <text:p>2.771781209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40068360775976" calcext:value-type="float">
            <text:p>2.400683607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43390271619706" calcext:value-type="float">
            <text:p>2.433902716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87524282222476" calcext:value-type="float">
            <text:p>2.875242822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40795702903368" calcext:value-type="float">
            <text:p>2.40795702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50578011468088" calcext:value-type="float">
            <text:p>2.505780114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57146219888838" calcext:value-type="float">
            <text:p>2.571462198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74398756227381" calcext:value-type="float">
            <text:p>2.7439875623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52252526979552" calcext:value-type="float">
            <text:p>2.5225252698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71876187533894" calcext:value-type="float">
            <text:p>2.718761875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58195156627416" calcext:value-type="float">
            <text:p>2.581951566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67195069157378" calcext:value-type="float">
            <text:p>2.671950691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89248097883965" calcext:value-type="float">
            <text:p>2.892480978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73606132850536" calcext:value-type="float">
            <text:p>2.736061328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49860445770572" calcext:value-type="float">
            <text:p>2.498604457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74165646027146" calcext:value-type="float">
            <text:p>2.741656460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66904714870852" calcext:value-type="float">
            <text:p>2.6690471487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43295845845599" calcext:value-type="float">
            <text:p>2.4329584585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60289789889086" calcext:value-type="float">
            <text:p>2.602897898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8466553839273" calcext:value-type="float">
            <text:p>2.846655383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56605406422019" calcext:value-type="float">
            <text:p>2.566054064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77998928162955" calcext:value-type="float">
            <text:p>2.779989281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39778508582617" calcext:value-type="float">
            <text:p>2.397785085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67604570017047" calcext:value-type="float">
            <text:p>2.6760457002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8625098030317" calcext:value-type="float">
            <text:p>2.86250980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69434372616607" calcext:value-type="float">
            <text:p>2.694343726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92015283380275" calcext:value-type="float">
            <text:p>2.920152833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86338313665295" calcext:value-type="float">
            <text:p>2.863383136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31260610471534" calcext:value-type="float">
            <text:p>2.312606104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5758264665778" calcext:value-type="float">
            <text:p>2.5758264666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8003904736134" calcext:value-type="float">
            <text:p>2.800390473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72482531127337" calcext:value-type="float">
            <text:p>2.7248253113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93652194893458" calcext:value-type="float">
            <text:p>2.936521948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72179091802163" calcext:value-type="float">
            <text:p>2.72179091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64149269961523" calcext:value-type="float">
            <text:p>2.641492699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89781191402464" calcext:value-type="float">
            <text:p>2.89781191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90871785217657" calcext:value-type="float">
            <text:p>2.908717852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74154382674641" calcext:value-type="float">
            <text:p>2.741543826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72487863007268" calcext:value-type="float">
            <text:p>2.724878630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56343071476705" calcext:value-type="float">
            <text:p>2.563430714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87322765191737" calcext:value-type="float">
            <text:p>2.8732276519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56108336003255" calcext:value-type="float">
            <text:p>2.5610833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54631184515471" calcext:value-type="float">
            <text:p>2.546311845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8021959860953" calcext:value-type="float">
            <text:p>2.802195986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77591123941467" calcext:value-type="float">
            <text:p>2.775911239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57513257403773" calcext:value-type="float">
            <text:p>2.57513257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6913387724836" calcext:value-type="float">
            <text:p>2.691338772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99113587316279" calcext:value-type="float">
            <text:p>2.9911358732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60094853401534" calcext:value-type="float">
            <text:p>2.60094853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40773287035972" calcext:value-type="float">
            <text:p>2.4077328704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11307224316777" calcext:value-type="float">
            <text:p>3.113072243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00999460547554" calcext:value-type="float">
            <text:p>3.0099946055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68342428092831" calcext:value-type="float">
            <text:p>2.683424280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72204496587465" calcext:value-type="float">
            <text:p>2.722044965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40380290149255" calcext:value-type="float">
            <text:p>2.403802901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42381930714017" calcext:value-type="float">
            <text:p>2.423819307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61119471424209" calcext:value-type="float">
            <text:p>2.6111947142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94005887462279" calcext:value-type="float">
            <text:p>2.940058874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91513997877338" calcext:value-type="float">
            <text:p>2.915139978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82810743037143" calcext:value-type="float">
            <text:p>2.828107430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77108841656154" calcext:value-type="float">
            <text:p>2.7710884166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74847642474626" calcext:value-type="float">
            <text:p>2.748476424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94147302370477" calcext:value-type="float">
            <text:p>2.941473023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89695585008543" calcext:value-type="float">
            <text:p>2.896955850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88330992419265" calcext:value-type="float">
            <text:p>2.883309924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69720493389809" calcext:value-type="float">
            <text:p>2.697204933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83874530485135" calcext:value-type="float">
            <text:p>2.838745304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79547128132746" calcext:value-type="float">
            <text:p>2.795471281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88060066051103" calcext:value-type="float">
            <text:p>2.880600660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72002215603989" calcext:value-type="float">
            <text:p>2.72002215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55082988742917" calcext:value-type="float">
            <text:p>2.550829887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89117715118135" calcext:value-type="float">
            <text:p>2.891177151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93684692741123" calcext:value-type="float">
            <text:p>2.9368469274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92366795605576" calcext:value-type="float">
            <text:p>2.923667956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85304345488693" calcext:value-type="float">
            <text:p>2.853043454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97518466501467" calcext:value-type="float">
            <text:p>2.975184665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10356504849429" calcext:value-type="float">
            <text:p>3.103565048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92265005967658" calcext:value-type="float">
            <text:p>2.922650059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86065951571668" calcext:value-type="float">
            <text:p>2.8606595157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0800136534318" calcext:value-type="float">
            <text:p>3.080013653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21066297396271" calcext:value-type="float">
            <text:p>3.21066297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66313145747647" calcext:value-type="float">
            <text:p>2.663131457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76749749322901" calcext:value-type="float">
            <text:p>2.767497493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3.13754324505666" calcext:value-type="float">
            <text:p>3.137543245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94735267811115" calcext:value-type="float">
            <text:p>2.947352678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99673248274566" calcext:value-type="float">
            <text:p>2.9967324827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31738269640301" calcext:value-type="float">
            <text:p>3.317382696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00190760439943" calcext:value-type="float">
            <text:p>3.0019076044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21363315970418" calcext:value-type="float">
            <text:p>3.213633159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89421255733034" calcext:value-type="float">
            <text:p>2.894212557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5256395777126" calcext:value-type="float">
            <text:p>3.152563957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01028812107293" calcext:value-type="float">
            <text:p>3.010288121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73075681987961" calcext:value-type="float">
            <text:p>2.730756819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48634776630475" calcext:value-type="float">
            <text:p>3.4863477663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23217945531478" calcext:value-type="float">
            <text:p>3.232179455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22667516260028" calcext:value-type="float">
            <text:p>3.226675162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08673698980853" calcext:value-type="float">
            <text:p>3.086736989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93851702057381" calcext:value-type="float">
            <text:p>2.938517020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63194849696581" calcext:value-type="float">
            <text:p>3.63194849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09952320072589" calcext:value-type="float">
            <text:p>3.099523200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10384641990733" calcext:value-type="float">
            <text:p>3.1038464199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9813634539598" calcext:value-type="float">
            <text:p>3.098136345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30859241939304" calcext:value-type="float">
            <text:p>3.308592419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09799859341294" calcext:value-type="float">
            <text:p>3.097998593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19105495369329" calcext:value-type="float">
            <text:p>3.191054953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09613417273702" calcext:value-type="float">
            <text:p>3.0961341727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5854835610625" calcext:value-type="float">
            <text:p>3.558548356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26132932099997" calcext:value-type="float">
            <text:p>3.26132932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30787982853456" calcext:value-type="float">
            <text:p>3.307879828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13573110550957" calcext:value-type="float">
            <text:p>3.135731105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13331531187357" calcext:value-type="float">
            <text:p>3.133315311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94790387924978" calcext:value-type="float">
            <text:p>2.947903879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3889657793176" calcext:value-type="float">
            <text:p>3.388965779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60991443609275" calcext:value-type="float">
            <text:p>3.609914436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06873269115833" calcext:value-type="float">
            <text:p>3.068732691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8643403063122" calcext:value-type="float">
            <text:p>3.864340306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2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52:1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681001397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4.5188447257302" calcext:value-type="float">
            <text:p>24.518844725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7.2018641351293" calcext:value-type="float">
            <text:p>27.201864135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.7427601411366" calcext:value-type="float">
            <text:p>10.742760141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91980799251001" calcext:value-type="float">
            <text:p>4.919807992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16381082544516" calcext:value-type="float">
            <text:p>2.163810825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.30856509172046" calcext:value-type="float">
            <text:p>3.30856509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86000521255169" calcext:value-type="float">
            <text:p>3.8600052126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4.26607291518416" calcext:value-type="float">
            <text:p>4.266072915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.03589141918417" calcext:value-type="float">
            <text:p>4.035891419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78686574480541" calcext:value-type="float">
            <text:p>3.786865744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55562364241381" calcext:value-type="float">
            <text:p>3.555623642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32420626456848" calcext:value-type="float">
            <text:p>3.324206264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46020403156009" calcext:value-type="float">
            <text:p>2.460204031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20552314227308" calcext:value-type="float">
            <text:p>2.205523142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23459381611275" calcext:value-type="float">
            <text:p>2.234593816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03617862251885" calcext:value-type="float">
            <text:p>2.036178622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97074319058532" calcext:value-type="float">
            <text:p>1.970743190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04113728658401" calcext:value-type="float">
            <text:p>2.041137286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84658122997818" calcext:value-type="float">
            <text:p>1.8465812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66582163578294" calcext:value-type="float">
            <text:p>1.665821635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49328252434268" calcext:value-type="float">
            <text:p>1.493282524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21634466390624" calcext:value-type="float">
            <text:p>1.216344663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56611346713704" calcext:value-type="float">
            <text:p>1.566113467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3495119451856" calcext:value-type="float">
            <text:p>1.349511945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40778564191322" calcext:value-type="float">
            <text:p>1.407785641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42127644150887" calcext:value-type="float">
            <text:p>1.421276441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27111436538754" calcext:value-type="float">
            <text:p>1.271114365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15822345649812" calcext:value-type="float">
            <text:p>1.158223456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09176710626323" calcext:value-type="float">
            <text:p>1.091767106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252880130013" calcext:value-type="float">
            <text:p>1.2528801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08388369458323" calcext:value-type="float">
            <text:p>1.083883694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20161404550103" calcext:value-type="float">
            <text:p>1.201614045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09797923329713" calcext:value-type="float">
            <text:p>1.0979792333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00080367681878" calcext:value-type="float">
            <text:p>1.000803676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1119458791409" calcext:value-type="float">
            <text:p>1.111194587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25611092532733" calcext:value-type="float">
            <text:p>1.256110925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25010847200129" calcext:value-type="float">
            <text:p>1.25010847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05735629067067" calcext:value-type="float">
            <text:p>1.057356290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18105014242726" calcext:value-type="float">
            <text:p>1.181050142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16446044653041" calcext:value-type="float">
            <text:p>1.164460446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20568338848622" calcext:value-type="float">
            <text:p>1.205683388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07419767653582" calcext:value-type="float">
            <text:p>1.074197676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03384587148567" calcext:value-type="float">
            <text:p>1.033845871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19847785938028" calcext:value-type="float">
            <text:p>1.198477859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11126872768262" calcext:value-type="float">
            <text:p>1.1112687277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0344106807305" calcext:value-type="float">
            <text:p>1.1034410681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08768395981863" calcext:value-type="float">
            <text:p>1.0876839598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13263964524453" calcext:value-type="float">
            <text:p>1.132639645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2463446933718" calcext:value-type="float">
            <text:p>1.246344693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26860767139835" calcext:value-type="float">
            <text:p>1.268607671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29007720630237" calcext:value-type="float">
            <text:p>1.2900772063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169443300865" calcext:value-type="float">
            <text:p>1.316944330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37620939712841" calcext:value-type="float">
            <text:p>1.3762093971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10916623050281" calcext:value-type="float">
            <text:p>1.109166230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2344829704984" calcext:value-type="float">
            <text:p>1.234482970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14883104667355" calcext:value-type="float">
            <text:p>1.148831046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2457056163128" calcext:value-type="float">
            <text:p>1.245705616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6921514396841" calcext:value-type="float">
            <text:p>1.36921514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36151166775902" calcext:value-type="float">
            <text:p>1.361511667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26244804218683" calcext:value-type="float">
            <text:p>1.262448042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2386240900865" calcext:value-type="float">
            <text:p>1.238624090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254678515401" calcext:value-type="float">
            <text:p>1.325467851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2089603201877" calcext:value-type="float">
            <text:p>1.208960320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33164542978224" calcext:value-type="float">
            <text:p>1.3316454298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39460788651869" calcext:value-type="float">
            <text:p>1.394607886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57051149567934" calcext:value-type="float">
            <text:p>1.570511495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0021611243267" calcext:value-type="float">
            <text:p>1.300216112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39409620634964" calcext:value-type="float">
            <text:p>1.3940962063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449076326894" calcext:value-type="float">
            <text:p>1.244907632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10580167072152" calcext:value-type="float">
            <text:p>1.1058016707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9659701666242" calcext:value-type="float">
            <text:p>1.2965970167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23098245553232" calcext:value-type="float">
            <text:p>1.2309824555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7460709421345" calcext:value-type="float">
            <text:p>1.374607094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4738433350601" calcext:value-type="float">
            <text:p>1.247384333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19296501180906" calcext:value-type="float">
            <text:p>1.192965011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44005499261296" calcext:value-type="float">
            <text:p>1.440054992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53144561151075" calcext:value-type="float">
            <text:p>1.531445611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14047349707218" calcext:value-type="float">
            <text:p>1.140473497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60223631066509" calcext:value-type="float">
            <text:p>1.602236310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41444380876841" calcext:value-type="float">
            <text:p>1.414443808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32632966060962" calcext:value-type="float">
            <text:p>1.326329660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42223980412429" calcext:value-type="float">
            <text:p>1.422239804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08045216178939" calcext:value-type="float">
            <text:p>1.080452161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42301695627332" calcext:value-type="float">
            <text:p>1.423016956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37656319455278" calcext:value-type="float">
            <text:p>1.3765631946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31670313612036" calcext:value-type="float">
            <text:p>1.3167031361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46478246314975" calcext:value-type="float">
            <text:p>1.464782463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34915825170079" calcext:value-type="float">
            <text:p>1.3491582517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45346536008776" calcext:value-type="float">
            <text:p>1.453465360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46136342468779" calcext:value-type="float">
            <text:p>1.461363424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20830480321907" calcext:value-type="float">
            <text:p>1.208304803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34817764138399" calcext:value-type="float">
            <text:p>1.3481776414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09563352533658" calcext:value-type="float">
            <text:p>1.095633525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6729825173316" calcext:value-type="float">
            <text:p>1.167298251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23808935556357" calcext:value-type="float">
            <text:p>1.238089355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29710063430985" calcext:value-type="float">
            <text:p>1.297100634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5439757004595" calcext:value-type="float">
            <text:p>1.3543975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27200878177499" calcext:value-type="float">
            <text:p>1.272008781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35126119771348" calcext:value-type="float">
            <text:p>1.3512611977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34253937347138" calcext:value-type="float">
            <text:p>1.342539373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52167537827635" calcext:value-type="float">
            <text:p>1.521675378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32093065011542" calcext:value-type="float">
            <text:p>1.320930650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28105131852703" calcext:value-type="float">
            <text:p>1.2810513185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24462130191762" calcext:value-type="float">
            <text:p>1.244621301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47278776377768" calcext:value-type="float">
            <text:p>1.472787763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46319397083691" calcext:value-type="float">
            <text:p>1.463193970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25041949865263" calcext:value-type="float">
            <text:p>1.250419498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58181704430131" calcext:value-type="float">
            <text:p>1.581817044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31410545333336" calcext:value-type="float">
            <text:p>1.314105453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40140085173365" calcext:value-type="float">
            <text:p>1.401400851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4141523510162" calcext:value-type="float">
            <text:p>1.241415235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5797302179868" calcext:value-type="float">
            <text:p>1.257973021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36233223362541" calcext:value-type="float">
            <text:p>1.362332233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48600359378182" calcext:value-type="float">
            <text:p>1.486003593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22165414963681" calcext:value-type="float">
            <text:p>1.221654149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4608502492533" calcext:value-type="float">
            <text:p>1.146085024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61934329825108" calcext:value-type="float">
            <text:p>1.6193432983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31579480391673" calcext:value-type="float">
            <text:p>1.315794803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4147618892802" calcext:value-type="float">
            <text:p>1.414761889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5341285964331" calcext:value-type="float">
            <text:p>1.253412859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3831580446299" calcext:value-type="float">
            <text:p>1.383158044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43550997753228" calcext:value-type="float">
            <text:p>1.435509977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21815907683723" calcext:value-type="float">
            <text:p>1.218159076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28934191580726" calcext:value-type="float">
            <text:p>1.289341915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16503407292198" calcext:value-type="float">
            <text:p>1.165034072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43881540414511" calcext:value-type="float">
            <text:p>1.4388154041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22685445749857" calcext:value-type="float">
            <text:p>1.226854457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35339745418581" calcext:value-type="float">
            <text:p>1.353397454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46553743270704" calcext:value-type="float">
            <text:p>1.4655374327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36573674292151" calcext:value-type="float">
            <text:p>1.365736742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56111089678342" calcext:value-type="float">
            <text:p>1.561110896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36970135166543" calcext:value-type="float">
            <text:p>1.369701351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33220366020961" calcext:value-type="float">
            <text:p>1.332203660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30262125945646" calcext:value-type="float">
            <text:p>1.302621259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21793026929821" calcext:value-type="float">
            <text:p>1.2179302693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37330726799778" calcext:value-type="float">
            <text:p>1.37330726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28663437052476" calcext:value-type="float">
            <text:p>1.286634370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2141656851657" calcext:value-type="float">
            <text:p>1.214165685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39952167515601" calcext:value-type="float">
            <text:p>1.399521675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36647048188509" calcext:value-type="float">
            <text:p>1.3664704819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29191018466934" calcext:value-type="float">
            <text:p>1.2919101847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68429033230411" calcext:value-type="float">
            <text:p>1.684290332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58160350089517" calcext:value-type="float">
            <text:p>1.5816035009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43444826641177" calcext:value-type="float">
            <text:p>1.4344482664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27408835072143" calcext:value-type="float">
            <text:p>1.274088350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09669771564489" calcext:value-type="float">
            <text:p>1.096697715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56014711833751" calcext:value-type="float">
            <text:p>1.560147118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47607870388362" calcext:value-type="float">
            <text:p>1.476078703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31310326699086" calcext:value-type="float">
            <text:p>1.31310326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21271979226963" calcext:value-type="float">
            <text:p>1.212719792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17789499443947" calcext:value-type="float">
            <text:p>1.1778949944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47047737829065" calcext:value-type="float">
            <text:p>1.470477378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55991560343373" calcext:value-type="float">
            <text:p>1.559915603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3240820590932" calcext:value-type="float">
            <text:p>1.232408205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48826655932853" calcext:value-type="float">
            <text:p>1.488266559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32342930209319" calcext:value-type="float">
            <text:p>1.323429302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48121133725123" calcext:value-type="float">
            <text:p>1.4812113373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38079421192767" calcext:value-type="float">
            <text:p>1.380794211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51700903103347" calcext:value-type="float">
            <text:p>1.51700903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27212376505463" calcext:value-type="float">
            <text:p>1.272123765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48719085882724" calcext:value-type="float">
            <text:p>1.487190858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17373909002594" calcext:value-type="float">
            <text:p>1.1737390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29872038524077" calcext:value-type="float">
            <text:p>1.2987203852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29674982921025" calcext:value-type="float">
            <text:p>1.2967498292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4715038570627" calcext:value-type="float">
            <text:p>1.471503857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58334389362555" calcext:value-type="float">
            <text:p>1.583343893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32370985806414" calcext:value-type="float">
            <text:p>1.323709858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55913148204609" calcext:value-type="float">
            <text:p>1.55913148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56530294712455" calcext:value-type="float">
            <text:p>1.5653029471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5437245882972" calcext:value-type="float">
            <text:p>1.35437245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60354493965745" calcext:value-type="float">
            <text:p>1.603544939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34669496479966" calcext:value-type="float">
            <text:p>1.346694964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3534475048311" calcext:value-type="float">
            <text:p>1.353447504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32534421733716" calcext:value-type="float">
            <text:p>1.325344217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48720364783689" calcext:value-type="float">
            <text:p>1.4872036478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44714411118373" calcext:value-type="float">
            <text:p>1.447144111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45749299910464" calcext:value-type="float">
            <text:p>1.457492999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56136397140189" calcext:value-type="float">
            <text:p>1.561363971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54440148215039" calcext:value-type="float">
            <text:p>1.544401482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36456763018306" calcext:value-type="float">
            <text:p>1.364567630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41978395367902" calcext:value-type="float">
            <text:p>1.419783953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64136738801784" calcext:value-type="float">
            <text:p>1.64136738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55880388935443" calcext:value-type="float">
            <text:p>1.558803889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69098215574666" calcext:value-type="float">
            <text:p>1.6909821557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75593348456724" calcext:value-type="float">
            <text:p>1.7559334846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60692306079149" calcext:value-type="float">
            <text:p>1.606923060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60393184795443" calcext:value-type="float">
            <text:p>1.603931848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63692775003402" calcext:value-type="float">
            <text:p>1.6369277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39584841512451" calcext:value-type="float">
            <text:p>1.3958484151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60366854931699" calcext:value-type="float">
            <text:p>1.603668549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57761656817233" calcext:value-type="float">
            <text:p>1.577616568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48223035247085" calcext:value-type="float">
            <text:p>1.482230352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65790910361378" calcext:value-type="float">
            <text:p>1.657909103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65586236760696" calcext:value-type="float">
            <text:p>1.655862367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54417788946892" calcext:value-type="float">
            <text:p>1.5441778895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86267186198259" calcext:value-type="float">
            <text:p>1.86267186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61331727677782" calcext:value-type="float">
            <text:p>1.613317276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77094824282011" calcext:value-type="float">
            <text:p>1.770948242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70990626134117" calcext:value-type="float">
            <text:p>1.709906261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71243914655924" calcext:value-type="float">
            <text:p>1.712439146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92736778943589" calcext:value-type="float">
            <text:p>1.927367789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86826962443614" calcext:value-type="float">
            <text:p>1.868269624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83199223921953" calcext:value-type="float">
            <text:p>1.831992239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80013005744809" calcext:value-type="float">
            <text:p>1.8001300574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01860880261471" calcext:value-type="float">
            <text:p>2.018608802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60437714769056" calcext:value-type="float">
            <text:p>1.6043771477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01172874767258" calcext:value-type="float">
            <text:p>2.011728747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1.85043453944313" calcext:value-type="float">
            <text:p>1.850434539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81399001653174" calcext:value-type="float">
            <text:p>1.8139900165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83487362923207" calcext:value-type="float">
            <text:p>1.834873629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87453486855193" calcext:value-type="float">
            <text:p>1.8745348686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83239182201199" calcext:value-type="float">
            <text:p>1.83239182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2.04446490552698" calcext:value-type="float">
            <text:p>2.044464905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90161204238493" calcext:value-type="float">
            <text:p>1.9016120424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2.04451423370284" calcext:value-type="float">
            <text:p>2.0445142337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2.19507476864045" calcext:value-type="float">
            <text:p>2.195074768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2.08320013233116" calcext:value-type="float">
            <text:p>2.0832001323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1.89369726336421" calcext:value-type="float">
            <text:p>1.893697263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80391600230412" calcext:value-type="float">
            <text:p>1.8039160023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80690703137137" calcext:value-type="float">
            <text:p>1.806907031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1.86450399803739" calcext:value-type="float">
            <text:p>1.86450399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2.00321077113288" calcext:value-type="float">
            <text:p>2.0032107711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.10384760580558" calcext:value-type="float">
            <text:p>2.103847605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03576210987712" calcext:value-type="float">
            <text:p>2.035762109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95325026061291" calcext:value-type="float">
            <text:p>1.953250260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25271122368523" calcext:value-type="float">
            <text:p>2.252711223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.08756959496082" calcext:value-type="float">
            <text:p>2.08756959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26317233170992" calcext:value-type="float">
            <text:p>2.263172331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.14612811247487" calcext:value-type="float">
            <text:p>2.146128112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25585771281281" calcext:value-type="float">
            <text:p>2.255857712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36423551095548" calcext:value-type="float">
            <text:p>2.36423551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39437792760701" calcext:value-type="float">
            <text:p>2.394377927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36856726681707" calcext:value-type="float">
            <text:p>2.368567266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1696910995427" calcext:value-type="float">
            <text:p>2.1696910995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24076952783919" calcext:value-type="float">
            <text:p>2.240769527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44075512474903" calcext:value-type="float">
            <text:p>2.4407551247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10691630300116" calcext:value-type="float">
            <text:p>2.10691630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20006755344723" calcext:value-type="float">
            <text:p>2.200067553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20001219965668" calcext:value-type="float">
            <text:p>2.200012199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08306642542542" calcext:value-type="float">
            <text:p>2.083066425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34664841554028" calcext:value-type="float">
            <text:p>2.346648415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39244274466976" calcext:value-type="float">
            <text:p>2.392442744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30890606132519" calcext:value-type="float">
            <text:p>2.308906061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15283739394659" calcext:value-type="float">
            <text:p>2.1528373939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28774303287473" calcext:value-type="float">
            <text:p>2.287743032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4278473619419" calcext:value-type="float">
            <text:p>2.427847361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62785126905547" calcext:value-type="float">
            <text:p>2.627851269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66223999832274" calcext:value-type="float">
            <text:p>2.662239998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7203910228174" calcext:value-type="float">
            <text:p>2.720391022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31244912665645" calcext:value-type="float">
            <text:p>2.3124491267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38952348062868" calcext:value-type="float">
            <text:p>2.389523480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44423183465053" calcext:value-type="float">
            <text:p>2.444231834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47166348504751" calcext:value-type="float">
            <text:p>2.471663485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37815805618886" calcext:value-type="float">
            <text:p>2.378158056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40599566019688" calcext:value-type="float">
            <text:p>2.405995660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50565276976513" calcext:value-type="float">
            <text:p>2.505652769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53997246218612" calcext:value-type="float">
            <text:p>2.539972462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87902670635841" calcext:value-type="float">
            <text:p>2.879026706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50041152149736" calcext:value-type="float">
            <text:p>2.500411521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51720728299128" calcext:value-type="float">
            <text:p>2.51720728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8691739415922" calcext:value-type="float">
            <text:p>2.486917394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70645582634303" calcext:value-type="float">
            <text:p>2.706455826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46322530943862" calcext:value-type="float">
            <text:p>2.463225309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72738428252141" calcext:value-type="float">
            <text:p>2.727384282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7196053516171" calcext:value-type="float">
            <text:p>2.719605351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58616772986523" calcext:value-type="float">
            <text:p>2.5861677299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3953597178306" calcext:value-type="float">
            <text:p>2.839535971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45262789682312" calcext:value-type="float">
            <text:p>2.452627896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52750956935379" calcext:value-type="float">
            <text:p>2.527509569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54156953369198" calcext:value-type="float">
            <text:p>2.541569533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54739270801833" calcext:value-type="float">
            <text:p>2.54739270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48370248824718" calcext:value-type="float">
            <text:p>2.483702488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76763074654154" calcext:value-type="float">
            <text:p>2.767630746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52211783776438" calcext:value-type="float">
            <text:p>2.522117837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87664922352507" calcext:value-type="float">
            <text:p>2.876649223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7711344021182" calcext:value-type="float">
            <text:p>2.5771134402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73511143304097" calcext:value-type="float">
            <text:p>2.73511143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85087298931279" calcext:value-type="float">
            <text:p>2.850872989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75721752472281" calcext:value-type="float">
            <text:p>2.757217524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51951257013904" calcext:value-type="float">
            <text:p>2.519512570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80988264503534" calcext:value-type="float">
            <text:p>2.80988264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90977958217739" calcext:value-type="float">
            <text:p>2.909779582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6669241609884" calcext:value-type="float">
            <text:p>2.66692416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8172336220875" calcext:value-type="float">
            <text:p>2.817233622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85340088829244" calcext:value-type="float">
            <text:p>2.853400888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80337851018391" calcext:value-type="float">
            <text:p>2.803378510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72975041971519" calcext:value-type="float">
            <text:p>2.7297504197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73293253915165" calcext:value-type="float">
            <text:p>2.732932539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83012946348176" calcext:value-type="float">
            <text:p>2.830129463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93404135351565" calcext:value-type="float">
            <text:p>2.934041353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68531980218002" calcext:value-type="float">
            <text:p>2.685319802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.92388677640146" calcext:value-type="float">
            <text:p>2.9238867764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54140786729929" calcext:value-type="float">
            <text:p>2.541407867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22686498160918" calcext:value-type="float">
            <text:p>3.2268649816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.90303209947633" calcext:value-type="float">
            <text:p>2.903032099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73444778096403" calcext:value-type="float">
            <text:p>2.73444778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5664362042723" calcext:value-type="float">
            <text:p>2.566436204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8673989803871" calcext:value-type="float">
            <text:p>2.867398980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76072660583518" calcext:value-type="float">
            <text:p>2.760726605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3187798512103" calcext:value-type="float">
            <text:p>2.831877985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6398354002024" calcext:value-type="float">
            <text:p>2.639835400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9598005859743" calcext:value-type="float">
            <text:p>3.0959800586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74595424483393" calcext:value-type="float">
            <text:p>2.745954244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81176434626656" calcext:value-type="float">
            <text:p>2.811764346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0850969360941" calcext:value-type="float">
            <text:p>3.108509693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45239704942892" calcext:value-type="float">
            <text:p>3.452397049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67740418571173" calcext:value-type="float">
            <text:p>2.6774041857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02628516247572" calcext:value-type="float">
            <text:p>3.0262851625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95883735811535" calcext:value-type="float">
            <text:p>2.958837358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70852899214147" calcext:value-type="float">
            <text:p>2.708528992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7761830150308" calcext:value-type="float">
            <text:p>2.977618301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11412422322529" calcext:value-type="float">
            <text:p>3.114124223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83259085424813" calcext:value-type="float">
            <text:p>2.832590854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75769113493387" calcext:value-type="float">
            <text:p>2.757691134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82087986723983" calcext:value-type="float">
            <text:p>2.820879867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3869917527093" calcext:value-type="float">
            <text:p>3.038699175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80951325079743" calcext:value-type="float">
            <text:p>2.809513250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14000292006791" calcext:value-type="float">
            <text:p>3.1400029201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90104580893493" calcext:value-type="float">
            <text:p>2.901045808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2322180862361" calcext:value-type="float">
            <text:p>3.232218086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16819731276874" calcext:value-type="float">
            <text:p>3.168197312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43736181931937" calcext:value-type="float">
            <text:p>3.4373618193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34831954847801" calcext:value-type="float">
            <text:p>3.348319548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80743966039498" calcext:value-type="float">
            <text:p>2.8074396604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73807063935945" calcext:value-type="float">
            <text:p>2.738070639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27028825788409" calcext:value-type="float">
            <text:p>3.270288257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11425686565097" calcext:value-type="float">
            <text:p>3.114256865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12169425061512" calcext:value-type="float">
            <text:p>3.121694250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4109271377873" calcext:value-type="float">
            <text:p>3.141092713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33849534009042" calcext:value-type="float">
            <text:p>3.338495340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37653370919619" calcext:value-type="float">
            <text:p>3.376533709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07576466767656" calcext:value-type="float">
            <text:p>3.075764667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2282975305187" calcext:value-type="float">
            <text:p>3.222829753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5415970373843" calcext:value-type="float">
            <text:p>3.541597037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4234840182567" calcext:value-type="float">
            <text:p>2.642348401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07202419130198" calcext:value-type="float">
            <text:p>3.0720241913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20677241993294" calcext:value-type="float">
            <text:p>3.206772419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3.04207486530177" calcext:value-type="float">
            <text:p>3.042074865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91247314983078" calcext:value-type="float">
            <text:p>2.912473149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7739997940183" calcext:value-type="float">
            <text:p>2.9773999794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71435085452882" calcext:value-type="float">
            <text:p>2.7143508545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66277278638971" calcext:value-type="float">
            <text:p>3.662772786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73679877306262" calcext:value-type="float">
            <text:p>2.736798773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22425912033234" calcext:value-type="float">
            <text:p>3.224259120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72370978001136" calcext:value-type="float">
            <text:p>2.7237097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3758614899873" calcext:value-type="float">
            <text:p>2.93758614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59606459384817" calcext:value-type="float">
            <text:p>3.596064593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13638273969903" calcext:value-type="float">
            <text:p>3.1363827397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15095110080447" calcext:value-type="float">
            <text:p>3.1509511008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87186449314093" calcext:value-type="float">
            <text:p>2.871864493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53844984775403" calcext:value-type="float">
            <text:p>3.538449847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8159815734128" calcext:value-type="float">
            <text:p>2.881598157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2383065300784" calcext:value-type="float">
            <text:p>3.238306530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20667017351305" calcext:value-type="float">
            <text:p>3.2066701735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3.05195254207719" calcext:value-type="float">
            <text:p>3.051952542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25555728542564" calcext:value-type="float">
            <text:p>3.255557285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37382360127909" calcext:value-type="float">
            <text:p>3.373823601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1517986026366" calcext:value-type="float">
            <text:p>3.1517986026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9748941920063" calcext:value-type="float">
            <text:p>3.397489419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3.03775902761619" calcext:value-type="float">
            <text:p>3.037759027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98681980058528" calcext:value-type="float">
            <text:p>2.9868198006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17863648706334" calcext:value-type="float">
            <text:p>3.1786364871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18855744367995" calcext:value-type="float">
            <text:p>3.1885574437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81968965276631" calcext:value-type="float">
            <text:p>2.819689652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54526904138665" calcext:value-type="float">
            <text:p>3.545269041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50920086692374" calcext:value-type="float">
            <text:p>3.509200866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4244198273767" calcext:value-type="float">
            <text:p>3.424419827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94280513959152" calcext:value-type="float">
            <text:p>2.942805139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88212116000028" calcext:value-type="float">
            <text:p>2.8821211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57502585696503" calcext:value-type="float">
            <text:p>3.57502585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3.09005786190364" calcext:value-type="float">
            <text:p>3.0900578619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3.11005925547907" calcext:value-type="float">
            <text:p>3.110059255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00359506842032" calcext:value-type="float">
            <text:p>3.003595068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3.13838355793935" calcext:value-type="float">
            <text:p>3.138383557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7482988100276" calcext:value-type="float">
            <text:p>2.7482988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78672065451603" calcext:value-type="float">
            <text:p>2.786720654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3.01137532706021" calcext:value-type="float">
            <text:p>3.011375327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17382165061198" calcext:value-type="float">
            <text:p>3.173821650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7681119027292" calcext:value-type="float">
            <text:p>2.776811190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88229017223267" calcext:value-type="float">
            <text:p>2.8822901722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3.09355670100284" calcext:value-type="float">
            <text:p>3.09355670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22795049439694" calcext:value-type="float">
            <text:p>3.227950494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86799451026581" calcext:value-type="float">
            <text:p>2.867994510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23859241731149" calcext:value-type="float">
            <text:p>3.238592417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3.1140244895641" calcext:value-type="float">
            <text:p>3.114024489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26664937709224" calcext:value-type="float">
            <text:p>3.266649377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3.18427646481407" calcext:value-type="float">
            <text:p>3.184276464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48805281276787" calcext:value-type="float">
            <text:p>3.488052812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99429368839683" calcext:value-type="float">
            <text:p>2.994293688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3.17813372003221" calcext:value-type="float">
            <text:p>3.1781337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44050498077182" calcext:value-type="float">
            <text:p>3.440504980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41430836186076" calcext:value-type="float">
            <text:p>3.414308361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3.0586210929726" calcext:value-type="float">
            <text:p>3.05862109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3.08222574611249" calcext:value-type="float">
            <text:p>3.0822257461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3.01668302420549" calcext:value-type="float">
            <text:p>3.016683024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3.05332347083543" calcext:value-type="float">
            <text:p>3.053323470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3.08603600586495" calcext:value-type="float">
            <text:p>3.0860360059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33527678188708" calcext:value-type="float">
            <text:p>3.335276781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93892978592007" calcext:value-type="float">
            <text:p>2.938929785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21446076539254" calcext:value-type="float">
            <text:p>3.214460765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7820900135351" calcext:value-type="float">
            <text:p>2.878209001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30629937924418" calcext:value-type="float">
            <text:p>3.306299379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36883662790318" calcext:value-type="float">
            <text:p>3.368836627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3.04298529662544" calcext:value-type="float">
            <text:p>3.042985296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45434077805087" calcext:value-type="float">
            <text:p>3.4543407781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81884798338523" calcext:value-type="float">
            <text:p>2.818847983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90305907019145" calcext:value-type="float">
            <text:p>2.903059070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3.00157591944062" calcext:value-type="float">
            <text:p>3.001575919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89597371733667" calcext:value-type="float">
            <text:p>2.895973717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9052503789076" calcext:value-type="float">
            <text:p>2.905250378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31854108661063" calcext:value-type="float">
            <text:p>3.318541086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89764795946803" calcext:value-type="float">
            <text:p>2.897647959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29068169084825" calcext:value-type="float">
            <text:p>3.290681690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58681077986336" calcext:value-type="float">
            <text:p>3.586810779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95681489962532" calcext:value-type="float">
            <text:p>2.956814899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06730792869157" calcext:value-type="float">
            <text:p>3.067307928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24617403140576" calcext:value-type="float">
            <text:p>3.246174031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06403517301868" calcext:value-type="float">
            <text:p>3.06403517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9000484043489" calcext:value-type="float">
            <text:p>2.900048404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06417757120576" calcext:value-type="float">
            <text:p>3.064177571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41990518434588" calcext:value-type="float">
            <text:p>3.419905184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74258910225725" calcext:value-type="float">
            <text:p>3.742589102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88382104983096" calcext:value-type="float">
            <text:p>2.883821049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29336642216862" calcext:value-type="float">
            <text:p>3.293366422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13626249816411" calcext:value-type="float">
            <text:p>3.136262498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3.07449397552763" calcext:value-type="float">
            <text:p>3.074493975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83055265991817" calcext:value-type="float">
            <text:p>2.830552659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3.12114420435339" calcext:value-type="float">
            <text:p>3.121144204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91262786418523" calcext:value-type="float">
            <text:p>2.912627864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97790702038223" calcext:value-type="float">
            <text:p>2.977907020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3.11817784261801" calcext:value-type="float">
            <text:p>3.118177842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3.19606905148465" calcext:value-type="float">
            <text:p>3.1960690515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3.15379181166844" calcext:value-type="float">
            <text:p>3.153791811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3.20160822751063" calcext:value-type="float">
            <text:p>3.2016082275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24732157430779" calcext:value-type="float">
            <text:p>3.2473215743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33955854570477" calcext:value-type="float">
            <text:p>3.339558545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38972560254495" calcext:value-type="float">
            <text:p>3.389725602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56552524313504" calcext:value-type="float">
            <text:p>3.565525243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36620383185369" calcext:value-type="float">
            <text:p>3.366203831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76834267958778" calcext:value-type="float">
            <text:p>3.768342679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3.0427058000837" calcext:value-type="float">
            <text:p>3.042705800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3.21659118382277" calcext:value-type="float">
            <text:p>3.216591183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3.16627419799285" calcext:value-type="float">
            <text:p>3.166274198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47433435838613" calcext:value-type="float">
            <text:p>3.474334358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3.0989506594025" calcext:value-type="float">
            <text:p>3.098950659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52512136612179" calcext:value-type="float">
            <text:p>3.525121366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3.16855432299356" calcext:value-type="float">
            <text:p>3.168554323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3.0426397274439" calcext:value-type="float">
            <text:p>3.042639727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21916937973174" calcext:value-type="float">
            <text:p>3.2191693797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65652911975823" calcext:value-type="float">
            <text:p>3.656529119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88511742533044" calcext:value-type="float">
            <text:p>3.885117425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18192551608483" calcext:value-type="float">
            <text:p>3.181925516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39055511991061" calcext:value-type="float">
            <text:p>3.390555119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3.01140730670562" calcext:value-type="float">
            <text:p>3.011407306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81904957175666" calcext:value-type="float">
            <text:p>2.819049571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20050073051569" calcext:value-type="float">
            <text:p>3.200500730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32258617543182" calcext:value-type="float">
            <text:p>3.3225861754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3.22410993058465" calcext:value-type="float">
            <text:p>3.224109930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40220301812259" calcext:value-type="float">
            <text:p>3.4022030181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38753577263206" calcext:value-type="float">
            <text:p>3.387535772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74843521782757" calcext:value-type="float">
            <text:p>3.7484352178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20192325376623" calcext:value-type="float">
            <text:p>3.2019232538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3.22174329890064" calcext:value-type="float">
            <text:p>3.221743298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98827592762511" calcext:value-type="float">
            <text:p>2.988275927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274234091189" calcext:value-type="float">
            <text:p>3.274234091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3.05681927075263" calcext:value-type="float">
            <text:p>3.056819270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97204899490645" calcext:value-type="float">
            <text:p>2.972048994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23559088413186" calcext:value-type="float">
            <text:p>3.235590884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44275274608088" calcext:value-type="float">
            <text:p>3.442752746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32835337732703" calcext:value-type="float">
            <text:p>3.328353377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92845934048042" calcext:value-type="float">
            <text:p>2.928459340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3.08688764606927" calcext:value-type="float">
            <text:p>3.086887646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99147821530175" calcext:value-type="float">
            <text:p>3.991478215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48895231874501" calcext:value-type="float">
            <text:p>3.4889523187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3.12014361164944" calcext:value-type="float">
            <text:p>3.1201436116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3.07972814890937" calcext:value-type="float">
            <text:p>3.079728148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3.15125516436666" calcext:value-type="float">
            <text:p>3.151255164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48067122826702" calcext:value-type="float">
            <text:p>3.480671228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7338198970487" calcext:value-type="float">
            <text:p>3.733819897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62947036349895" calcext:value-type="float">
            <text:p>3.629470363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49921969883114" calcext:value-type="float">
            <text:p>3.499219698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73643821378215" calcext:value-type="float">
            <text:p>3.736438213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29817300737053" calcext:value-type="float">
            <text:p>3.298173007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46746117206224" calcext:value-type="float">
            <text:p>3.467461172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51875700805443" calcext:value-type="float">
            <text:p>3.518757008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39314399316916" calcext:value-type="float">
            <text:p>3.393143993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62277125561576" calcext:value-type="float">
            <text:p>3.622771255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3.10079475644707" calcext:value-type="float">
            <text:p>3.100794756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3.16949184988684" calcext:value-type="float">
            <text:p>3.169491849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503418643384" calcext:value-type="float">
            <text:p>3.503418643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25342722544189" calcext:value-type="float">
            <text:p>3.253427225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33041545480852" calcext:value-type="float">
            <text:p>3.330415454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70474762274755" calcext:value-type="float">
            <text:p>3.704747622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71082147815919" calcext:value-type="float">
            <text:p>3.710821478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24747829760046" calcext:value-type="float">
            <text:p>3.2474782976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46925960624831" calcext:value-type="float">
            <text:p>3.469259606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30073532267839" calcext:value-type="float">
            <text:p>3.300735322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50198513470303" calcext:value-type="float">
            <text:p>3.501985134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67559910767623" calcext:value-type="float">
            <text:p>3.6755991077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51072797268486" calcext:value-type="float">
            <text:p>3.510727972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23181628239981" calcext:value-type="float">
            <text:p>3.2318162824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67611424175892" calcext:value-type="float">
            <text:p>3.6761142418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67428682137972" calcext:value-type="float">
            <text:p>3.6742868214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43335870479669" calcext:value-type="float">
            <text:p>3.4333587048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39449474218414" calcext:value-type="float">
            <text:p>3.3944947422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53165810531141" calcext:value-type="float">
            <text:p>3.531658105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99458471148872" calcext:value-type="float">
            <text:p>2.994584711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98175797660951" calcext:value-type="float">
            <text:p>2.981757976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42122934091565" calcext:value-type="float">
            <text:p>3.421229340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52250264722547" calcext:value-type="float">
            <text:p>3.522502647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47515145906873" calcext:value-type="float">
            <text:p>3.4751514591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41682404890235" calcext:value-type="float">
            <text:p>3.4168240489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33537444940434" calcext:value-type="float">
            <text:p>3.3353744494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48102418461408" calcext:value-type="float">
            <text:p>3.481024184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98588871374539" calcext:value-type="float">
            <text:p>2.985888713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43270537989467" calcext:value-type="float">
            <text:p>3.432705379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40108503857771" calcext:value-type="float">
            <text:p>3.401085038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49077542450957" calcext:value-type="float">
            <text:p>3.490775424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87038170438394" calcext:value-type="float">
            <text:p>3.870381704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69401972971504" calcext:value-type="float">
            <text:p>3.694019729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59318744292119" calcext:value-type="float">
            <text:p>3.593187442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47402221103602" calcext:value-type="float">
            <text:p>3.47402221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4.08013784546513" calcext:value-type="float">
            <text:p>4.080137845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4.05205152016306" calcext:value-type="float">
            <text:p>4.052051520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75319288608043" calcext:value-type="float">
            <text:p>3.7531928861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3.07375360544687" calcext:value-type="float">
            <text:p>3.0737536054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4.2169493362032" calcext:value-type="float">
            <text:p>4.216949336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52157819166359" calcext:value-type="float">
            <text:p>3.5215781917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69205477512988" calcext:value-type="float">
            <text:p>3.692054775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32537016752311" calcext:value-type="float">
            <text:p>3.325370167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25615910621067" calcext:value-type="float">
            <text:p>3.256159106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15587178490737" calcext:value-type="float">
            <text:p>3.1558717849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48331605357564" calcext:value-type="float">
            <text:p>3.483316053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54689030957704" calcext:value-type="float">
            <text:p>3.546890309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24225936416231" calcext:value-type="float">
            <text:p>3.242259364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88251193628447" calcext:value-type="float">
            <text:p>3.8825119363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91594533490169" calcext:value-type="float">
            <text:p>3.915945334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64607056367594" calcext:value-type="float">
            <text:p>3.646070563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49934775554076" calcext:value-type="float">
            <text:p>3.499347755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59595113672005" calcext:value-type="float">
            <text:p>3.595951136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64020474135684" calcext:value-type="float">
            <text:p>3.640204741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25594617562752" calcext:value-type="float">
            <text:p>3.255946175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36160276964243" calcext:value-type="float">
            <text:p>3.361602769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6403938213617" calcext:value-type="float">
            <text:p>3.640393821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69887259147479" calcext:value-type="float">
            <text:p>3.698872591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4553244090087" calcext:value-type="float">
            <text:p>3.345532440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42482303998933" calcext:value-type="float">
            <text:p>3.42482304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55792891247747" calcext:value-type="float">
            <text:p>3.5579289125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62138904238856" calcext:value-type="float">
            <text:p>3.6213890424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77524829370552" calcext:value-type="float">
            <text:p>3.775248293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50050039194195" calcext:value-type="float">
            <text:p>3.500500391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18180657219788" calcext:value-type="float">
            <text:p>3.181806572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73755283066749" calcext:value-type="float">
            <text:p>3.737552830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50831841055839" calcext:value-type="float">
            <text:p>3.508318410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59902242430023" calcext:value-type="float">
            <text:p>3.599022424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14407997587804" calcext:value-type="float">
            <text:p>3.144079975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54903821058191" calcext:value-type="float">
            <text:p>3.549038210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72622696899344" calcext:value-type="float">
            <text:p>3.72622696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51934120248919" calcext:value-type="float">
            <text:p>3.519341202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50321095187936" calcext:value-type="float">
            <text:p>3.503210951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39254525589387" calcext:value-type="float">
            <text:p>3.3925452559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47568672821975" calcext:value-type="float">
            <text:p>3.475686728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44763192914204" calcext:value-type="float">
            <text:p>3.447631929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73322859341038" calcext:value-type="float">
            <text:p>3.733228593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59476155211518" calcext:value-type="float">
            <text:p>3.5947615521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7998150062965" calcext:value-type="float">
            <text:p>3.7998150063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25367272918251" calcext:value-type="float">
            <text:p>3.2536727292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51452247405559" calcext:value-type="float">
            <text:p>3.514522474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09459353741222" calcext:value-type="float">
            <text:p>4.094593537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19923898319264" calcext:value-type="float">
            <text:p>4.199238983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21858313136803" calcext:value-type="float">
            <text:p>3.218583131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91746389173018" calcext:value-type="float">
            <text:p>3.917463891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52049858518706" calcext:value-type="float">
            <text:p>3.520498585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40245813755391" calcext:value-type="float">
            <text:p>3.402458137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42016328904096" calcext:value-type="float">
            <text:p>3.420163289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8794270464203" calcext:value-type="float">
            <text:p>3.187942704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50536077777604" calcext:value-type="float">
            <text:p>3.505360777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64765886883046" calcext:value-type="float">
            <text:p>3.647658868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86249429571322" calcext:value-type="float">
            <text:p>3.862494295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35248289197961" calcext:value-type="float">
            <text:p>3.35248289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46400858933416" calcext:value-type="float">
            <text:p>3.464008589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47930694071971" calcext:value-type="float">
            <text:p>3.479306940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74285270239664" calcext:value-type="float">
            <text:p>3.7428527024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92964850570446" calcext:value-type="float">
            <text:p>3.929648505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57806006242818" calcext:value-type="float">
            <text:p>3.578060062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84495297810143" calcext:value-type="float">
            <text:p>3.844952978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58537289537962" calcext:value-type="float">
            <text:p>3.585372895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4143421117332" calcext:value-type="float">
            <text:p>3.4143421117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50374076949605" calcext:value-type="float">
            <text:p>3.503740769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42868989046754" calcext:value-type="float">
            <text:p>3.428689890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4.02079734975318" calcext:value-type="float">
            <text:p>4.020797349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6796327998853" calcext:value-type="float">
            <text:p>3.5679632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51061776225712" calcext:value-type="float">
            <text:p>3.5106177623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70757269112916" calcext:value-type="float">
            <text:p>3.7075726911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73510716672447" calcext:value-type="float">
            <text:p>3.735107166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83252052245235" calcext:value-type="float">
            <text:p>3.832520522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77505295206179" calcext:value-type="float">
            <text:p>3.775052952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562912274565" calcext:value-type="float">
            <text:p>3.562912274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9525436105647" calcext:value-type="float">
            <text:p>3.795254361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7701045325091" calcext:value-type="float">
            <text:p>3.770104532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32686108997756" calcext:value-type="float">
            <text:p>3.3268610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1_Phas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11:54:2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02142620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48.801141584332" calcext:value-type="float">
            <text:p>-148.801141584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48.28135729253" calcext:value-type="float">
            <text:p>148.28135729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01171325759064" calcext:value-type="float">
            <text:p>6.011713257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6.2341229113066" calcext:value-type="float">
            <text:p>-46.234122911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0.86522188687" calcext:value-type="float">
            <text:p>-100.865221886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46.138668736555" calcext:value-type="float">
            <text:p>-146.13866873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73.01785429665" calcext:value-type="float">
            <text:p>-173.017854296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70.066763501227" calcext:value-type="float">
            <text:p>170.066763501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0.31812978835" calcext:value-type="float">
            <text:p>150.318129788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36.42640626313" calcext:value-type="float">
            <text:p>136.426406263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7.736833496396" calcext:value-type="float">
            <text:p>127.736833496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18.462620159055" calcext:value-type="float">
            <text:p>118.462620159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6.149393429173" calcext:value-type="float">
            <text:p>106.149393429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98.96586628728" calcext:value-type="float">
            <text:p>98.965866287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1.6741444671733" calcext:value-type="float">
            <text:p>91.674144467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86.2166570104988" calcext:value-type="float">
            <text:p>86.216657010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79.0077289931949" calcext:value-type="float">
            <text:p>79.007728993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74.402030026391" calcext:value-type="float">
            <text:p>74.402030026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66.8740752363437" calcext:value-type="float">
            <text:p>66.874075236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60.5318299088345" calcext:value-type="float">
            <text:p>60.531829908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56.2009540782179" calcext:value-type="float">
            <text:p>56.2009540782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51.9492503766299" calcext:value-type="float">
            <text:p>51.949250376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6.2123272520105" calcext:value-type="float">
            <text:p>46.21232725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2.4896249303123" calcext:value-type="float">
            <text:p>42.489624930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6.0989278076334" calcext:value-type="float">
            <text:p>36.098927807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4.9478391577872" calcext:value-type="float">
            <text:p>34.947839157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0.8288694720403" calcext:value-type="float">
            <text:p>30.82886947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8.6034797243405" calcext:value-type="float">
            <text:p>28.603479724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4.9819075026988" calcext:value-type="float">
            <text:p>24.981907502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0.4739857267265" calcext:value-type="float">
            <text:p>20.47398572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5.6449471581743" calcext:value-type="float">
            <text:p>15.644947158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6.0175973226889" calcext:value-type="float">
            <text:p>16.017597322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1.5736686326729" calcext:value-type="float">
            <text:p>11.573668632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6.53512502122994" calcext:value-type="float">
            <text:p>6.535125021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872998820960795" calcext:value-type="float">
            <text:p>0.87299882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2.87121381755484" calcext:value-type="float">
            <text:p>2.871213817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.366364717432594" calcext:value-type="float">
            <text:p>0.366364717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0.735526958091896" calcext:value-type="float">
            <text:p>-0.735526958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.89172916021527" calcext:value-type="float">
            <text:p>-4.891729160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1.7607178793584" calcext:value-type="float">
            <text:p>-11.760717879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9.35162519828848" calcext:value-type="float">
            <text:p>-9.351625198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0.8127403467858" calcext:value-type="float">
            <text:p>-10.812740346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5696938339901" calcext:value-type="float">
            <text:p>-14.56969383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5.6893831247753" calcext:value-type="float">
            <text:p>-15.6893831248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8.4667463539835" calcext:value-type="float">
            <text:p>-18.46674635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5029604516197" calcext:value-type="float">
            <text:p>-19.502960451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3.9945550194836" calcext:value-type="float">
            <text:p>-23.994555019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4.6431844127766" calcext:value-type="float">
            <text:p>-24.6431844128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6.6057971669322" calcext:value-type="float">
            <text:p>-26.605797166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1.0542824907257" calcext:value-type="float">
            <text:p>-31.054282490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7.5435025129595" calcext:value-type="float">
            <text:p>-27.543502513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2.830574847876" calcext:value-type="float">
            <text:p>-32.830574847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5.3850172648993" calcext:value-type="float">
            <text:p>-35.385017264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6.0538316157197" calcext:value-type="float">
            <text:p>-36.053831615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3.171385136912" calcext:value-type="float">
            <text:p>-43.1713851369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0516094176758" calcext:value-type="float">
            <text:p>-40.051609417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3.6953110102651" calcext:value-type="float">
            <text:p>-43.695311010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5.7320477407518" calcext:value-type="float">
            <text:p>-45.732047740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5.8966267880637" calcext:value-type="float">
            <text:p>-45.8966267881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9.8112485599325" calcext:value-type="float">
            <text:p>-49.811248559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1.4980996490694" calcext:value-type="float">
            <text:p>-51.498099649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50.9230091069943" calcext:value-type="float">
            <text:p>-50.92300910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4.9295821038252" calcext:value-type="float">
            <text:p>-54.929582103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9.3168554071361" calcext:value-type="float">
            <text:p>-59.316855407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7.8789927959938" calcext:value-type="float">
            <text:p>-57.878992796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7.8384511062298" calcext:value-type="float">
            <text:p>-57.838451106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63.0619316607716" calcext:value-type="float">
            <text:p>-63.061931660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63.0940284248313" calcext:value-type="float">
            <text:p>-63.094028424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6.4106845975449" calcext:value-type="float">
            <text:p>-66.410684597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66.8051875055778" calcext:value-type="float">
            <text:p>-66.805187505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67.3338064612095" calcext:value-type="float">
            <text:p>-67.333806461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72.4431420207219" calcext:value-type="float">
            <text:p>-72.443142020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70.6190689055656" calcext:value-type="float">
            <text:p>-70.619068905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74.3056133620528" calcext:value-type="float">
            <text:p>-74.3056133621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73.2627506597479" calcext:value-type="float">
            <text:p>-73.262750659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77.6169503623612" calcext:value-type="float">
            <text:p>-77.616950362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78.4691867356281" calcext:value-type="float">
            <text:p>-78.469186735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80.7401831202726" calcext:value-type="float">
            <text:p>-80.740183120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80.4358827397671" calcext:value-type="float">
            <text:p>-80.435882739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2.6595576377921" calcext:value-type="float">
            <text:p>-82.659557637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5.1258080336669" calcext:value-type="float">
            <text:p>-85.125808033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90.2479514606926" calcext:value-type="float">
            <text:p>-90.247951460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8.8387370864201" calcext:value-type="float">
            <text:p>-88.838737086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7.4286379996805" calcext:value-type="float">
            <text:p>-87.4286379997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91.6407137521353" calcext:value-type="float">
            <text:p>-91.640713752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92.9123538699691" calcext:value-type="float">
            <text:p>-92.9123538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93.4195998504371" calcext:value-type="float">
            <text:p>-93.419599850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95.0013889961725" calcext:value-type="float">
            <text:p>-95.001388996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96.604330993897" calcext:value-type="float">
            <text:p>-96.6043309939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98.9265170577634" calcext:value-type="float">
            <text:p>-98.926517057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02.256918551137" calcext:value-type="float">
            <text:p>-102.2569185511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02.166885723617" calcext:value-type="float">
            <text:p>-102.166885723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04.325352326084" calcext:value-type="float">
            <text:p>-104.3253523261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06.00050982431" calcext:value-type="float">
            <text:p>-106.000509824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07.977384060783" calcext:value-type="float">
            <text:p>-107.977384060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08.914487081231" calcext:value-type="float">
            <text:p>-108.914487081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12.384567251365" calcext:value-type="float">
            <text:p>-112.3845672514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14.187895494023" calcext:value-type="float">
            <text:p>-114.18789549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11.069065805219" calcext:value-type="float">
            <text:p>-111.069065805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16.236470412205" calcext:value-type="float">
            <text:p>-116.236470412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16.026362602511" calcext:value-type="float">
            <text:p>-116.026362602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18.577165471849" calcext:value-type="float">
            <text:p>-118.577165471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20.130126796592" calcext:value-type="float">
            <text:p>-120.130126796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21.190679720529" calcext:value-type="float">
            <text:p>-121.1906797205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26.398181315547" calcext:value-type="float">
            <text:p>-126.398181315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26.428252672989" calcext:value-type="float">
            <text:p>-126.42825267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25.694017752082" calcext:value-type="float">
            <text:p>-125.694017752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28.543776853907" calcext:value-type="float">
            <text:p>-128.543776853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2.58344915641" calcext:value-type="float">
            <text:p>-132.5834491564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29.007416604094" calcext:value-type="float">
            <text:p>-129.007416604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31.574517641297" calcext:value-type="float">
            <text:p>-131.574517641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4.117584839009" calcext:value-type="float">
            <text:p>-134.11758483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7.415386924985" calcext:value-type="float">
            <text:p>-137.41538692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8.548174698155" calcext:value-type="float">
            <text:p>-138.548174698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40.244809810236" calcext:value-type="float">
            <text:p>-140.244809810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41.738176557051" calcext:value-type="float">
            <text:p>-141.738176557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42.117587045402" calcext:value-type="float">
            <text:p>-142.117587045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4.870311535223" calcext:value-type="float">
            <text:p>-144.870311535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6.562974194999" calcext:value-type="float">
            <text:p>-146.56297419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46.770514029536" calcext:value-type="float">
            <text:p>-146.770514029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51.494310073592" calcext:value-type="float">
            <text:p>-151.494310073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51.564048421412" calcext:value-type="float">
            <text:p>-151.564048421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51.752411362592" calcext:value-type="float">
            <text:p>-151.752411362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3.432288048202" calcext:value-type="float">
            <text:p>-153.432288048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4.603736840012" calcext:value-type="float">
            <text:p>-154.60373684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5.156486467259" calcext:value-type="float">
            <text:p>-155.156486467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56.145402351733" calcext:value-type="float">
            <text:p>-156.1454023517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9.057767970352" calcext:value-type="float">
            <text:p>-159.057767970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2.134251853076" calcext:value-type="float">
            <text:p>-162.1342518531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4.850360699672" calcext:value-type="float">
            <text:p>-164.8503606997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61.373331970486" calcext:value-type="float">
            <text:p>-161.3733319705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67.783417343809" calcext:value-type="float">
            <text:p>-167.783417343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9.651858260597" calcext:value-type="float">
            <text:p>-169.651858260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0.445323306063" calcext:value-type="float">
            <text:p>-170.445323306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73.618604418359" calcext:value-type="float">
            <text:p>-173.618604418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3.459563860684" calcext:value-type="float">
            <text:p>-173.459563860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9.807947141922" calcext:value-type="float">
            <text:p>-179.8079471419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6.107756315662" calcext:value-type="float">
            <text:p>-176.107756315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79.556166061162" calcext:value-type="float">
            <text:p>-179.556166061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76.504986442566" calcext:value-type="float">
            <text:p>176.504986442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77.486113662195" calcext:value-type="float">
            <text:p>177.4861136622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75.317372363535" calcext:value-type="float">
            <text:p>175.317372363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73.157888136026" calcext:value-type="float">
            <text:p>173.15788813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74.087096255802" calcext:value-type="float">
            <text:p>174.087096255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72.074727082082" calcext:value-type="float">
            <text:p>172.074727082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66.73544109505" calcext:value-type="float">
            <text:p>166.735441095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68.980780564908" calcext:value-type="float">
            <text:p>168.980780564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65.201692804147" calcext:value-type="float">
            <text:p>165.201692804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64.699849275865" calcext:value-type="float">
            <text:p>164.6998492759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61.343349213375" calcext:value-type="float">
            <text:p>161.343349213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0.034357227092" calcext:value-type="float">
            <text:p>160.034357227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56.91170415725" calcext:value-type="float">
            <text:p>156.911704157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56.614141341569" calcext:value-type="float">
            <text:p>156.614141341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53.632399639657" calcext:value-type="float">
            <text:p>153.632399639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53.664559378325" calcext:value-type="float">
            <text:p>153.664559378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51.151778301992" calcext:value-type="float">
            <text:p>151.15177830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48.558231584677" calcext:value-type="float">
            <text:p>148.558231584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49.255124330666" calcext:value-type="float">
            <text:p>149.255124330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46.067146300396" calcext:value-type="float">
            <text:p>146.067146300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46.082445234251" calcext:value-type="float">
            <text:p>146.082445234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42.692537923619" calcext:value-type="float">
            <text:p>142.692537923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40.711589004083" calcext:value-type="float">
            <text:p>140.71158900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38.884281273564" calcext:value-type="float">
            <text:p>138.884281273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35.95994227349" calcext:value-type="float">
            <text:p>135.959942273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33.842887438066" calcext:value-type="float">
            <text:p>133.842887438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32.64212459964" calcext:value-type="float">
            <text:p>132.642124599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32.252863249395" calcext:value-type="float">
            <text:p>132.252863249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30.0975605035" calcext:value-type="float">
            <text:p>130.097560503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22.938460474276" calcext:value-type="float">
            <text:p>122.938460474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26.688110649355" calcext:value-type="float">
            <text:p>126.688110649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25.280576142061" calcext:value-type="float">
            <text:p>125.280576142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20.59349098588" calcext:value-type="float">
            <text:p>120.5934909859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22.59516782527" calcext:value-type="float">
            <text:p>122.5951678253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18.715054769589" calcext:value-type="float">
            <text:p>118.715054769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15.986500537249" calcext:value-type="float">
            <text:p>115.986500537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13.742848168751" calcext:value-type="float">
            <text:p>113.7428481688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12.555384763343" calcext:value-type="float">
            <text:p>112.555384763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12.20646974055" calcext:value-type="float">
            <text:p>112.206469740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10.236079995964" calcext:value-type="float">
            <text:p>110.23607999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08.537591782106" calcext:value-type="float">
            <text:p>108.537591782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05.52745202214" calcext:value-type="float">
            <text:p>105.5274520221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04.972288661457" calcext:value-type="float">
            <text:p>104.9722886615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00.204545832146" calcext:value-type="float">
            <text:p>100.204545832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98.5219750664623" calcext:value-type="float">
            <text:p>98.521975066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99.8391174011709" calcext:value-type="float">
            <text:p>99.839117401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95.543044629314" calcext:value-type="float">
            <text:p>95.543044629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91.9906628543501" calcext:value-type="float">
            <text:p>91.9906628544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92.2679722580285" calcext:value-type="float">
            <text:p>92.26797225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89.4746250889903" calcext:value-type="float">
            <text:p>89.47462508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90.7316833591049" calcext:value-type="float">
            <text:p>90.731683359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83.0317270840741" calcext:value-type="float">
            <text:p>83.031727084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84.1170937939795" calcext:value-type="float">
            <text:p>84.11709379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85.3119730562533" calcext:value-type="float">
            <text:p>85.3119730563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79.1742098685093" calcext:value-type="float">
            <text:p>79.174209868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79.7278913141413" calcext:value-type="float">
            <text:p>79.727891314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78.4955100886585" calcext:value-type="float">
            <text:p>78.4955100887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75.0541951469043" calcext:value-type="float">
            <text:p>75.054195146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73.5136869585475" calcext:value-type="float">
            <text:p>73.513686958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69.5240731492685" calcext:value-type="float">
            <text:p>69.524073149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71.3006993681165" calcext:value-type="float">
            <text:p>71.3006993681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67.5324170855669" calcext:value-type="float">
            <text:p>67.532417085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64.6394341966626" calcext:value-type="float">
            <text:p>64.639434196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63.9980266005523" calcext:value-type="float">
            <text:p>63.9980266006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59.7287433970716" calcext:value-type="float">
            <text:p>59.728743397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59.2322483282504" calcext:value-type="float">
            <text:p>59.232248328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59.6869943855168" calcext:value-type="float">
            <text:p>59.686994385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5.4024896206248" calcext:value-type="float">
            <text:p>55.402489620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55.3352348309189" calcext:value-type="float">
            <text:p>55.335234830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52.9407506062981" calcext:value-type="float">
            <text:p>52.9407506063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48.1938361496361" calcext:value-type="float">
            <text:p>48.193836149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48.9825385164385" calcext:value-type="float">
            <text:p>48.9825385164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45.8914073253839" calcext:value-type="float">
            <text:p>45.891407325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44.7756203327389" calcext:value-type="float">
            <text:p>44.775620332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45.7913519688417" calcext:value-type="float">
            <text:p>45.791351968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40.2315930649485" calcext:value-type="float">
            <text:p>40.2315930649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1.0401753696792" calcext:value-type="float">
            <text:p>41.040175369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8.3388404388691" calcext:value-type="float">
            <text:p>38.338840438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4.1592706990231" calcext:value-type="float">
            <text:p>34.15927069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3.4763715767606" calcext:value-type="float">
            <text:p>33.476371576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3.9064614000242" calcext:value-type="float">
            <text:p>33.906461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9788409956225" calcext:value-type="float">
            <text:p>30.978840995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2.4774821886181" calcext:value-type="float">
            <text:p>32.477482188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9.0367371551613" calcext:value-type="float">
            <text:p>29.036737155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7.9263047087747" calcext:value-type="float">
            <text:p>27.9263047088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8.9059401002537" calcext:value-type="float">
            <text:p>28.9059401003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6440473107009" calcext:value-type="float">
            <text:p>29.644047310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2.6713300779028" calcext:value-type="float">
            <text:p>22.671330077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1.6386220918328" calcext:value-type="float">
            <text:p>21.6386220918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19.7039611751224" calcext:value-type="float">
            <text:p>19.703961175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7.8453382132679" calcext:value-type="float">
            <text:p>17.845338213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6.5449110437966" calcext:value-type="float">
            <text:p>16.544911043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4.7156074876672" calcext:value-type="float">
            <text:p>14.715607487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5.625896566409" calcext:value-type="float">
            <text:p>15.625896566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10.8427303553293" calcext:value-type="float">
            <text:p>10.842730355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9.83702507567848" calcext:value-type="float">
            <text:p>9.837025075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8.11278213447971" calcext:value-type="float">
            <text:p>8.1127821345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9.96021242493401" calcext:value-type="float">
            <text:p>9.960212424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5.16465347129343" calcext:value-type="float">
            <text:p>5.164653471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5.86097064827756" calcext:value-type="float">
            <text:p>5.860970648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1.67658712730949" calcext:value-type="float">
            <text:p>1.676587127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1.07190523747616" calcext:value-type="float">
            <text:p>1.071905237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20006118228817" calcext:value-type="float">
            <text:p>2.2000611823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1.12002608920566" calcext:value-type="float">
            <text:p>1.120026089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34893047701191" calcext:value-type="float">
            <text:p>-3.34893047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.7744357839128" calcext:value-type="float">
            <text:p>-5.774435783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8123853781158" calcext:value-type="float">
            <text:p>-3.812385378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00797033319391" calcext:value-type="float">
            <text:p>-7.007970333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6.44414504221684" calcext:value-type="float">
            <text:p>-6.444145042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17353814820724" calcext:value-type="float">
            <text:p>-6.173538148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9.80896546088303" calcext:value-type="float">
            <text:p>-9.808965460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11.0508050945423" calcext:value-type="float">
            <text:p>-11.050805094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4.5691667240357" calcext:value-type="float">
            <text:p>-14.569166724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3.6704495694252" calcext:value-type="float">
            <text:p>-13.670449569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2.4051606091282" calcext:value-type="float">
            <text:p>-12.405160609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6.9519214494166" calcext:value-type="float">
            <text:p>-16.9519214494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2.3533083500697" calcext:value-type="float">
            <text:p>-22.353308350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20.0614431288132" calcext:value-type="float">
            <text:p>-20.061443128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6.348759565651" calcext:value-type="float">
            <text:p>-16.348759565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5.3851822415107" calcext:value-type="float">
            <text:p>-25.385182241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22.8262787238104" calcext:value-type="float">
            <text:p>-22.826278723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5.218429937739" calcext:value-type="float">
            <text:p>-25.218429937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7.1643335581285" calcext:value-type="float">
            <text:p>-27.164333558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5.5919703014284" calcext:value-type="float">
            <text:p>-25.591970301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0.4278293901443" calcext:value-type="float">
            <text:p>-30.427829390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7.397349152069" calcext:value-type="float">
            <text:p>-27.397349152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8.2008586568204" calcext:value-type="float">
            <text:p>-28.2008586568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1.9361912165351" calcext:value-type="float">
            <text:p>-31.936191216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1.6429182428055" calcext:value-type="float">
            <text:p>-31.642918242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3.076286010036" calcext:value-type="float">
            <text:p>-33.0762860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4.4269613543628" calcext:value-type="float">
            <text:p>-34.426961354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9.339627638987" calcext:value-type="float">
            <text:p>-39.33962763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5.9085544663546" calcext:value-type="float">
            <text:p>-35.908554466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8.5956677393456" calcext:value-type="float">
            <text:p>-38.595667739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4.5380174789155" calcext:value-type="float">
            <text:p>-34.538017478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40.3420208935489" calcext:value-type="float">
            <text:p>-40.342020893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0.7833986702503" calcext:value-type="float">
            <text:p>-40.783398670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0.3892531064995" calcext:value-type="float">
            <text:p>-40.3892531065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9.0795980738372" calcext:value-type="float">
            <text:p>-39.079598073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1.4750629980751" calcext:value-type="float">
            <text:p>-41.4750629981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7.1058750306249" calcext:value-type="float">
            <text:p>-47.1058750306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2.9304677976949" calcext:value-type="float">
            <text:p>-42.930467797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4.3235698017055" calcext:value-type="float">
            <text:p>-44.323569801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8.5091533054903" calcext:value-type="float">
            <text:p>-48.509153305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0.8262308485625" calcext:value-type="float">
            <text:p>-50.82623084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0.1095590666123" calcext:value-type="float">
            <text:p>-50.109559066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1.0524292629731" calcext:value-type="float">
            <text:p>-51.05242926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3.2484591735245" calcext:value-type="float">
            <text:p>-53.248459173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1.8295652172572" calcext:value-type="float">
            <text:p>-51.829565217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2.0336637109911" calcext:value-type="float">
            <text:p>-52.03366371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3.4118678447264" calcext:value-type="float">
            <text:p>-53.411867844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1.1028661047991" calcext:value-type="float">
            <text:p>-51.1028661048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5.4367635643845" calcext:value-type="float">
            <text:p>-55.4367635644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8.8879253466091" calcext:value-type="float">
            <text:p>-58.887925346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9.4991042975784" calcext:value-type="float">
            <text:p>-59.4991042976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7.7899745696009" calcext:value-type="float">
            <text:p>-57.789974569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9.0548958797416" calcext:value-type="float">
            <text:p>-59.054895879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0.9391703577335" calcext:value-type="float">
            <text:p>-60.939170357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8.9919968075062" calcext:value-type="float">
            <text:p>-58.991996807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3.5798908909801" calcext:value-type="float">
            <text:p>-63.57989089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2.6637242612826" calcext:value-type="float">
            <text:p>-62.663724261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1.7271058336159" calcext:value-type="float">
            <text:p>-61.727105833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5.1840604632838" calcext:value-type="float">
            <text:p>-65.184060463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3.9884316401443" calcext:value-type="float">
            <text:p>-63.988431640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4.9192195182205" calcext:value-type="float">
            <text:p>-64.9192195182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9.7515920715106" calcext:value-type="float">
            <text:p>-69.751592071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8.9681180777525" calcext:value-type="float">
            <text:p>-68.968118077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9.8705322787418" calcext:value-type="float">
            <text:p>-69.8705322787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7.114756600894" calcext:value-type="float">
            <text:p>-67.114756600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9.8286546920442" calcext:value-type="float">
            <text:p>-69.82865469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73.0243730654909" calcext:value-type="float">
            <text:p>-73.024373065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2.9331799375407" calcext:value-type="float">
            <text:p>-72.933179937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74.373040745556" calcext:value-type="float">
            <text:p>-74.373040745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3.0116447339869" calcext:value-type="float">
            <text:p>-73.01164473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3.8397080446765" calcext:value-type="float">
            <text:p>-73.839708044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71.5712460088344" calcext:value-type="float">
            <text:p>-71.571246008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4.7201546592645" calcext:value-type="float">
            <text:p>-74.720154659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4.7693304743256" calcext:value-type="float">
            <text:p>-74.7693304743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6.1633152648461" calcext:value-type="float">
            <text:p>-76.163315264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8.8980961810076" calcext:value-type="float">
            <text:p>-78.898096181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80.7550419972812" calcext:value-type="float">
            <text:p>-80.755041997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8.1299197263758" calcext:value-type="float">
            <text:p>-78.129919726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81.4104418225691" calcext:value-type="float">
            <text:p>-81.4104418226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5.504053806866" calcext:value-type="float">
            <text:p>-85.504053806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82.9331965522436" calcext:value-type="float">
            <text:p>-82.933196552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82.4217628416941" calcext:value-type="float">
            <text:p>-82.421762841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7.5452033016563" calcext:value-type="float">
            <text:p>-87.545203301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82.9730875421576" calcext:value-type="float">
            <text:p>-82.973087542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6.2696497699242" calcext:value-type="float">
            <text:p>-86.269649769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90.8453211926191" calcext:value-type="float">
            <text:p>-90.845321192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7.9789416767543" calcext:value-type="float">
            <text:p>-87.978941676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9.6909458227568" calcext:value-type="float">
            <text:p>-89.6909458228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8.2634606102597" calcext:value-type="float">
            <text:p>-88.263460610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9.5773645786932" calcext:value-type="float">
            <text:p>-89.577364578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90.0324087641843" calcext:value-type="float">
            <text:p>-90.032408764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4.1032715628202" calcext:value-type="float">
            <text:p>-94.103271562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90.6681297370931" calcext:value-type="float">
            <text:p>-90.668129737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3.3571870747004" calcext:value-type="float">
            <text:p>-93.3571870747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3.316820626972" calcext:value-type="float">
            <text:p>-93.31682062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3.7893098708269" calcext:value-type="float">
            <text:p>-93.789309870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8.0636460094661" calcext:value-type="float">
            <text:p>-98.063646009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8.4617313507125" calcext:value-type="float">
            <text:p>-98.461731350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6.936654882109" calcext:value-type="float">
            <text:p>-96.936654882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7.1446066080444" calcext:value-type="float">
            <text:p>-97.14460660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6.9398601038472" calcext:value-type="float">
            <text:p>-96.939860103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00.994014702635" calcext:value-type="float">
            <text:p>-100.9940147026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8.4905061454188" calcext:value-type="float">
            <text:p>-98.4905061454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01.553360971857" calcext:value-type="float">
            <text:p>-101.5533609719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1.684218444414" calcext:value-type="float">
            <text:p>-101.684218444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3.110399364696" calcext:value-type="float">
            <text:p>-103.110399364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2.930997767005" calcext:value-type="float">
            <text:p>-102.930997767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4.638681589678" calcext:value-type="float">
            <text:p>-104.638681589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4.592415152699" calcext:value-type="float">
            <text:p>-104.5924151527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3.359372261287" calcext:value-type="float">
            <text:p>-103.359372261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4.055235941832" calcext:value-type="float">
            <text:p>-104.055235941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5.733129245413" calcext:value-type="float">
            <text:p>-105.733129245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4.655017887213" calcext:value-type="float">
            <text:p>-104.655017887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5.708282940964" calcext:value-type="float">
            <text:p>-105.70828294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8.185460043076" calcext:value-type="float">
            <text:p>-108.185460043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10.55093955404" calcext:value-type="float">
            <text:p>-110.55093955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0.679651667048" calcext:value-type="float">
            <text:p>-110.67965166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9.300151498153" calcext:value-type="float">
            <text:p>-109.300151498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6.828812669432" calcext:value-type="float">
            <text:p>-106.828812669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1.99666679942" calcext:value-type="float">
            <text:p>-111.996666799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1.52411024916" calcext:value-type="float">
            <text:p>-111.524110249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2.871711061809" calcext:value-type="float">
            <text:p>-112.871711061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4.786156226027" calcext:value-type="float">
            <text:p>-114.78615622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6.015742254863" calcext:value-type="float">
            <text:p>-116.015742254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8.790671927615" calcext:value-type="float">
            <text:p>-118.790671927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4.842017277617" calcext:value-type="float">
            <text:p>-114.842017277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18.937086616814" calcext:value-type="float">
            <text:p>-118.937086616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6.282497554374" calcext:value-type="float">
            <text:p>-116.282497554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9.173775633202" calcext:value-type="float">
            <text:p>-119.1737756332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8.3629027973" calcext:value-type="float">
            <text:p>-118.3629027973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9.717019380289" calcext:value-type="float">
            <text:p>-119.717019380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4.190162863378" calcext:value-type="float">
            <text:p>-114.190162863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17.591077870504" calcext:value-type="float">
            <text:p>-117.591077870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19.679043824275" calcext:value-type="float">
            <text:p>-119.679043824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1.09336982107" calcext:value-type="float">
            <text:p>-121.0933698211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20.583264029806" calcext:value-type="float">
            <text:p>-120.583264029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20.020732723125" calcext:value-type="float">
            <text:p>-120.020732723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1.668670219996" calcext:value-type="float">
            <text:p>-121.66867022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4.122496361691" calcext:value-type="float">
            <text:p>-124.122496361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1.210876495469" calcext:value-type="float">
            <text:p>-121.2108764955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4.335590237728" calcext:value-type="float">
            <text:p>-124.335590237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6.242302425486" calcext:value-type="float">
            <text:p>-126.2423024255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6.147536766683" calcext:value-type="float">
            <text:p>-126.147536766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5.787000582154" calcext:value-type="float">
            <text:p>-125.787000582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8.47083706001" calcext:value-type="float">
            <text:p>-128.4708370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30.035213883089" calcext:value-type="float">
            <text:p>-130.035213883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8.158485252447" calcext:value-type="float">
            <text:p>-128.158485252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9.02839504568" calcext:value-type="float">
            <text:p>-129.028395045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2.03519462481" calcext:value-type="float">
            <text:p>-132.035194624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29.377676647651" calcext:value-type="float">
            <text:p>-129.3776766477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2.775802292186" calcext:value-type="float">
            <text:p>-132.775802292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1.097394585267" calcext:value-type="float">
            <text:p>-131.097394585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0.661567210693" calcext:value-type="float">
            <text:p>-130.661567210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1.108650741847" calcext:value-type="float">
            <text:p>-131.1086507418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4.227627641601" calcext:value-type="float">
            <text:p>-134.22762764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3.353150524375" calcext:value-type="float">
            <text:p>-133.3531505244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6.797422157768" calcext:value-type="float">
            <text:p>-136.797422157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5.647645405923" calcext:value-type="float">
            <text:p>-135.647645405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6.372312918994" calcext:value-type="float">
            <text:p>-136.372312919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37.501897632473" calcext:value-type="float">
            <text:p>-137.501897632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5.626314242556" calcext:value-type="float">
            <text:p>-135.626314242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37.776797488471" calcext:value-type="float">
            <text:p>-137.776797488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35.210633920336" calcext:value-type="float">
            <text:p>-135.210633920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38.475297132887" calcext:value-type="float">
            <text:p>-138.475297132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36.738681926913" calcext:value-type="float">
            <text:p>-136.738681926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37.173965619249" calcext:value-type="float">
            <text:p>-137.173965619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40.493629711252" calcext:value-type="float">
            <text:p>-140.4936297113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39.529564494714" calcext:value-type="float">
            <text:p>-139.529564494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39.44497201482" calcext:value-type="float">
            <text:p>-139.444972014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2.329478070807" calcext:value-type="float">
            <text:p>-142.329478070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46.284526767915" calcext:value-type="float">
            <text:p>-146.284526767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2.092055285602" calcext:value-type="float">
            <text:p>-142.092055285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45.867417285147" calcext:value-type="float">
            <text:p>-145.867417285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45.644353312754" calcext:value-type="float">
            <text:p>-145.6443533128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3.073041989765" calcext:value-type="float">
            <text:p>-143.0730419898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39.377087438492" calcext:value-type="float">
            <text:p>-139.3770874385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2.012271544119" calcext:value-type="float">
            <text:p>-142.012271544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3.586603624349" calcext:value-type="float">
            <text:p>-143.586603624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47.964328007739" calcext:value-type="float">
            <text:p>-147.964328007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46.627066643845" calcext:value-type="float">
            <text:p>-146.627066643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44.897322504407" calcext:value-type="float">
            <text:p>-144.897322504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49.291674328221" calcext:value-type="float">
            <text:p>-149.291674328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46.699509086303" calcext:value-type="float">
            <text:p>-146.699509086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47.213473846573" calcext:value-type="float">
            <text:p>-147.213473846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50.281064574112" calcext:value-type="float">
            <text:p>-150.281064574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47.794031616285" calcext:value-type="float">
            <text:p>-147.7940316163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48.908412586373" calcext:value-type="float">
            <text:p>-148.908412586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48.185112719043" calcext:value-type="float">
            <text:p>-148.185112719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49.748193511155" calcext:value-type="float">
            <text:p>-149.748193511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53.411712300014" calcext:value-type="float">
            <text:p>-153.4117123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2.820930116747" calcext:value-type="float">
            <text:p>-152.820930116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53.453814118617" calcext:value-type="float">
            <text:p>-153.453814118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1.952739549033" calcext:value-type="float">
            <text:p>-151.95273954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1.819863681593" calcext:value-type="float">
            <text:p>-151.819863681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1.063262635047" calcext:value-type="float">
            <text:p>-151.06326263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52.97405515454" calcext:value-type="float">
            <text:p>-152.974055154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57.051582715782" calcext:value-type="float">
            <text:p>-157.051582715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53.546816638453" calcext:value-type="float">
            <text:p>-153.546816638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56.35213247879" calcext:value-type="float">
            <text:p>-156.352132478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54.854088694027" calcext:value-type="float">
            <text:p>-154.85408869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55.912346993654" calcext:value-type="float">
            <text:p>-155.9123469937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57.448901440737" calcext:value-type="float">
            <text:p>-157.448901440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57.794708229547" calcext:value-type="float">
            <text:p>-157.794708229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61.187836796709" calcext:value-type="float">
            <text:p>-161.187836796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58.391311719061" calcext:value-type="float">
            <text:p>-158.391311719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57.82437210332" calcext:value-type="float">
            <text:p>-157.824372103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61.217580917194" calcext:value-type="float">
            <text:p>-161.2175809172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62.562142454062" calcext:value-type="float">
            <text:p>-162.562142454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61.704086424449" calcext:value-type="float">
            <text:p>-161.7040864244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63.22294968678" calcext:value-type="float">
            <text:p>-163.222949686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58.957109325479" calcext:value-type="float">
            <text:p>-158.9571093255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2.516982310462" calcext:value-type="float">
            <text:p>-162.5169823105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64.267381130585" calcext:value-type="float">
            <text:p>-164.267381130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65.935438146157" calcext:value-type="float">
            <text:p>-165.9354381462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65.547317589511" calcext:value-type="float">
            <text:p>-165.547317589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68.136055616589" calcext:value-type="float">
            <text:p>-168.136055616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67.964457330657" calcext:value-type="float">
            <text:p>-167.964457330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65.623979161508" calcext:value-type="float">
            <text:p>-165.623979161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64.944155962239" calcext:value-type="float">
            <text:p>-164.944155962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64.964652330447" calcext:value-type="float">
            <text:p>-164.964652330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69.556391838566" calcext:value-type="float">
            <text:p>-169.556391838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68.608512312733" calcext:value-type="float">
            <text:p>-168.608512312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69.083355473749" calcext:value-type="float">
            <text:p>-169.083355473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68.803781392608" calcext:value-type="float">
            <text:p>-168.803781392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69.815211676649" calcext:value-type="float">
            <text:p>-169.815211676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66.772918895763" calcext:value-type="float">
            <text:p>-166.7729188958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71.267849425022" calcext:value-type="float">
            <text:p>-171.267849425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68.09434743782" calcext:value-type="float">
            <text:p>-168.094347437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70.587943941662" calcext:value-type="float">
            <text:p>-170.587943941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73.250257169659" calcext:value-type="float">
            <text:p>-173.250257169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74.844236891087" calcext:value-type="float">
            <text:p>-174.844236891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69.836833832884" calcext:value-type="float">
            <text:p>-169.836833832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72.566011693582" calcext:value-type="float">
            <text:p>-172.566011693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76.043147806295" calcext:value-type="float">
            <text:p>-176.043147806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74.514266615695" calcext:value-type="float">
            <text:p>-174.514266615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73.323853213306" calcext:value-type="float">
            <text:p>-173.323853213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73.680103921814" calcext:value-type="float">
            <text:p>-173.6801039218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74.107513336741" calcext:value-type="float">
            <text:p>-174.1075133367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73.55982902905" calcext:value-type="float">
            <text:p>-173.559829029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76.679245477663" calcext:value-type="float">
            <text:p>-176.6792454777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179.653399675112" calcext:value-type="float">
            <text:p>179.653399675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75.106771626437" calcext:value-type="float">
            <text:p>-175.106771626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75.209297349272" calcext:value-type="float">
            <text:p>-175.2092973493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78.903243463778" calcext:value-type="float">
            <text:p>-178.903243463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78.856107551373" calcext:value-type="float">
            <text:p>-178.856107551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77.448846190082" calcext:value-type="float">
            <text:p>-177.4488461901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179.977699526806" calcext:value-type="float">
            <text:p>179.977699526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77.357667917747" calcext:value-type="float">
            <text:p>-177.357667917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79.694453894954" calcext:value-type="float">
            <text:p>-179.69445389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179.6355661366" calcext:value-type="float">
            <text:p>179.635566136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78.763110762784" calcext:value-type="float">
            <text:p>178.7631107628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76.757683709221" calcext:value-type="float">
            <text:p>176.757683709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77.198836125788" calcext:value-type="float">
            <text:p>177.198836125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75.467851434831" calcext:value-type="float">
            <text:p>175.4678514348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179.698873409373" calcext:value-type="float">
            <text:p>-179.698873409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76.336417824362" calcext:value-type="float">
            <text:p>176.336417824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74.640145301405" calcext:value-type="float">
            <text:p>174.6401453014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74.127038277327" calcext:value-type="float">
            <text:p>174.127038277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73.514917641914" calcext:value-type="float">
            <text:p>173.514917641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73.814179831705" calcext:value-type="float">
            <text:p>173.814179831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73.914843135968" calcext:value-type="float">
            <text:p>173.91484313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71.125528317902" calcext:value-type="float">
            <text:p>171.125528317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73.539874173883" calcext:value-type="float">
            <text:p>173.539874173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75.489357178137" calcext:value-type="float">
            <text:p>175.489357178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71.876686539905" calcext:value-type="float">
            <text:p>171.876686539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70.130910121589" calcext:value-type="float">
            <text:p>170.130910121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73.54146990832" calcext:value-type="float">
            <text:p>173.541469908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72.817862441273" calcext:value-type="float">
            <text:p>172.817862441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72.141348127776" calcext:value-type="float">
            <text:p>172.141348127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73.209241433" calcext:value-type="float">
            <text:p>173.20924143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68.433289803616" calcext:value-type="float">
            <text:p>168.433289803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68.923632182237" calcext:value-type="float">
            <text:p>168.923632182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72.661233985368" calcext:value-type="float">
            <text:p>172.6612339854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70.850262800021" calcext:value-type="float">
            <text:p>170.850262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72.48196179872" calcext:value-type="float">
            <text:p>172.481961798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62.726702056666" calcext:value-type="float">
            <text:p>162.726702056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68.033824763145" calcext:value-type="float">
            <text:p>168.033824763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69.314923350373" calcext:value-type="float">
            <text:p>169.314923350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68.045826488697" calcext:value-type="float">
            <text:p>168.045826488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66.066598524886" calcext:value-type="float">
            <text:p>166.066598524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65.921996860209" calcext:value-type="float">
            <text:p>165.921996860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66.447350632881" calcext:value-type="float">
            <text:p>166.447350632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68.163744919637" calcext:value-type="float">
            <text:p>168.163744919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63.113138560801" calcext:value-type="float">
            <text:p>163.113138560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69.014886132045" calcext:value-type="float">
            <text:p>169.01488613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61.664506632546" calcext:value-type="float">
            <text:p>161.664506632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62.357401711106" calcext:value-type="float">
            <text:p>162.357401711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65.805100890786" calcext:value-type="float">
            <text:p>165.805100890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63.988376481299" calcext:value-type="float">
            <text:p>163.988376481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64.060197825969" calcext:value-type="float">
            <text:p>164.06019782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61.434628482137" calcext:value-type="float">
            <text:p>161.434628482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64.301345168734" calcext:value-type="float">
            <text:p>164.301345168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60.570894467989" calcext:value-type="float">
            <text:p>160.57089446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59.027821755554" calcext:value-type="float">
            <text:p>159.027821755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62.451833652712" calcext:value-type="float">
            <text:p>162.451833652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63.04913012913" calcext:value-type="float">
            <text:p>163.0491301291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58.869927597031" calcext:value-type="float">
            <text:p>158.86992759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58.591560380073" calcext:value-type="float">
            <text:p>158.591560380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56.571724580676" calcext:value-type="float">
            <text:p>156.571724580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61.527697092029" calcext:value-type="float">
            <text:p>161.527697092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59.4821520508" calcext:value-type="float">
            <text:p>159.482152050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57.959502168798" calcext:value-type="float">
            <text:p>157.959502168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56.618011033722" calcext:value-type="float">
            <text:p>156.618011033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60.516883310512" calcext:value-type="float">
            <text:p>160.516883310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57.425201764833" calcext:value-type="float">
            <text:p>157.425201764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57.798036638564" calcext:value-type="float">
            <text:p>157.798036638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55.171467508855" calcext:value-type="float">
            <text:p>155.171467508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57.960689823431" calcext:value-type="float">
            <text:p>157.960689823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59.381023141733" calcext:value-type="float">
            <text:p>159.381023141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54.969362051697" calcext:value-type="float">
            <text:p>154.969362051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55.589728936264" calcext:value-type="float">
            <text:p>155.589728936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53.103734933638" calcext:value-type="float">
            <text:p>153.103734933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49.350385115125" calcext:value-type="float">
            <text:p>149.350385115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54.215469896032" calcext:value-type="float">
            <text:p>154.21546989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53.679014282865" calcext:value-type="float">
            <text:p>153.679014282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56.54524946006" calcext:value-type="float">
            <text:p>156.545249460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53.58893084321" calcext:value-type="float">
            <text:p>153.588930843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51.515399228345" calcext:value-type="float">
            <text:p>151.515399228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51.238564507082" calcext:value-type="float">
            <text:p>151.2385645071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50.927351128177" calcext:value-type="float">
            <text:p>150.927351128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51.22130845714" calcext:value-type="float">
            <text:p>151.221308457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52.82196277432" calcext:value-type="float">
            <text:p>152.821962774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51.220826057198" calcext:value-type="float">
            <text:p>151.220826057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51.500139722666" calcext:value-type="float">
            <text:p>151.500139722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50.40128502957" calcext:value-type="float">
            <text:p>150.401285029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49.920839256539" calcext:value-type="float">
            <text:p>149.920839256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50.148346370336" calcext:value-type="float">
            <text:p>150.148346370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49.83948370119" calcext:value-type="float">
            <text:p>149.839483701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51.264097634475" calcext:value-type="float">
            <text:p>151.264097634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50.650251329014" calcext:value-type="float">
            <text:p>150.65025132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53.324913617555" calcext:value-type="float">
            <text:p>153.324913617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48.690129079217" calcext:value-type="float">
            <text:p>148.690129079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49.860374984798" calcext:value-type="float">
            <text:p>149.860374984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47.597660895169" calcext:value-type="float">
            <text:p>147.597660895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49.361097225179" calcext:value-type="float">
            <text:p>149.361097225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45.463807547024" calcext:value-type="float">
            <text:p>145.46380754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48.478598904259" calcext:value-type="float">
            <text:p>148.478598904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48.1990588028" calcext:value-type="float">
            <text:p>148.1990588028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48.551251605988" calcext:value-type="float">
            <text:p>148.55125160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43.667656959503" calcext:value-type="float">
            <text:p>143.667656959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47.641653760297" calcext:value-type="float">
            <text:p>147.641653760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47.134289701631" calcext:value-type="float">
            <text:p>147.134289701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45.528351565617" calcext:value-type="float">
            <text:p>145.528351565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45.325713436239" calcext:value-type="float">
            <text:p>145.325713436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46.662423237861" calcext:value-type="float">
            <text:p>146.662423237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45.026838737078" calcext:value-type="float">
            <text:p>145.026838737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46.231487599175" calcext:value-type="float">
            <text:p>146.231487599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45.555355437264" calcext:value-type="float">
            <text:p>145.5553554373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42.376221763644" calcext:value-type="float">
            <text:p>142.376221763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44.754648983933" calcext:value-type="float">
            <text:p>144.7546489839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43.935988547162" calcext:value-type="float">
            <text:p>143.935988547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44.871445458695" calcext:value-type="float">
            <text:p>144.871445458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41.300903000462" calcext:value-type="float">
            <text:p>141.300903000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45.785627060939" calcext:value-type="float">
            <text:p>145.785627060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42.927851674732" calcext:value-type="float">
            <text:p>142.927851674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37.47272901111" calcext:value-type="float">
            <text:p>137.472729011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41.002847374924" calcext:value-type="float">
            <text:p>141.002847374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44.519459759127" calcext:value-type="float">
            <text:p>144.519459759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26:50 07.11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63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3.40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78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21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93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18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19281197" calcext:value-type="float">
            <text:p>-11.1928119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6.50984192" calcext:value-type="float">
            <text:p>-26.50984192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17193031" calcext:value-type="float">
            <text:p>-29.17193031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2068634" calcext:value-type="float">
            <text:p>-32.2068634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28450394" calcext:value-type="float">
            <text:p>-36.28450394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45601654" calcext:value-type="float">
            <text:p>-41.45601654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7.72336197" calcext:value-type="float">
            <text:p>-47.72336197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10044098" calcext:value-type="float">
            <text:p>-55.10044098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65229416" calcext:value-type="float">
            <text:p>-63.65229416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70.82298279" calcext:value-type="float">
            <text:p>-70.82298279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73.8495636" calcext:value-type="float">
            <text:p>-73.849563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5.12882996" calcext:value-type="float">
            <text:p>-75.12882996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5.65715027" calcext:value-type="float">
            <text:p>-75.65715027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5.72293091" calcext:value-type="float">
            <text:p>-75.72293091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6.00052643" calcext:value-type="float">
            <text:p>-76.00052643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6.26668549" calcext:value-type="float">
            <text:p>-76.26668549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6.00396729" calcext:value-type="float">
            <text:p>-76.00396729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6.11251068" calcext:value-type="float">
            <text:p>-76.11251068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6.06259918" calcext:value-type="float">
            <text:p>-76.06259918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5.94789124" calcext:value-type="float">
            <text:p>-75.94789124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9199295" calcext:value-type="float">
            <text:p>-75.9199295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71629333" calcext:value-type="float">
            <text:p>-75.71629333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75357819" calcext:value-type="float">
            <text:p>-75.75357819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62644196" calcext:value-type="float">
            <text:p>-75.62644196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39930725" calcext:value-type="float">
            <text:p>-75.39930725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5.30348206" calcext:value-type="float">
            <text:p>-75.30348206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5.1477356" calcext:value-type="float">
            <text:p>-75.1477356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5.15369415" calcext:value-type="float">
            <text:p>-75.15369415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5.08855438" calcext:value-type="float">
            <text:p>-75.08855438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5.21232605" calcext:value-type="float">
            <text:p>-75.21232605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91761017" calcext:value-type="float">
            <text:p>-74.91761017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5.04640198" calcext:value-type="float">
            <text:p>-75.04640198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84519958" calcext:value-type="float">
            <text:p>-74.8451995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62239075" calcext:value-type="float">
            <text:p>-74.62239075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4.5295105" calcext:value-type="float">
            <text:p>-74.529510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4.27868652" calcext:value-type="float">
            <text:p>-74.27868652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4.45038605" calcext:value-type="float">
            <text:p>-74.4503860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4.35195923" calcext:value-type="float">
            <text:p>-74.35195923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4.46052551" calcext:value-type="float">
            <text:p>-74.46052551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4.32633972" calcext:value-type="float">
            <text:p>-74.32633972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4.33869934" calcext:value-type="float">
            <text:p>-74.33869934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4.12605286" calcext:value-type="float">
            <text:p>-74.12605286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4.07952881" calcext:value-type="float">
            <text:p>-74.07952881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3.54529572" calcext:value-type="float">
            <text:p>-73.54529572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3.38385773" calcext:value-type="float">
            <text:p>-73.38385773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3.40975189" calcext:value-type="float">
            <text:p>-73.40975189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3.4009552" calcext:value-type="float">
            <text:p>-73.4009552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3.36271667" calcext:value-type="float">
            <text:p>-73.36271667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3.47676086" calcext:value-type="float">
            <text:p>-73.47676086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35610962" calcext:value-type="float">
            <text:p>-73.35610962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3.14428711" calcext:value-type="float">
            <text:p>-73.14428711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3.40924072" calcext:value-type="float">
            <text:p>-73.40924072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3.25759888" calcext:value-type="float">
            <text:p>-73.25759888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2.81859589" calcext:value-type="float">
            <text:p>-72.8185958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2.12499237" calcext:value-type="float">
            <text:p>-72.12499237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2.0826416" calcext:value-type="float">
            <text:p>-72.0826416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2.20115662" calcext:value-type="float">
            <text:p>-72.20115662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2.66494751" calcext:value-type="float">
            <text:p>-72.66494751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35746002" calcext:value-type="float">
            <text:p>-73.35746002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07435608" calcext:value-type="float">
            <text:p>-74.07435608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40287781" calcext:value-type="float">
            <text:p>-74.40287781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85990906" calcext:value-type="float">
            <text:p>-74.85990906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59721375" calcext:value-type="float">
            <text:p>-74.59721375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3614502" calcext:value-type="float">
            <text:p>-74.3614502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47087097" calcext:value-type="float">
            <text:p>-74.47087097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43783569" calcext:value-type="float">
            <text:p>-74.43783569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4.73271179" calcext:value-type="float">
            <text:p>-74.7327117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88253784" calcext:value-type="float">
            <text:p>-74.88253784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5.23854065" calcext:value-type="float">
            <text:p>-75.23854065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5.12947845" calcext:value-type="float">
            <text:p>-75.12947845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4.83533478" calcext:value-type="float">
            <text:p>-74.8353347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4.84944153" calcext:value-type="float">
            <text:p>-74.84944153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4.77583313" calcext:value-type="float">
            <text:p>-74.77583313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4.53504944" calcext:value-type="float">
            <text:p>-74.53504944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4.68637085" calcext:value-type="float">
            <text:p>-74.68637085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4.67712402" calcext:value-type="float">
            <text:p>-74.67712402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4.46785736" calcext:value-type="float">
            <text:p>-74.4678573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4.43210602" calcext:value-type="float">
            <text:p>-74.43210602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4.38774109" calcext:value-type="float">
            <text:p>-74.3877410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4.33370972" calcext:value-type="float">
            <text:p>-74.33370972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4.34973907" calcext:value-type="float">
            <text:p>-74.34973907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4.41363525" calcext:value-type="float">
            <text:p>-74.4136352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4.45658112" calcext:value-type="float">
            <text:p>-74.45658112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4.5269165" calcext:value-type="float">
            <text:p>-74.5269165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4.56516266" calcext:value-type="float">
            <text:p>-74.56516266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4.24030304" calcext:value-type="float">
            <text:p>-74.24030304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4.59825134" calcext:value-type="float">
            <text:p>-74.5982513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4.75774384" calcext:value-type="float">
            <text:p>-74.7577438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4.48552704" calcext:value-type="float">
            <text:p>-74.48552704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4.89138031" calcext:value-type="float">
            <text:p>-74.89138031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4.7460022" calcext:value-type="float">
            <text:p>-74.746002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5.0414505" calcext:value-type="float">
            <text:p>-75.0414505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78292847" calcext:value-type="float">
            <text:p>-74.78292847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73242188" calcext:value-type="float">
            <text:p>-74.73242188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4.88113403" calcext:value-type="float">
            <text:p>-74.88113403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4.91197968" calcext:value-type="float">
            <text:p>-74.91197968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4.66062927" calcext:value-type="float">
            <text:p>-74.66062927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4.50428009" calcext:value-type="float">
            <text:p>-74.5042800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4.70005035" calcext:value-type="float">
            <text:p>-74.70005035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4.69819641" calcext:value-type="float">
            <text:p>-74.69819641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4.90830231" calcext:value-type="float">
            <text:p>-74.90830231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90632629" calcext:value-type="float">
            <text:p>-74.90632629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5.0118866" calcext:value-type="float">
            <text:p>-75.011886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94329071" calcext:value-type="float">
            <text:p>-74.94329071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5.20811462" calcext:value-type="float">
            <text:p>-75.20811462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5.19837952" calcext:value-type="float">
            <text:p>-75.19837952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5.25791168" calcext:value-type="float">
            <text:p>-75.25791168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5.32004547" calcext:value-type="float">
            <text:p>-75.3200454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5.23048401" calcext:value-type="float">
            <text:p>-75.23048401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5.46318054" calcext:value-type="float">
            <text:p>-75.46318054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22053528" calcext:value-type="float">
            <text:p>-75.22053528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5.29762268" calcext:value-type="float">
            <text:p>-75.29762268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5.31845856" calcext:value-type="float">
            <text:p>-75.31845856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50666809" calcext:value-type="float">
            <text:p>-75.50666809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5.60757446" calcext:value-type="float">
            <text:p>-75.60757446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5.52393341" calcext:value-type="float">
            <text:p>-75.52393341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5.54075623" calcext:value-type="float">
            <text:p>-75.5407562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5.64123535" calcext:value-type="float">
            <text:p>-75.64123535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5.491539" calcext:value-type="float">
            <text:p>-75.49153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5.59846497" calcext:value-type="float">
            <text:p>-75.59846497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46424103" calcext:value-type="float">
            <text:p>-75.46424103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5.46377563" calcext:value-type="float">
            <text:p>-75.46377563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5.47171021" calcext:value-type="float">
            <text:p>-75.47171021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5.47179413" calcext:value-type="float">
            <text:p>-75.4717941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5.41786194" calcext:value-type="float">
            <text:p>-75.41786194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54741669" calcext:value-type="float">
            <text:p>-75.54741669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5.3433609" calcext:value-type="float">
            <text:p>-75.3433609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5.40987396" calcext:value-type="float">
            <text:p>-75.40987396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5.42869568" calcext:value-type="float">
            <text:p>-75.42869568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5.35540771" calcext:value-type="float">
            <text:p>-75.35540771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21174622" calcext:value-type="float">
            <text:p>-75.21174622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5.25424957" calcext:value-type="float">
            <text:p>-75.2542495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4.96473694" calcext:value-type="float">
            <text:p>-74.96473694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37617493" calcext:value-type="float">
            <text:p>-75.37617493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5.17514038" calcext:value-type="float">
            <text:p>-75.1751403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5.1842041" calcext:value-type="float">
            <text:p>-75.1842041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5.19439697" calcext:value-type="float">
            <text:p>-75.19439697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5.01422119" calcext:value-type="float">
            <text:p>-75.01422119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5.21478271" calcext:value-type="float">
            <text:p>-75.21478271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5.14260864" calcext:value-type="float">
            <text:p>-75.14260864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5.09143066" calcext:value-type="float">
            <text:p>-75.09143066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5.17912292" calcext:value-type="float">
            <text:p>-75.17912292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5.29222107" calcext:value-type="float">
            <text:p>-75.29222107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5.50025177" calcext:value-type="float">
            <text:p>-75.50025177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5.63616943" calcext:value-type="float">
            <text:p>-75.63616943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5.44688416" calcext:value-type="float">
            <text:p>-75.44688416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5.5610199" calcext:value-type="float">
            <text:p>-75.5610199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5.57350922" calcext:value-type="float">
            <text:p>-75.57350922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5.45507813" calcext:value-type="float">
            <text:p>-75.45507813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43221283" calcext:value-type="float">
            <text:p>-75.43221283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5.60788727" calcext:value-type="float">
            <text:p>-75.60788727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72429657" calcext:value-type="float">
            <text:p>-75.72429657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5.86747742" calcext:value-type="float">
            <text:p>-75.86747742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5.64157867" calcext:value-type="float">
            <text:p>-75.6415786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5.41894531" calcext:value-type="float">
            <text:p>-75.41894531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5.53830719" calcext:value-type="float">
            <text:p>-75.53830719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5.49513245" calcext:value-type="float">
            <text:p>-75.49513245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46341705" calcext:value-type="float">
            <text:p>-75.46341705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5.41521454" calcext:value-type="float">
            <text:p>-75.41521454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5.28121185" calcext:value-type="float">
            <text:p>-75.28121185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5.37763214" calcext:value-type="float">
            <text:p>-75.37763214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5.37046051" calcext:value-type="float">
            <text:p>-75.3704605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5.47583008" calcext:value-type="float">
            <text:p>-75.47583008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53291321" calcext:value-type="float">
            <text:p>-75.53291321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63160706" calcext:value-type="float">
            <text:p>-75.63160706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40946198" calcext:value-type="float">
            <text:p>-75.40946198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49756622" calcext:value-type="float">
            <text:p>-75.49756622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5.58409119" calcext:value-type="float">
            <text:p>-75.58409119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5.69269562" calcext:value-type="float">
            <text:p>-75.69269562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53827667" calcext:value-type="float">
            <text:p>-75.53827667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75300598" calcext:value-type="float">
            <text:p>-75.7530059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61577606" calcext:value-type="float">
            <text:p>-75.61577606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71897125" calcext:value-type="float">
            <text:p>-75.71897125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77281189" calcext:value-type="float">
            <text:p>-75.77281189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91017151" calcext:value-type="float">
            <text:p>-75.91017151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62746429" calcext:value-type="float">
            <text:p>-75.62746429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73397827" calcext:value-type="float">
            <text:p>-75.7339782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71646881" calcext:value-type="float">
            <text:p>-75.71646881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5.8550415" calcext:value-type="float">
            <text:p>-75.8550415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89032745" calcext:value-type="float">
            <text:p>-75.89032745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91414642" calcext:value-type="float">
            <text:p>-75.91414642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92298889" calcext:value-type="float">
            <text:p>-75.9229888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5.92362213" calcext:value-type="float">
            <text:p>-75.92362213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85474396" calcext:value-type="float">
            <text:p>-75.85474396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92626953" calcext:value-type="float">
            <text:p>-75.92626953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73008728" calcext:value-type="float">
            <text:p>-75.73008728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5.8584137" calcext:value-type="float">
            <text:p>-75.8584137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6.02801514" calcext:value-type="float">
            <text:p>-76.0280151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5.84742737" calcext:value-type="float">
            <text:p>-75.84742737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5.93286896" calcext:value-type="float">
            <text:p>-75.93286896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14745331" calcext:value-type="float">
            <text:p>-76.14745331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6.20780945" calcext:value-type="float">
            <text:p>-76.20780945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5.88944244" calcext:value-type="float">
            <text:p>-75.88944244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6.21149445" calcext:value-type="float">
            <text:p>-76.2114944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5.96418762" calcext:value-type="float">
            <text:p>-75.96418762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17904663" calcext:value-type="float">
            <text:p>-76.17904663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15671539" calcext:value-type="float">
            <text:p>-76.15671539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23861694" calcext:value-type="float">
            <text:p>-76.23861694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14196014" calcext:value-type="float">
            <text:p>-76.14196014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2073288" calcext:value-type="float">
            <text:p>-76.2073288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33525085" calcext:value-type="float">
            <text:p>-76.33525085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42212677" calcext:value-type="float">
            <text:p>-76.42212677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39810944" calcext:value-type="float">
            <text:p>-76.39810944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37190247" calcext:value-type="float">
            <text:p>-76.37190247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33372498" calcext:value-type="float">
            <text:p>-76.33372498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76876068" calcext:value-type="float">
            <text:p>-76.76876068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65122986" calcext:value-type="float">
            <text:p>-76.6512298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78676605" calcext:value-type="float">
            <text:p>-76.78676605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6.77778625" calcext:value-type="float">
            <text:p>-76.77778625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6.7411499" calcext:value-type="float">
            <text:p>-76.7411499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6.84368134" calcext:value-type="float">
            <text:p>-76.84368134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6.84197235" calcext:value-type="float">
            <text:p>-76.84197235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7.09236145" calcext:value-type="float">
            <text:p>-77.09236145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7.16667938" calcext:value-type="float">
            <text:p>-77.16667938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27088928" calcext:value-type="float">
            <text:p>-77.27088928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11903381" calcext:value-type="float">
            <text:p>-77.11903381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20623779" calcext:value-type="float">
            <text:p>-77.20623779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20072174" calcext:value-type="float">
            <text:p>-77.20072174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3111496" calcext:value-type="float">
            <text:p>-77.3111496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3697052" calcext:value-type="float">
            <text:p>-77.3697052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7.32640839" calcext:value-type="float">
            <text:p>-77.32640839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48266602" calcext:value-type="float">
            <text:p>-77.48266602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7.72358704" calcext:value-type="float">
            <text:p>-77.7235870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7.65032959" calcext:value-type="float">
            <text:p>-77.65032959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7.83279419" calcext:value-type="float">
            <text:p>-77.83279419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7.6883316" calcext:value-type="float">
            <text:p>-77.6883316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7.81562805" calcext:value-type="float">
            <text:p>-77.81562805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04254913" calcext:value-type="float">
            <text:p>-78.0425491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09965515" calcext:value-type="float">
            <text:p>-78.09965515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10620117" calcext:value-type="float">
            <text:p>-78.10620117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17686462" calcext:value-type="float">
            <text:p>-78.17686462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5592041" calcext:value-type="float">
            <text:p>-78.5592041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52815247" calcext:value-type="float">
            <text:p>-78.52815247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56784821" calcext:value-type="float">
            <text:p>-78.56784821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8.59635925" calcext:value-type="float">
            <text:p>-78.59635925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8.78620911" calcext:value-type="float">
            <text:p>-78.78620911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8.86760712" calcext:value-type="float">
            <text:p>-78.86760712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94638824" calcext:value-type="float">
            <text:p>-78.9463882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9.4178009" calcext:value-type="float">
            <text:p>-79.4178009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9.58525085" calcext:value-type="float">
            <text:p>-79.5852508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68319702" calcext:value-type="float">
            <text:p>-79.68319702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59902954" calcext:value-type="float">
            <text:p>-79.5990295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88707733" calcext:value-type="float">
            <text:p>-79.88707733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80.01992035" calcext:value-type="float">
            <text:p>-80.01992035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80.20430756" calcext:value-type="float">
            <text:p>-80.20430756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80.19068909" calcext:value-type="float">
            <text:p>-80.19068909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80.47972107" calcext:value-type="float">
            <text:p>-80.47972107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60102844" calcext:value-type="float">
            <text:p>-80.60102844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69577789" calcext:value-type="float">
            <text:p>-80.69577789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72868347" calcext:value-type="float">
            <text:p>-80.72868347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80.96898651" calcext:value-type="float">
            <text:p>-80.968986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72783661" calcext:value-type="float">
            <text:p>-80.72783661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90563965" calcext:value-type="float">
            <text:p>-80.90563965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1.0184021" calcext:value-type="float">
            <text:p>-81.018402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0.86408997" calcext:value-type="float">
            <text:p>-80.86408997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1.18753052" calcext:value-type="float">
            <text:p>-81.18753052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1.21659088" calcext:value-type="float">
            <text:p>-81.21659088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1.52161407" calcext:value-type="float">
            <text:p>-81.52161407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1.34184265" calcext:value-type="float">
            <text:p>-81.34184265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1.49951172" calcext:value-type="float">
            <text:p>-81.49951172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1.66040802" calcext:value-type="float">
            <text:p>-81.66040802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2.21226501" calcext:value-type="float">
            <text:p>-82.21226501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79990387" calcext:value-type="float">
            <text:p>-81.79990387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2.01550293" calcext:value-type="float">
            <text:p>-82.01550293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2.19120789" calcext:value-type="float">
            <text:p>-82.1912078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2.39898682" calcext:value-type="float">
            <text:p>-82.3989868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56490326" calcext:value-type="float">
            <text:p>-82.56490326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65386963" calcext:value-type="float">
            <text:p>-82.65386963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63435364" calcext:value-type="float">
            <text:p>-82.63435364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73921967" calcext:value-type="float">
            <text:p>-82.73921967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2.81109619" calcext:value-type="float">
            <text:p>-82.81109619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73369598" calcext:value-type="float">
            <text:p>-82.73369598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2.4743576" calcext:value-type="float">
            <text:p>-82.474357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2.52064514" calcext:value-type="float">
            <text:p>-82.52064514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2.70845032" calcext:value-type="float">
            <text:p>-82.70845032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2.82209778" calcext:value-type="float">
            <text:p>-82.82209778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3.18377686" calcext:value-type="float">
            <text:p>-83.18377686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3.23170471" calcext:value-type="float">
            <text:p>-83.23170471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3.29733276" calcext:value-type="float">
            <text:p>-83.29733276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3.47434998" calcext:value-type="float">
            <text:p>-83.47434998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3.46170807" calcext:value-type="float">
            <text:p>-83.46170807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3.58286285" calcext:value-type="float">
            <text:p>-83.58286285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3.57756042" calcext:value-type="float">
            <text:p>-83.5775604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3.93263245" calcext:value-type="float">
            <text:p>-83.93263245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3.67201233" calcext:value-type="float">
            <text:p>-83.67201233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4.02311707" calcext:value-type="float">
            <text:p>-84.02311707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82852173" calcext:value-type="float">
            <text:p>-83.82852173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4.15155029" calcext:value-type="float">
            <text:p>-84.15155029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4.06150818" calcext:value-type="float">
            <text:p>-84.0615081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4.32604218" calcext:value-type="float">
            <text:p>-84.32604218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4.14465332" calcext:value-type="float">
            <text:p>-84.14465332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4.10817719" calcext:value-type="float">
            <text:p>-84.10817719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4.28427124" calcext:value-type="float">
            <text:p>-84.2842712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4.25413513" calcext:value-type="float">
            <text:p>-84.25413513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32148743" calcext:value-type="float">
            <text:p>-84.3214874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28559875" calcext:value-type="float">
            <text:p>-84.28559875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53743744" calcext:value-type="float">
            <text:p>-84.5374374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4.50270081" calcext:value-type="float">
            <text:p>-84.50270081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4.39476013" calcext:value-type="float">
            <text:p>-84.39476013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4.49337769" calcext:value-type="float">
            <text:p>-84.49337769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4.67757416" calcext:value-type="float">
            <text:p>-84.6775741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4.67399597" calcext:value-type="float">
            <text:p>-84.67399597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4.89740753" calcext:value-type="float">
            <text:p>-84.89740753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5.42921448" calcext:value-type="float">
            <text:p>-85.42921448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5.59761047" calcext:value-type="float">
            <text:p>-85.59761047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5.81381989" calcext:value-type="float">
            <text:p>-85.81381989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5.93927765" calcext:value-type="float">
            <text:p>-85.9392776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03338623" calcext:value-type="float">
            <text:p>-86.03338623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5.97570801" calcext:value-type="float">
            <text:p>-85.97570801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19543457" calcext:value-type="float">
            <text:p>-86.1954345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21949768" calcext:value-type="float">
            <text:p>-86.21949768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14337158" calcext:value-type="float">
            <text:p>-86.14337158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38887787" calcext:value-type="float">
            <text:p>-86.38887787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5.98168182" calcext:value-type="float">
            <text:p>-85.98168182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21357727" calcext:value-type="float">
            <text:p>-86.21357727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23574066" calcext:value-type="float">
            <text:p>-86.23574066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3116684" calcext:value-type="float">
            <text:p>-86.3116684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6.39409637" calcext:value-type="float">
            <text:p>-86.39409637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6.36036682" calcext:value-type="float">
            <text:p>-86.3603668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6.38176727" calcext:value-type="float">
            <text:p>-86.38176727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6.40251923" calcext:value-type="float">
            <text:p>-86.4025192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6.61843109" calcext:value-type="float">
            <text:p>-86.61843109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6.52108002" calcext:value-type="float">
            <text:p>-86.52108002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6.37706757" calcext:value-type="float">
            <text:p>-86.37706757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6.38432312" calcext:value-type="float">
            <text:p>-86.38432312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6.63208771" calcext:value-type="float">
            <text:p>-86.63208771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6.34719086" calcext:value-type="float">
            <text:p>-86.34719086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6.32875824" calcext:value-type="float">
            <text:p>-86.32875824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6.34204865" calcext:value-type="float">
            <text:p>-86.34204865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6.57310486" calcext:value-type="float">
            <text:p>-86.5731048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6.70861053" calcext:value-type="float">
            <text:p>-86.7086105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6.50458527" calcext:value-type="float">
            <text:p>-86.5045852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6.37869263" calcext:value-type="float">
            <text:p>-86.37869263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6.71105957" calcext:value-type="float">
            <text:p>-86.71105957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6.93641663" calcext:value-type="float">
            <text:p>-86.9364166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6.938797" calcext:value-type="float">
            <text:p>-86.938797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6.83270264" calcext:value-type="float">
            <text:p>-86.83270264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29072571" calcext:value-type="float">
            <text:p>-87.29072571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22801971" calcext:value-type="float">
            <text:p>-87.22801971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46193695" calcext:value-type="float">
            <text:p>-87.46193695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27815247" calcext:value-type="float">
            <text:p>-87.27815247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7.29850006" calcext:value-type="float">
            <text:p>-87.2985000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7.64039612" calcext:value-type="float">
            <text:p>-87.64039612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7.69041443" calcext:value-type="float">
            <text:p>-87.69041443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7.34178925" calcext:value-type="float">
            <text:p>-87.34178925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7.66429901" calcext:value-type="float">
            <text:p>-87.66429901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7.79747009" calcext:value-type="float">
            <text:p>-87.79747009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7.83479309" calcext:value-type="float">
            <text:p>-87.83479309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7.7420578" calcext:value-type="float">
            <text:p>-87.7420578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7.74940491" calcext:value-type="float">
            <text:p>-87.74940491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7.76664734" calcext:value-type="float">
            <text:p>-87.76664734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7.94032288" calcext:value-type="float">
            <text:p>-87.94032288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7.96557617" calcext:value-type="float">
            <text:p>-87.96557617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7.97463989" calcext:value-type="float">
            <text:p>-87.97463989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7.87939453" calcext:value-type="float">
            <text:p>-87.87939453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7.79917145" calcext:value-type="float">
            <text:p>-87.79917145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7.82119751" calcext:value-type="float">
            <text:p>-87.82119751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7.85762024" calcext:value-type="float">
            <text:p>-87.85762024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7.8536911" calcext:value-type="float">
            <text:p>-87.8536911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7.691185" calcext:value-type="float">
            <text:p>-87.691185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7.97579956" calcext:value-type="float">
            <text:p>-87.9757995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7.96073914" calcext:value-type="float">
            <text:p>-87.96073914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7.66969299" calcext:value-type="float">
            <text:p>-87.66969299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7.67677307" calcext:value-type="float">
            <text:p>-87.67677307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7.75611115" calcext:value-type="float">
            <text:p>-87.75611115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7.83171082" calcext:value-type="float">
            <text:p>-87.83171082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01880646" calcext:value-type="float">
            <text:p>-88.01880646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7.87989807" calcext:value-type="float">
            <text:p>-87.87989807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7.69681549" calcext:value-type="float">
            <text:p>-87.69681549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7.81567383" calcext:value-type="float">
            <text:p>-87.81567383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7.58022308" calcext:value-type="float">
            <text:p>-87.58022308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7.77503967" calcext:value-type="float">
            <text:p>-87.77503967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7.90441895" calcext:value-type="float">
            <text:p>-87.9044189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7.7594223" calcext:value-type="float">
            <text:p>-87.7594223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7.68740082" calcext:value-type="float">
            <text:p>-87.68740082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7.57855988" calcext:value-type="float">
            <text:p>-87.57855988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7.74900055" calcext:value-type="float">
            <text:p>-87.7490005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7.67720032" calcext:value-type="float">
            <text:p>-87.67720032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7.72026062" calcext:value-type="float">
            <text:p>-87.72026062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7.72546387" calcext:value-type="float">
            <text:p>-87.72546387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7.67887878" calcext:value-type="float">
            <text:p>-87.67887878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7.85294342" calcext:value-type="float">
            <text:p>-87.85294342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7.76878357" calcext:value-type="float">
            <text:p>-87.76878357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7.78304291" calcext:value-type="float">
            <text:p>-87.78304291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7.78343201" calcext:value-type="float">
            <text:p>-87.78343201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7.78683472" calcext:value-type="float">
            <text:p>-87.78683472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7.76041412" calcext:value-type="float">
            <text:p>-87.76041412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7.95446014" calcext:value-type="float">
            <text:p>-87.95446014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7.89620209" calcext:value-type="float">
            <text:p>-87.89620209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08062744" calcext:value-type="float">
            <text:p>-88.0806274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7.96183014" calcext:value-type="float">
            <text:p>-87.96183014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02352142" calcext:value-type="float">
            <text:p>-88.0235214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7.78176117" calcext:value-type="float">
            <text:p>-87.78176117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7.97342682" calcext:value-type="float">
            <text:p>-87.97342682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0125351" calcext:value-type="float">
            <text:p>-88.0125351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15223694" calcext:value-type="float">
            <text:p>-88.15223694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7.9637146" calcext:value-type="float">
            <text:p>-87.9637146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13071442" calcext:value-type="float">
            <text:p>-88.13071442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13108826" calcext:value-type="float">
            <text:p>-88.13108826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31960297" calcext:value-type="float">
            <text:p>-88.31960297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27878571" calcext:value-type="float">
            <text:p>-88.27878571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2818222" calcext:value-type="float">
            <text:p>-88.281822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12301636" calcext:value-type="float">
            <text:p>-88.12301636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1700592" calcext:value-type="float">
            <text:p>-88.1700592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03992462" calcext:value-type="float">
            <text:p>-88.0399246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7.54098511" calcext:value-type="float">
            <text:p>-87.54098511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6.42420959" calcext:value-type="float">
            <text:p>-86.42420959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46601105" calcext:value-type="float">
            <text:p>-84.46601105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2.59217834" calcext:value-type="float">
            <text:p>-82.59217834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1.35020447" calcext:value-type="float">
            <text:p>-81.35020447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1.05235291" calcext:value-type="float">
            <text:p>-81.05235291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1.50069427" calcext:value-type="float">
            <text:p>-81.50069427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2.14167023" calcext:value-type="float">
            <text:p>-82.1416702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2.36891174" calcext:value-type="float">
            <text:p>-82.36891174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2.53534698" calcext:value-type="float">
            <text:p>-82.53534698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3.48693085" calcext:value-type="float">
            <text:p>-83.48693085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3.91308594" calcext:value-type="float">
            <text:p>-83.9130859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4.23799133" calcext:value-type="float">
            <text:p>-84.23799133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4.93400574" calcext:value-type="float">
            <text:p>-84.93400574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5.93818665" calcext:value-type="float">
            <text:p>-85.93818665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7.08424377" calcext:value-type="float">
            <text:p>-87.08424377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10057831" calcext:value-type="float">
            <text:p>-88.10057831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23535156" calcext:value-type="float">
            <text:p>-88.23535156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8.54521179" calcext:value-type="float">
            <text:p>-88.54521179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8.74443817" calcext:value-type="float">
            <text:p>-88.74443817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8.39784241" calcext:value-type="float">
            <text:p>-88.39784241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8.73386383" calcext:value-type="float">
            <text:p>-88.73386383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63253021" calcext:value-type="float">
            <text:p>-88.63253021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58293915" calcext:value-type="float">
            <text:p>-88.5829391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79125977" calcext:value-type="float">
            <text:p>-88.79125977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8.7870636" calcext:value-type="float">
            <text:p>-88.787063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7681427" calcext:value-type="float">
            <text:p>-88.7681427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71913147" calcext:value-type="float">
            <text:p>-88.7191314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8.59307861" calcext:value-type="float">
            <text:p>-88.59307861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8.59239197" calcext:value-type="float">
            <text:p>-88.5923919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8.15818024" calcext:value-type="float">
            <text:p>-88.15818024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7.86430359" calcext:value-type="float">
            <text:p>-87.8643035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7.89871216" calcext:value-type="float">
            <text:p>-87.89871216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8.24828339" calcext:value-type="float">
            <text:p>-88.24828339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8.66226196" calcext:value-type="float">
            <text:p>-88.66226196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8.80682373" calcext:value-type="float">
            <text:p>-88.80682373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94111633" calcext:value-type="float">
            <text:p>-88.94111633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8.76649475" calcext:value-type="float">
            <text:p>-88.76649475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8.91642761" calcext:value-type="float">
            <text:p>-88.91642761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9.04483795" calcext:value-type="float">
            <text:p>-89.04483795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00002289" calcext:value-type="float">
            <text:p>-89.00002289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8.89544678" calcext:value-type="float">
            <text:p>-88.89544678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8.88251495" calcext:value-type="float">
            <text:p>-88.88251495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9.14837646" calcext:value-type="float">
            <text:p>-89.14837646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11339569" calcext:value-type="float">
            <text:p>-89.11339569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23132324" calcext:value-type="float">
            <text:p>-89.23132324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04249573" calcext:value-type="float">
            <text:p>-89.04249573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69918823" calcext:value-type="float">
            <text:p>-88.69918823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40681458" calcext:value-type="float">
            <text:p>-88.40681458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8.05303192" calcext:value-type="float">
            <text:p>-88.05303192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47400665" calcext:value-type="float">
            <text:p>-87.4740066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42573547" calcext:value-type="float">
            <text:p>-87.4257354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84801483" calcext:value-type="float">
            <text:p>-87.84801483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22457886" calcext:value-type="float">
            <text:p>-88.22457886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64121246" calcext:value-type="float">
            <text:p>-88.6412124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86128235" calcext:value-type="float">
            <text:p>-88.86128235</text:p>
          </table:table-cell>
          <table:table-cell table:number-columns-repeated="3"/>
        </table:table-row>
      </table:table>
      <table:table table:name="Noise_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27:45 07.11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98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9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30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41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87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6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21039867" calcext:value-type="float">
            <text:p>-11.2103986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6.52923965" calcext:value-type="float">
            <text:p>-26.52923965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19280052" calcext:value-type="float">
            <text:p>-29.19280052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22587585" calcext:value-type="float">
            <text:p>-32.22587585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30474091" calcext:value-type="float">
            <text:p>-36.30474091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47735596" calcext:value-type="float">
            <text:p>-41.47735596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7.7387352" calcext:value-type="float">
            <text:p>-47.738735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13694" calcext:value-type="float">
            <text:p>-55.13694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34566116" calcext:value-type="float">
            <text:p>-63.34566116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8.03872681" calcext:value-type="float">
            <text:p>-68.0387268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9.21754456" calcext:value-type="float">
            <text:p>-69.2175445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9.24051666" calcext:value-type="float">
            <text:p>-69.24051666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9.15135193" calcext:value-type="float">
            <text:p>-69.15135193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8.95212555" calcext:value-type="float">
            <text:p>-68.9521255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8.61689758" calcext:value-type="float">
            <text:p>-68.6168975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7.90047455" calcext:value-type="float">
            <text:p>-67.90047455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7.78136444" calcext:value-type="float">
            <text:p>-67.78136444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7.38246155" calcext:value-type="float">
            <text:p>-67.38246155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6.97997284" calcext:value-type="float">
            <text:p>-66.9799728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6.65483856" calcext:value-type="float">
            <text:p>-66.65483856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6.4074173" calcext:value-type="float">
            <text:p>-66.4074173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6.09873962" calcext:value-type="float">
            <text:p>-66.09873962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5.81407928" calcext:value-type="float">
            <text:p>-65.81407928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9828186" calcext:value-type="float">
            <text:p>-65.9828186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56965637" calcext:value-type="float">
            <text:p>-65.56965637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44916534" calcext:value-type="float">
            <text:p>-65.44916534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11427307" calcext:value-type="float">
            <text:p>-65.11427307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16241455" calcext:value-type="float">
            <text:p>-65.16241455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5.15493774" calcext:value-type="float">
            <text:p>-65.15493774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4.86743927" calcext:value-type="float">
            <text:p>-64.86743927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4.7348175" calcext:value-type="float">
            <text:p>-64.7348175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81564331" calcext:value-type="float">
            <text:p>-64.81564331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641716" calcext:value-type="float">
            <text:p>-64.64171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69174194" calcext:value-type="float">
            <text:p>-64.69174194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45114899" calcext:value-type="float">
            <text:p>-64.45114899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52078247" calcext:value-type="float">
            <text:p>-64.52078247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59860992" calcext:value-type="float">
            <text:p>-64.59860992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51461792" calcext:value-type="float">
            <text:p>-64.5146179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42860413" calcext:value-type="float">
            <text:p>-64.42860413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44701385" calcext:value-type="float">
            <text:p>-64.44701385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59942627" calcext:value-type="float">
            <text:p>-64.59942627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40412903" calcext:value-type="float">
            <text:p>-64.40412903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30185699" calcext:value-type="float">
            <text:p>-64.30185699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26971436" calcext:value-type="float">
            <text:p>-64.26971436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4.38264465" calcext:value-type="float">
            <text:p>-64.38264465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4.05503845" calcext:value-type="float">
            <text:p>-64.0550384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99172974" calcext:value-type="float">
            <text:p>-63.99172974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50396729" calcext:value-type="float">
            <text:p>-64.50396729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19438171" calcext:value-type="float">
            <text:p>-64.19438171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17941284" calcext:value-type="float">
            <text:p>-64.17941284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12436676" calcext:value-type="float">
            <text:p>-64.12436676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2802887" calcext:value-type="float">
            <text:p>-64.2802887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40641022" calcext:value-type="float">
            <text:p>-64.40641022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04549408" calcext:value-type="float">
            <text:p>-64.04549408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11088562" calcext:value-type="float">
            <text:p>-64.1108856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3.98015213" calcext:value-type="float">
            <text:p>-63.98015213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04880524" calcext:value-type="float">
            <text:p>-64.04880524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01371765" calcext:value-type="float">
            <text:p>-64.0137176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33277893" calcext:value-type="float">
            <text:p>-64.33277893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13667297" calcext:value-type="float">
            <text:p>-64.13667297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32522583" calcext:value-type="float">
            <text:p>-64.32522583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34423065" calcext:value-type="float">
            <text:p>-64.34423065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6216507" calcext:value-type="float">
            <text:p>-64.6216507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4.37536621" calcext:value-type="float">
            <text:p>-64.37536621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4.52896881" calcext:value-type="float">
            <text:p>-64.52896881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4.58589172" calcext:value-type="float">
            <text:p>-64.58589172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4.35778809" calcext:value-type="float">
            <text:p>-64.3577880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4.40065002" calcext:value-type="float">
            <text:p>-64.40065002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4.60739136" calcext:value-type="float">
            <text:p>-64.60739136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4.31965637" calcext:value-type="float">
            <text:p>-64.31965637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4.55259705" calcext:value-type="float">
            <text:p>-64.55259705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42372131" calcext:value-type="float">
            <text:p>-64.42372131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50639343" calcext:value-type="float">
            <text:p>-64.50639343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3332901" calcext:value-type="float">
            <text:p>-64.3332901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38044739" calcext:value-type="float">
            <text:p>-64.38044739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45694733" calcext:value-type="float">
            <text:p>-64.45694733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41408539" calcext:value-type="float">
            <text:p>-64.41408539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27455139" calcext:value-type="float">
            <text:p>-64.27455139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31943512" calcext:value-type="float">
            <text:p>-64.31943512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11759949" calcext:value-type="float">
            <text:p>-64.11759949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09750366" calcext:value-type="float">
            <text:p>-64.09750366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11384583" calcext:value-type="float">
            <text:p>-64.11384583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3.96870804" calcext:value-type="float">
            <text:p>-63.96870804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4.16722107" calcext:value-type="float">
            <text:p>-64.16722107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14924622" calcext:value-type="float">
            <text:p>-64.14924622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01895905" calcext:value-type="float">
            <text:p>-64.01895905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4.06568146" calcext:value-type="float">
            <text:p>-64.06568146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18934631" calcext:value-type="float">
            <text:p>-64.18934631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09159851" calcext:value-type="float">
            <text:p>-64.09159851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16461182" calcext:value-type="float">
            <text:p>-64.16461182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09986115" calcext:value-type="float">
            <text:p>-64.09986115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10286713" calcext:value-type="float">
            <text:p>-64.10286713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29846954" calcext:value-type="float">
            <text:p>-64.29846954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4.24517059" calcext:value-type="float">
            <text:p>-64.24517059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23445892" calcext:value-type="float">
            <text:p>-64.23445892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4.18824768" calcext:value-type="float">
            <text:p>-64.18824768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42636871" calcext:value-type="float">
            <text:p>-64.42636871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27308655" calcext:value-type="float">
            <text:p>-64.27308655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30897522" calcext:value-type="float">
            <text:p>-64.30897522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14758301" calcext:value-type="float">
            <text:p>-64.14758301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51383972" calcext:value-type="float">
            <text:p>-64.51383972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32983398" calcext:value-type="float">
            <text:p>-64.32983398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4127197" calcext:value-type="float">
            <text:p>-64.24127197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43727112" calcext:value-type="float">
            <text:p>-64.43727112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50563049" calcext:value-type="float">
            <text:p>-64.50563049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4112854" calcext:value-type="float">
            <text:p>-64.4112854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52811432" calcext:value-type="float">
            <text:p>-64.52811432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50202179" calcext:value-type="float">
            <text:p>-64.5020217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21127319" calcext:value-type="float">
            <text:p>-64.21127319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28390503" calcext:value-type="float">
            <text:p>-64.2839050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19945526" calcext:value-type="float">
            <text:p>-64.19945526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35251617" calcext:value-type="float">
            <text:p>-64.35251617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14113617" calcext:value-type="float">
            <text:p>-64.14113617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27346802" calcext:value-type="float">
            <text:p>-64.27346802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45628357" calcext:value-type="float">
            <text:p>-64.45628357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34028625" calcext:value-type="float">
            <text:p>-64.34028625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3219223" calcext:value-type="float">
            <text:p>-64.321922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53794098" calcext:value-type="float">
            <text:p>-64.53794098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3350296" calcext:value-type="float">
            <text:p>-64.3350296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51903534" calcext:value-type="float">
            <text:p>-64.51903534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34342194" calcext:value-type="float">
            <text:p>-64.3434219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33724976" calcext:value-type="float">
            <text:p>-64.3372497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49136353" calcext:value-type="float">
            <text:p>-64.49136353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42858124" calcext:value-type="float">
            <text:p>-64.42858124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38251495" calcext:value-type="float">
            <text:p>-64.38251495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30273438" calcext:value-type="float">
            <text:p>-64.30273438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28910828" calcext:value-type="float">
            <text:p>-64.28910828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4.30065155" calcext:value-type="float">
            <text:p>-64.30065155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32427216" calcext:value-type="float">
            <text:p>-64.32427216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40788269" calcext:value-type="float">
            <text:p>-64.40788269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47129822" calcext:value-type="float">
            <text:p>-64.47129822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54527283" calcext:value-type="float">
            <text:p>-64.54527283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47138214" calcext:value-type="float">
            <text:p>-64.47138214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28401947" calcext:value-type="float">
            <text:p>-64.28401947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33955383" calcext:value-type="float">
            <text:p>-64.33955383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41722107" calcext:value-type="float">
            <text:p>-64.41722107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34062195" calcext:value-type="float">
            <text:p>-64.34062195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43693542" calcext:value-type="float">
            <text:p>-64.43693542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40998077" calcext:value-type="float">
            <text:p>-64.40998077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25875092" calcext:value-type="float">
            <text:p>-64.25875092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38407898" calcext:value-type="float">
            <text:p>-64.38407898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4.40323639" calcext:value-type="float">
            <text:p>-64.40323639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4.44547272" calcext:value-type="float">
            <text:p>-64.44547272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22402954" calcext:value-type="float">
            <text:p>-64.22402954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66300964" calcext:value-type="float">
            <text:p>-64.66300964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4090271" calcext:value-type="float">
            <text:p>-64.4090271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4.39286804" calcext:value-type="float">
            <text:p>-64.39286804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4.46638489" calcext:value-type="float">
            <text:p>-64.46638489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4.52211761" calcext:value-type="float">
            <text:p>-64.5221176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37738037" calcext:value-type="float">
            <text:p>-64.3773803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5820694" calcext:value-type="float">
            <text:p>-64.5820694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52366638" calcext:value-type="float">
            <text:p>-64.52366638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4105072" calcext:value-type="float">
            <text:p>-64.4105072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42810059" calcext:value-type="float">
            <text:p>-64.4281005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51742554" calcext:value-type="float">
            <text:p>-64.51742554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3614502" calcext:value-type="float">
            <text:p>-64.3614502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34694672" calcext:value-type="float">
            <text:p>-64.34694672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42684937" calcext:value-type="float">
            <text:p>-64.42684937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45733643" calcext:value-type="float">
            <text:p>-64.4573364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65422821" calcext:value-type="float">
            <text:p>-64.65422821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70183563" calcext:value-type="float">
            <text:p>-64.70183563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48757935" calcext:value-type="float">
            <text:p>-64.48757935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58306885" calcext:value-type="float">
            <text:p>-64.5830688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53291321" calcext:value-type="float">
            <text:p>-64.53291321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44245911" calcext:value-type="float">
            <text:p>-64.44245911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65497589" calcext:value-type="float">
            <text:p>-64.65497589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43122101" calcext:value-type="float">
            <text:p>-64.43122101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5123291" calcext:value-type="float">
            <text:p>-64.5123291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52455902" calcext:value-type="float">
            <text:p>-64.52455902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57624817" calcext:value-type="float">
            <text:p>-64.57624817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37978363" calcext:value-type="float">
            <text:p>-64.37978363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79171753" calcext:value-type="float">
            <text:p>-64.79171753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60431671" calcext:value-type="float">
            <text:p>-64.6043167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67524719" calcext:value-type="float">
            <text:p>-64.67524719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83860779" calcext:value-type="float">
            <text:p>-64.83860779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65209198" calcext:value-type="float">
            <text:p>-64.65209198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60259247" calcext:value-type="float">
            <text:p>-64.6025924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79218292" calcext:value-type="float">
            <text:p>-64.7921829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73266602" calcext:value-type="float">
            <text:p>-64.7326660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91838074" calcext:value-type="float">
            <text:p>-64.9183807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82341003" calcext:value-type="float">
            <text:p>-64.82341003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56825256" calcext:value-type="float">
            <text:p>-64.56825256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95225525" calcext:value-type="float">
            <text:p>-64.95225525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74656677" calcext:value-type="float">
            <text:p>-64.74656677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86935425" calcext:value-type="float">
            <text:p>-64.86935425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5.05754089" calcext:value-type="float">
            <text:p>-65.0575408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89660645" calcext:value-type="float">
            <text:p>-64.8966064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5.00540161" calcext:value-type="float">
            <text:p>-65.00540161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69874573" calcext:value-type="float">
            <text:p>-64.6987457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97470093" calcext:value-type="float">
            <text:p>-64.9747009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4.85590363" calcext:value-type="float">
            <text:p>-64.85590363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5.05492401" calcext:value-type="float">
            <text:p>-65.05492401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18410492" calcext:value-type="float">
            <text:p>-65.18410492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5.05843353" calcext:value-type="float">
            <text:p>-65.0584335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5.00550842" calcext:value-type="float">
            <text:p>-65.00550842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15971375" calcext:value-type="float">
            <text:p>-65.15971375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1478653" calcext:value-type="float">
            <text:p>-65.1478653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2699585" calcext:value-type="float">
            <text:p>-65.269958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25331879" calcext:value-type="float">
            <text:p>-65.25331879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13052368" calcext:value-type="float">
            <text:p>-65.13052368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18052673" calcext:value-type="float">
            <text:p>-65.1805267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51347351" calcext:value-type="float">
            <text:p>-65.51347351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43147278" calcext:value-type="float">
            <text:p>-65.4314727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33842468" calcext:value-type="float">
            <text:p>-65.3384246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39630127" calcext:value-type="float">
            <text:p>-65.39630127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67183685" calcext:value-type="float">
            <text:p>-65.67183685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42762756" calcext:value-type="float">
            <text:p>-65.4276275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81343842" calcext:value-type="float">
            <text:p>-65.81343842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80101776" calcext:value-type="float">
            <text:p>-65.80101776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94057465" calcext:value-type="float">
            <text:p>-65.94057465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71107483" calcext:value-type="float">
            <text:p>-65.71107483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95140076" calcext:value-type="float">
            <text:p>-65.95140076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5.90354156" calcext:value-type="float">
            <text:p>-65.90354156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6.16407776" calcext:value-type="float">
            <text:p>-66.16407776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26344299" calcext:value-type="float">
            <text:p>-66.26344299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4454422" calcext:value-type="float">
            <text:p>-66.4454422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40211487" calcext:value-type="float">
            <text:p>-66.40211487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15080261" calcext:value-type="float">
            <text:p>-66.1508026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49705505" calcext:value-type="float">
            <text:p>-66.49705505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302063" calcext:value-type="float">
            <text:p>-66.4302063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49842072" calcext:value-type="float">
            <text:p>-66.49842072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55427551" calcext:value-type="float">
            <text:p>-66.55427551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64517975" calcext:value-type="float">
            <text:p>-66.64517975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86752319" calcext:value-type="float">
            <text:p>-66.86752319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6.74524689" calcext:value-type="float">
            <text:p>-66.74524689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6.72479248" calcext:value-type="float">
            <text:p>-66.72479248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13363647" calcext:value-type="float">
            <text:p>-67.13363647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7.19636536" calcext:value-type="float">
            <text:p>-67.19636536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8564453" calcext:value-type="float">
            <text:p>-67.28564453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39928436" calcext:value-type="float">
            <text:p>-67.39928436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4578476" calcext:value-type="float">
            <text:p>-67.4578476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61641693" calcext:value-type="float">
            <text:p>-67.6164169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67469025" calcext:value-type="float">
            <text:p>-67.67469025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83298492" calcext:value-type="float">
            <text:p>-67.83298492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92432404" calcext:value-type="float">
            <text:p>-67.92432404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8.12895966" calcext:value-type="float">
            <text:p>-68.1289596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8.13435364" calcext:value-type="float">
            <text:p>-68.13435364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8.16487122" calcext:value-type="float">
            <text:p>-68.16487122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8.47637939" calcext:value-type="float">
            <text:p>-68.47637939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76618195" calcext:value-type="float">
            <text:p>-68.7661819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73542786" calcext:value-type="float">
            <text:p>-68.73542786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90177917" calcext:value-type="float">
            <text:p>-68.90177917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96839905" calcext:value-type="float">
            <text:p>-68.9683990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9.05116272" calcext:value-type="float">
            <text:p>-69.0511627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9.40101624" calcext:value-type="float">
            <text:p>-69.40101624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51062775" calcext:value-type="float">
            <text:p>-69.51062775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46591949" calcext:value-type="float">
            <text:p>-69.46591949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61517334" calcext:value-type="float">
            <text:p>-69.61517334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94986725" calcext:value-type="float">
            <text:p>-69.94986725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7138443" calcext:value-type="float">
            <text:p>-69.7138443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70.23468781" calcext:value-type="float">
            <text:p>-70.2346878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70.30532074" calcext:value-type="float">
            <text:p>-70.30532074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70.39533234" calcext:value-type="float">
            <text:p>-70.39533234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0.37715149" calcext:value-type="float">
            <text:p>-70.37715149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0.58305359" calcext:value-type="float">
            <text:p>-70.58305359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0.702034" calcext:value-type="float">
            <text:p>-70.702034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82668304" calcext:value-type="float">
            <text:p>-70.82668304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1.18704987" calcext:value-type="float">
            <text:p>-71.18704987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1.01002502" calcext:value-type="float">
            <text:p>-71.01002502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92983246" calcext:value-type="float">
            <text:p>-70.92983246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1.1554718" calcext:value-type="float">
            <text:p>-71.1554718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1.35432434" calcext:value-type="float">
            <text:p>-71.3543243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50234985" calcext:value-type="float">
            <text:p>-71.50234985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85954285" calcext:value-type="float">
            <text:p>-71.85954285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91353607" calcext:value-type="float">
            <text:p>-71.91353607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2.22581482" calcext:value-type="float">
            <text:p>-72.2258148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2.16738892" calcext:value-type="float">
            <text:p>-72.16738892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2.32118225" calcext:value-type="float">
            <text:p>-72.32118225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2.33067322" calcext:value-type="float">
            <text:p>-72.33067322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41309357" calcext:value-type="float">
            <text:p>-72.41309357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87508392" calcext:value-type="float">
            <text:p>-72.87508392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3.10619354" calcext:value-type="float">
            <text:p>-73.10619354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3.02529144" calcext:value-type="float">
            <text:p>-73.02529144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3.30412292" calcext:value-type="float">
            <text:p>-73.30412292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3.09862518" calcext:value-type="float">
            <text:p>-73.09862518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3.61034393" calcext:value-type="float">
            <text:p>-73.61034393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3.60769653" calcext:value-type="float">
            <text:p>-73.60769653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3.89064026" calcext:value-type="float">
            <text:p>-73.8906402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4.07437897" calcext:value-type="float">
            <text:p>-74.07437897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86978912" calcext:value-type="float">
            <text:p>-73.8697891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4.14774323" calcext:value-type="float">
            <text:p>-74.14774323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4.40724182" calcext:value-type="float">
            <text:p>-74.40724182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4.37892151" calcext:value-type="float">
            <text:p>-74.37892151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57062531" calcext:value-type="float">
            <text:p>-74.57062531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4.61477661" calcext:value-type="float">
            <text:p>-74.6147766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66226959" calcext:value-type="float">
            <text:p>-74.66226959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7062912" calcext:value-type="float">
            <text:p>-74.7062912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76158142" calcext:value-type="float">
            <text:p>-74.76158142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5.09883118" calcext:value-type="float">
            <text:p>-75.0988311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5.13256836" calcext:value-type="float">
            <text:p>-75.1325683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5.25337219" calcext:value-type="float">
            <text:p>-75.2533721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5.45549011" calcext:value-type="float">
            <text:p>-75.45549011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25447845" calcext:value-type="float">
            <text:p>-75.25447845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35123444" calcext:value-type="float">
            <text:p>-75.35123444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77427673" calcext:value-type="float">
            <text:p>-75.7742767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5.92490387" calcext:value-type="float">
            <text:p>-75.92490387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6.00660706" calcext:value-type="float">
            <text:p>-76.00660706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03590393" calcext:value-type="float">
            <text:p>-76.03590393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24876404" calcext:value-type="float">
            <text:p>-76.24876404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34246063" calcext:value-type="float">
            <text:p>-76.3424606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47251892" calcext:value-type="float">
            <text:p>-76.47251892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59719086" calcext:value-type="float">
            <text:p>-76.59719086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99528503" calcext:value-type="float">
            <text:p>-76.99528503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6.93144226" calcext:value-type="float">
            <text:p>-76.93144226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02976227" calcext:value-type="float">
            <text:p>-77.02976227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36141205" calcext:value-type="float">
            <text:p>-77.36141205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33521271" calcext:value-type="float">
            <text:p>-77.33521271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5037384" calcext:value-type="float">
            <text:p>-77.5037384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59484863" calcext:value-type="float">
            <text:p>-77.59484863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77043152" calcext:value-type="float">
            <text:p>-77.77043152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77653503" calcext:value-type="float">
            <text:p>-77.77653503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8.03649902" calcext:value-type="float">
            <text:p>-78.03649902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7.9683075" calcext:value-type="float">
            <text:p>-77.9683075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7.83405304" calcext:value-type="float">
            <text:p>-77.8340530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14567566" calcext:value-type="float">
            <text:p>-78.14567566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25958252" calcext:value-type="float">
            <text:p>-78.25958252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3684845" calcext:value-type="float">
            <text:p>-78.3684845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3117218" calcext:value-type="float">
            <text:p>-78.3117218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55519104" calcext:value-type="float">
            <text:p>-78.55519104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8.89502716" calcext:value-type="float">
            <text:p>-78.89502716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8.92936707" calcext:value-type="float">
            <text:p>-78.92936707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8.85565186" calcext:value-type="float">
            <text:p>-78.85565186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31482697" calcext:value-type="float">
            <text:p>-79.31482697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45680237" calcext:value-type="float">
            <text:p>-79.45680237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56088257" calcext:value-type="float">
            <text:p>-79.56088257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60945892" calcext:value-type="float">
            <text:p>-79.60945892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70714569" calcext:value-type="float">
            <text:p>-79.70714569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92218018" calcext:value-type="float">
            <text:p>-79.92218018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79.82381439" calcext:value-type="float">
            <text:p>-79.82381439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12705994" calcext:value-type="float">
            <text:p>-80.12705994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36601257" calcext:value-type="float">
            <text:p>-80.36601257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42746735" calcext:value-type="float">
            <text:p>-80.42746735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55705261" calcext:value-type="float">
            <text:p>-80.5570526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73000336" calcext:value-type="float">
            <text:p>-80.73000336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66577148" calcext:value-type="float">
            <text:p>-80.66577148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1.16456604" calcext:value-type="float">
            <text:p>-81.16456604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81297302" calcext:value-type="float">
            <text:p>-80.81297302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1.06957245" calcext:value-type="float">
            <text:p>-81.06957245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1.29571533" calcext:value-type="float">
            <text:p>-81.29571533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25200653" calcext:value-type="float">
            <text:p>-81.2520065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35009766" calcext:value-type="float">
            <text:p>-81.3500976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46557617" calcext:value-type="float">
            <text:p>-81.46557617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47399139" calcext:value-type="float">
            <text:p>-81.47399139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8739624" calcext:value-type="float">
            <text:p>-81.8739624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98800659" calcext:value-type="float">
            <text:p>-81.98800659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7733078" calcext:value-type="float">
            <text:p>-81.7733078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88257599" calcext:value-type="float">
            <text:p>-81.88257599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2.17771149" calcext:value-type="float">
            <text:p>-82.17771149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2.15042877" calcext:value-type="float">
            <text:p>-82.15042877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46809387" calcext:value-type="float">
            <text:p>-82.4680938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39839172" calcext:value-type="float">
            <text:p>-82.39839172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44248199" calcext:value-type="float">
            <text:p>-82.4424819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5749588" calcext:value-type="float">
            <text:p>-82.5749588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67726135" calcext:value-type="float">
            <text:p>-82.67726135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56922913" calcext:value-type="float">
            <text:p>-82.56922913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3.02049255" calcext:value-type="float">
            <text:p>-83.02049255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99628448" calcext:value-type="float">
            <text:p>-82.99628448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78192139" calcext:value-type="float">
            <text:p>-82.78192139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3.07556915" calcext:value-type="float">
            <text:p>-83.0755691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2.96347809" calcext:value-type="float">
            <text:p>-82.9634780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3.11195374" calcext:value-type="float">
            <text:p>-83.11195374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2.96621704" calcext:value-type="float">
            <text:p>-82.96621704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2.93232727" calcext:value-type="float">
            <text:p>-82.93232727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18634796" calcext:value-type="float">
            <text:p>-83.18634796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21120453" calcext:value-type="float">
            <text:p>-83.21120453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1910553" calcext:value-type="float">
            <text:p>-83.1910553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34567261" calcext:value-type="float">
            <text:p>-83.34567261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34367371" calcext:value-type="float">
            <text:p>-83.34367371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2603302" calcext:value-type="float">
            <text:p>-83.2603302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33610535" calcext:value-type="float">
            <text:p>-83.33610535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38804626" calcext:value-type="float">
            <text:p>-83.3880462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54644775" calcext:value-type="float">
            <text:p>-83.54644775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53987885" calcext:value-type="float">
            <text:p>-83.5398788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3.59659576" calcext:value-type="float">
            <text:p>-83.59659576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3.80496979" calcext:value-type="float">
            <text:p>-83.80496979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64862823" calcext:value-type="float">
            <text:p>-83.64862823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3.70029449" calcext:value-type="float">
            <text:p>-83.70029449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3.70159149" calcext:value-type="float">
            <text:p>-83.70159149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3.74711609" calcext:value-type="float">
            <text:p>-83.74711609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3.97181702" calcext:value-type="float">
            <text:p>-83.97181702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01404572" calcext:value-type="float">
            <text:p>-84.01404572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04102325" calcext:value-type="float">
            <text:p>-84.04102325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3.94976807" calcext:value-type="float">
            <text:p>-83.94976807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1743927" calcext:value-type="float">
            <text:p>-84.174392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19656372" calcext:value-type="float">
            <text:p>-84.1965637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20542908" calcext:value-type="float">
            <text:p>-84.20542908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24069977" calcext:value-type="float">
            <text:p>-84.2406997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50598145" calcext:value-type="float">
            <text:p>-84.50598145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17588806" calcext:value-type="float">
            <text:p>-84.17588806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4.25444031" calcext:value-type="float">
            <text:p>-84.25444031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68628693" calcext:value-type="float">
            <text:p>-84.68628693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4.52548218" calcext:value-type="float">
            <text:p>-84.52548218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4.57398224" calcext:value-type="float">
            <text:p>-84.57398224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4.59000397" calcext:value-type="float">
            <text:p>-84.59000397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4.81641388" calcext:value-type="float">
            <text:p>-84.8164138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4.80329895" calcext:value-type="float">
            <text:p>-84.80329895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4.76928711" calcext:value-type="float">
            <text:p>-84.76928711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4.99632263" calcext:value-type="float">
            <text:p>-84.9963226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4.77948761" calcext:value-type="float">
            <text:p>-84.77948761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14741516" calcext:value-type="float">
            <text:p>-85.14741516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03739166" calcext:value-type="float">
            <text:p>-85.03739166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33846283" calcext:value-type="float">
            <text:p>-85.33846283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20561981" calcext:value-type="float">
            <text:p>-85.20561981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38799286" calcext:value-type="float">
            <text:p>-85.38799286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15959167" calcext:value-type="float">
            <text:p>-85.15959167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0525589" calcext:value-type="float">
            <text:p>-85.0525589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3.7006073" calcext:value-type="float">
            <text:p>-83.7006073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2.07935333" calcext:value-type="float">
            <text:p>-82.07935333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79.86408234" calcext:value-type="float">
            <text:p>-79.86408234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78.85853577" calcext:value-type="float">
            <text:p>-78.85853577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78.66521454" calcext:value-type="float">
            <text:p>-78.66521454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79.07389832" calcext:value-type="float">
            <text:p>-79.07389832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79.97117615" calcext:value-type="float">
            <text:p>-79.97117615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0.22112274" calcext:value-type="float">
            <text:p>-80.22112274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0.68608093" calcext:value-type="float">
            <text:p>-80.6860809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1.60469055" calcext:value-type="float">
            <text:p>-81.60469055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2.48946381" calcext:value-type="float">
            <text:p>-82.48946381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2.95976257" calcext:value-type="float">
            <text:p>-82.95976257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3.89328766" calcext:value-type="float">
            <text:p>-83.89328766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4.67533112" calcext:value-type="float">
            <text:p>-84.67533112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5.60248566" calcext:value-type="float">
            <text:p>-85.60248566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31565857" calcext:value-type="float">
            <text:p>-86.31565857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41123199" calcext:value-type="float">
            <text:p>-86.41123199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6.43968201" calcext:value-type="float">
            <text:p>-86.43968201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6.84809875" calcext:value-type="float">
            <text:p>-86.84809875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69298553" calcext:value-type="float">
            <text:p>-86.6929855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67700958" calcext:value-type="float">
            <text:p>-86.67700958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90809631" calcext:value-type="float">
            <text:p>-86.90809631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7.11146545" calcext:value-type="float">
            <text:p>-87.1114654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6.85844421" calcext:value-type="float">
            <text:p>-86.85844421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6.93395996" calcext:value-type="float">
            <text:p>-86.9339599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6.98532104" calcext:value-type="float">
            <text:p>-86.98532104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98254395" calcext:value-type="float">
            <text:p>-86.98254395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10011292" calcext:value-type="float">
            <text:p>-87.1001129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6.98604584" calcext:value-type="float">
            <text:p>-86.98604584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6.55750275" calcext:value-type="float">
            <text:p>-86.55750275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6.33215332" calcext:value-type="float">
            <text:p>-86.33215332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6.60334015" calcext:value-type="float">
            <text:p>-86.60334015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6.76499176" calcext:value-type="float">
            <text:p>-86.76499176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7.08953857" calcext:value-type="float">
            <text:p>-87.08953857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41988373" calcext:value-type="float">
            <text:p>-87.41988373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7.42102051" calcext:value-type="float">
            <text:p>-87.42102051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41048431" calcext:value-type="float">
            <text:p>-87.41048431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54840851" calcext:value-type="float">
            <text:p>-87.54840851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45857239" calcext:value-type="float">
            <text:p>-87.45857239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54368591" calcext:value-type="float">
            <text:p>-87.54368591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55334473" calcext:value-type="float">
            <text:p>-87.55334473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6500473" calcext:value-type="float">
            <text:p>-87.6500473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61266327" calcext:value-type="float">
            <text:p>-87.61266327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94735718" calcext:value-type="float">
            <text:p>-87.9473571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76333618" calcext:value-type="float">
            <text:p>-87.76333618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57344818" calcext:value-type="float">
            <text:p>-87.57344818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35283661" calcext:value-type="float">
            <text:p>-87.35283661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26244354" calcext:value-type="float">
            <text:p>-87.26244354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6.61436462" calcext:value-type="float">
            <text:p>-86.61436462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6.17950439" calcext:value-type="float">
            <text:p>-86.17950439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6.03791046" calcext:value-type="float">
            <text:p>-86.03791046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6.34989166" calcext:value-type="float">
            <text:p>-86.34989166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0934906" calcext:value-type="float">
            <text:p>-87.0934906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67801666" calcext:value-type="float">
            <text:p>-87.6780166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67684174" calcext:value-type="float">
            <text:p>-87.676841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10T15:18:25.623618394</dc:date>
    <meta:editing-duration>PT21M7S</meta:editing-duration>
    <meta:editing-cycles>2</meta:editing-cycles>
    <meta:document-statistic meta:table-count="9" meta:cell-count="10792" meta:object-count="0"/>
  </office:meta>
</office:document-meta>
</file>